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UPS Sans Condensed" svg:font-family="'UPS Sans Condensed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</style:style>
    <style:style style:name="ce7" style:family="table-cell" style:parent-style-name="Default">
      <style:table-cell-properties fo:background-color="#b3b3b3" fo:border="0.0008in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none" fo:background-color="#b3b3b3" fo:border-left="0.0008in solid #000000" fo:border-right="0.0008in solid #000000" fo:border-top="0.0008in solid #000000"/>
      <style:text-properties fo:font-weight="normal" style:font-weight-asian="normal" style:font-weight-complex="normal"/>
    </style:style>
    <style:style style:name="ce10" style:family="table-cell" style:parent-style-name="Default" style:data-style-name="N3">
      <style:table-cell-properties fo:border-bottom="none" fo:background-color="#b3b3b3" fo:border-left="0.0008in solid #000000" fo:border-right="0.0008in solid #000000" fo:border-top="none"/>
    </style:style>
    <style:style style:name="ce11" style:family="table-cell" style:parent-style-name="Default">
      <style:table-cell-properties fo:border-bottom="0.0008in solid #000000" fo:background-color="#b3b3b3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2" style:family="table-cell" style:parent-style-name="Default" style:data-style-name="N3">
      <style:table-cell-properties fo:border-bottom="none" fo:border-left="none" fo:border-right="0.0008in solid #000000" fo:border-top="none"/>
    </style:style>
    <style:style style:name="ce13" style:family="table-cell" style:parent-style-name="Default" style:data-style-name="N1">
      <style:table-cell-properties fo:border-bottom="none" fo:border-left="none" fo:border-right="0.0008in solid #000000" fo:border-top="none"/>
    </style:style>
    <style:style style:name="ce14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15" style:family="table-cell" style:parent-style-name="Default" style:data-style-name="N104">
      <style:table-cell-properties fo:border-bottom="none" fo:border-left="none" fo:border-right="0.0008in solid #000000" fo:border-top="0.0008in solid #000000"/>
    </style:style>
    <style:style style:name="ce16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17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18" style:family="table-cell" style:parent-style-name="Default" style:data-style-name="N124">
      <style:table-cell-properties fo:border-bottom="none" fo:border-left="none" fo:border-right="none" fo:border-top="0.0008in solid #000000"/>
    </style:style>
    <style:style style:name="ce19" style:family="table-cell" style:parent-style-name="Default" style:data-style-name="N124"/>
    <style:style style:name="ce20" style:family="table-cell" style:parent-style-name="Default" style:data-style-name="N124">
      <style:table-cell-properties fo:border-bottom="0.0008in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008in solid #000000"/>
    </style:style>
    <style:style style:name="ce22" style:family="table-cell" style:parent-style-name="Default">
      <style:table-cell-properties fo:border-bottom="0.0008in solid #000000" fo:border-left="none" fo:border-right="none" fo:border-top="none"/>
    </style:style>
    <style:style style:name="ce23" style:family="table-cell" style:parent-style-name="Default" style:data-style-name="N1"/>
    <style:style style:name="ce24" style:family="table-cell" style:parent-style-name="Default" style:data-style-name="N3"/>
    <style:style style:name="ce25" style:family="table-cell" style:parent-style-name="Default" style:data-style-name="N60"/>
    <style:style style:name="ce26" style:family="table-cell" style:parent-style-name="Default" style:data-style-name="N104">
      <style:table-cell-properties fo:background-color="#b3b3b3" fo:border="0.0008in solid #000000"/>
    </style:style>
    <style:style style:name="ce27" style:family="table-cell" style:parent-style-name="Default">
      <style:table-cell-properties fo:background-color="#b3b3b3" fo:border="0.0008in solid #000000"/>
    </style:style>
    <style:style style:name="ce28" style:family="table-cell" style:parent-style-name="Default" style:data-style-name="N104"/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31" style:family="table-cell" style:parent-style-name="Default" style:data-style-name="N3">
      <style:table-cell-properties fo:border-bottom="none" fo:border-left="none" fo:border-right="0.0008in solid #000000" fo:border-top="0.0008in solid #000000"/>
    </style:style>
    <style:style style:name="ce32" style:family="table-cell" style:parent-style-name="Default" style:data-style-name="N3">
      <style:table-cell-properties fo:border-bottom="0.0008in solid #000000" fo:border-left="none" fo:border-right="0.0008in solid #000000" fo:border-top="none"/>
    </style:style>
    <style:style style:name="ce33" style:family="table-cell" style:parent-style-name="Default">
      <style:table-cell-properties fo:border-bottom="none" fo:border-left="none" fo:border-right="0.0008in solid #000000" fo:border-top="0.0008in solid #000000"/>
    </style:style>
    <style:style style:name="ce34" style:family="table-cell" style:parent-style-name="Default" style:data-style-name="N1">
      <style:table-cell-properties fo:border-bottom="0.0008in solid #000000" fo:border-left="none" fo:border-right="0.0008in solid #000000" fo:border-top="none"/>
    </style:style>
    <style:style style:name="ce35" style:family="table-cell" style:parent-style-name="Default">
      <style:table-cell-properties fo:border-bottom="0.0008in solid #000000" fo:border-left="none" fo:border-right="0.0008in solid #000000" fo:border-top="none"/>
    </style:style>
    <style:style style:name="ce36" style:family="table-cell" style:parent-style-name="Default" style:data-style-name="N209"/>
    <style:style style:name="ce37" style:family="table-cell" style:parent-style-name="Default">
      <style:table-cell-properties fo:border-bottom="none" fo:background-color="#b3b3b3" fo:border-left="0.0008in solid #000000" fo:border-right="none" fo:border-top="0.0008in solid #000000"/>
    </style:style>
    <style:style style:name="ce38" style:family="table-cell" style:parent-style-name="Default" style:data-style-name="N104">
      <style:table-cell-properties fo:border-bottom="none" fo:border-left="0.0008in solid #000000" fo:border-right="none" fo:border-top="none"/>
    </style:style>
    <style:style style:name="ce39" style:family="table-cell" style:parent-style-name="Default" style:data-style-name="N209">
      <style:table-cell-properties fo:border-bottom="none" fo:border-left="0.0008in solid #000000" fo:border-right="none" fo:border-top="none"/>
    </style:style>
    <style:style style:name="ce40" style:family="table-cell" style:parent-style-name="Default" style:data-style-name="N3">
      <style:table-cell-properties fo:border-bottom="none" fo:border-left="0.0008in solid #000000" fo:border-right="none" fo:border-top="none"/>
    </style:style>
    <style:style style:name="ce41" style:family="table-cell" style:parent-style-name="Default" style:data-style-name="N11">
      <style:table-cell-properties fo:border-bottom="none" fo:border-left="0.0008in solid #000000" fo:border-right="none" fo:border-top="none"/>
    </style:style>
    <style:style style:name="ce42" style:family="table-cell" style:parent-style-name="Default" style:data-style-name="N104">
      <style:table-cell-properties fo:border-bottom="0.0008in solid #000000" fo:border-left="0.0008in solid #000000" fo:border-right="none" fo:border-top="none"/>
    </style:style>
    <style:style style:name="ce43" style:family="table-cell" style:parent-style-name="Default">
      <style:table-cell-properties fo:border-bottom="none" fo:background-color="#b3b3b3" fo:border-left="none" fo:border-right="0.0008in solid #000000" fo:border-top="0.0008in solid #000000"/>
    </style:style>
    <style:style style:name="ce44" style:family="table-cell" style:parent-style-name="Default" style:data-style-name="N209">
      <style:table-cell-properties fo:border-bottom="none" fo:border-left="none" fo:border-right="0.0008in solid #000000" fo:border-top="none"/>
    </style:style>
    <style:style style:name="ce45" style:family="table-cell" style:parent-style-name="Default" style:data-style-name="N11">
      <style:table-cell-properties fo:border-bottom="none" fo:border-left="none" fo:border-right="0.0008in solid #000000" fo:border-top="none"/>
    </style:style>
    <style:style style:name="ce46" style:family="table-cell" style:parent-style-name="Default">
      <style:table-cell-properties fo:border-bottom="none" fo:background-color="#b3b3b3" fo:border-left="0.0008in solid #000000" fo:border-right="0.0008in solid #000000" fo:border-top="0.0008in solid #000000"/>
    </style:style>
    <style:style style:name="ce47" style:family="table-cell" style:parent-style-name="Default">
      <style:table-cell-properties fo:border-bottom="none" fo:border-left="0.0008in solid #000000" fo:border-right="0.0008in solid #000000" fo:border-top="none"/>
    </style:style>
    <style:style style:name="ce48" style:family="table-cell" style:parent-style-name="Default" style:data-style-name="N104">
      <style:table-cell-properties fo:border-bottom="none" fo:border-left="0.0008in solid #000000" fo:border-right="0.0008in solid #000000" fo:border-top="none"/>
    </style:style>
    <style:style style:name="ce49" style:family="table-cell" style:parent-style-name="Default" style:data-style-name="N209">
      <style:table-cell-properties fo:border-bottom="none" fo:border-left="0.0008in solid #000000" fo:border-right="0.0008in solid #000000" fo:border-top="none"/>
    </style:style>
    <style:style style:name="ce5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51" style:family="table-cell" style:parent-style-name="Default" style:data-style-name="N3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52" style:family="table-cell" style:parent-style-name="Default" style:data-style-name="N10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53" style:family="table-cell" style:parent-style-name="Default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54" style:family="table-cell" style:parent-style-name="Default" style:data-style-name="N209">
      <style:table-cell-properties fo:border-bottom="none" fo:border-left="0.0008in solid #000000" fo:border-right="0.0008in solid #000000" fo:border-top="none"/>
      <style:text-properties fo:font-style="normal" style:font-style-asian="normal" style:font-style-complex="normal"/>
    </style:style>
    <style:style style:name="ce55" style:family="table-cell" style:parent-style-name="Default" style:data-style-name="N104">
      <style:table-cell-properties fo:border-bottom="0.0008in solid #000000" fo:border-left="0.0008in solid #000000" fo:border-right="0.0008in solid #000000" fo:border-top="none"/>
      <style:text-properties fo:font-style="normal" style:font-style-asian="normal" style:font-style-complex="normal"/>
    </style:style>
    <style:style style:name="ce56" style:family="table-cell" style:parent-style-name="Default" style:data-style-name="N0"/>
    <style:style style:name="ce57" style:family="table-cell" style:parent-style-name="Default">
      <style:table-cell-properties style:text-align-source="value-type" style:repeat-content="false"/>
      <style:paragraph-properties fo:margin-left="0in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Excel_5f_BuiltIn_5f_Currency" style:data-style-name="N5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5130">
      <style:table-cell-properties fo:border-bottom="none" style:diagonal-bl-tr="none" style:diagonal-tl-br="none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5130">
      <style:table-cell-properties fo:border-bottom="none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5130">
      <style:table-cell-properties fo:border-bottom="0.0008in solid #000000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1"/>
  </office:automatic-styles>
  <office:body>
    <office:spreadsheet>
      <table:table table:name="Scaling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page dimensions</text:p>
          </table:table-cell>
          <table:table-cell office:value-type="string">
            <text:p>Full Bleed</text:p>
          </table:table-cell>
          <table:table-cell office:value-type="string">
            <text:p>Regular</text:p>
          </table:table-cell>
          <table:table-cell office:value-type="string">
            <text:p>Full Bleed</text:p>
          </table:table-cell>
          <table:table-cell office:value-type="string">
            <text:p>Booklet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6.25">
            <text:p>6.25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float" office:value="7.125">
            <text:p>7.13</text:p>
          </table:table-cell>
          <table:table-cell office:value-type="float" office:value="9">
            <text:p>9</text:p>
          </table:table-cell>
          <table:table-cell office:value-type="float" office:value="9.25">
            <text:p>9.2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argins</text:p>
          </table:table-cell>
          <table:table-cell table:number-columns-repeated="4"/>
        </table:table-row>
        <table:table-row table:style-name="ro1">
          <table:table-cell office:value-type="string">
            <text:p>gutter</text:p>
          </table:table-cell>
          <table:table-cell office:value-type="float" office:value="0.75">
            <text:p>0.75</text:p>
          </table:table-cell>
          <table:table-cell office:value-type="float" office:value="0.625">
            <text:p>0.63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outer</text:p>
          </table:table-cell>
          <table:table-cell office:value-type="float" office:value="0.325">
            <text:p>0.33</text:p>
          </table:table-cell>
          <table:table-cell office:value-type="float" office:value="0.5">
            <text:p>0.5</text:p>
          </table:table-cell>
          <table:table-cell office:value-type="float" office:value="0.325">
            <text:p>0.3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aled pag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number-columns-repeated="4" office:value-type="float" office:value="4.5">
            <text:p>4.5</text:p>
          </table:table-cell>
        </table:table-row>
        <table:table-row table:style-name="ro1">
          <table:table-cell office:value-type="string">
            <text:p>height</text:p>
          </table:table-cell>
          <table:table-cell table:formula="of:=[.B4]/[.B3]*[.B11]" office:value-type="float" office:value="7.125">
            <text:p>7.13</text:p>
          </table:table-cell>
          <table:table-cell table:formula="of:=[.C4]/[.C3]*[.C11]" office:value-type="float" office:value="6.75">
            <text:p>6.75</text:p>
          </table:table-cell>
          <table:table-cell table:formula="of:=[.D4]/[.D3]*[.D11]" office:value-type="float" office:value="6.66">
            <text:p>6.66</text:p>
          </table:table-cell>
          <table:table-cell table:formula="of:=[.E4]/[.E3]*[.E11]" office:value-type="float" office:value="6.95454545454545">
            <text:p>6.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aled margins</text:p>
          </table:table-cell>
          <table:table-cell table:number-columns-repeated="4"/>
        </table:table-row>
        <table:table-row table:style-name="ro1">
          <table:table-cell office:value-type="string">
            <text:p>gutter</text:p>
          </table:table-cell>
          <table:table-cell table:formula="of:=[.B11]/[.B3]*[.B7]" office:value-type="float" office:value="0.75">
            <text:p>0.75</text:p>
          </table:table-cell>
          <table:table-cell table:formula="of:=[.C11]/[.C3]*[.C7]" office:value-type="float" office:value="0.46875">
            <text:p>0.47</text:p>
          </table:table-cell>
          <table:table-cell table:formula="of:=[.D11]/[.D3]*[.D7]" office:value-type="float" office:value="0.54">
            <text:p>0.54</text:p>
          </table:table-cell>
          <table:table-cell table:formula="of:=[.E11]/[.E3]*[.E7]" office:value-type="float" office:value="0.204545454545455">
            <text:p>0.2</text:p>
          </table:table-cell>
        </table:table-row>
        <table:table-row table:style-name="ro1">
          <table:table-cell office:value-type="string">
            <text:p>outer</text:p>
          </table:table-cell>
          <table:table-cell table:formula="of:=[.B11]/[.B3]*[.B8]" office:value-type="float" office:value="0.325">
            <text:p>0.33</text:p>
          </table:table-cell>
          <table:table-cell table:formula="of:=[.C11]/[.C3]*[.C8]" office:value-type="float" office:value="0.375">
            <text:p>0.38</text:p>
          </table:table-cell>
          <table:table-cell table:formula="of:=[.D11]/[.D3]*[.D8]" office:value-type="float" office:value="0.234">
            <text:p>0.23</text:p>
          </table:table-cell>
          <table:table-cell table:formula="of:=[.E11]/[.E3]*[.E8]" office:value-type="float" office:value="0.204545454545455">
            <text:p>0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sable pag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formula="of:=[.B11]-[.B15]-[.B16]" office:value-type="float" office:value="3.425">
            <text:p>3.43</text:p>
          </table:table-cell>
          <table:table-cell table:formula="of:=[.C11]-[.C15]-[.C16]" office:value-type="float" office:value="3.65625">
            <text:p>3.66</text:p>
          </table:table-cell>
          <table:table-cell table:formula="of:=[.D11]-[.D15]-[.D16]" office:value-type="float" office:value="3.726">
            <text:p>3.73</text:p>
          </table:table-cell>
          <table:table-cell table:formula="of:=[.E11]-[.E15]-[.E16]" office:value-type="float" office:value="4.09090909090909">
            <text:p>4.09</text:p>
          </table:table-cell>
        </table:table-row>
        <table:table-row table:style-name="ro1">
          <table:table-cell office:value-type="string">
            <text:p>half width</text:p>
          </table:table-cell>
          <table:table-cell table:formula="of:=[.B19]/2" office:value-type="float" office:value="1.7125">
            <text:p>1.71</text:p>
          </table:table-cell>
          <table:table-cell table:formula="of:=[.C19]/2" office:value-type="float" office:value="1.828125">
            <text:p>1.83</text:p>
          </table:table-cell>
          <table:table-cell table:formula="of:=[.D19]/2" office:value-type="float" office:value="1.863">
            <text:p>1.86</text:p>
          </table:table-cell>
          <table:table-cell table:formula="of:=[.E19]/2" office:value-type="float" office:value="2.04545454545455">
            <text:p>2.05</text:p>
          </table:table-cell>
        </table:table-row>
      </table:table>
      <table:table table:name="Size" table:style-name="ta1" table:print="false">
        <office:forms form:automatic-focus="false" form:apply-design-mode="false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Roll Size/Weight calcs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hickness: </text:p>
          </table:table-cell>
          <table:table-cell table:style-name="ce7" office:value-type="float" office:value="0.22">
            <text:p>0.22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OD: </text:p>
          </table:table-cell>
          <table:table-cell table:style-name="ce8" table:formula="of:=[.B4]+[.B2]*2" office:value-type="float" office:value="4.44">
            <text:p>4.44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D: </text:p>
          </table:table-cell>
          <table:table-cell table:style-name="ce9" office:value-type="float" office:value="4">
            <text:p>4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I: </text:p>
          </table:table-cell>
          <table:table-cell table:style-name="ce10" office:value-type="float" office:value="1100">
            <text:p>1,10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Roll width: </text:p>
          </table:table-cell>
          <table:table-cell table:style-name="ce11" office:value-type="float" office:value="23">
            <text:p>23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 width: </text:p>
          </table:table-cell>
          <table:table-cell table:style-name="ce8" table:formula="of:=ROUNDDOWN([.B6]/[.D7]/2)*2" office:value-type="float" office:value="4">
            <text:p>4</text:p>
          </table:table-cell>
          <table:table-cell office:value-type="string">
            <text:p>pages</text:p>
          </table:table-cell>
          <table:table-cell table:style-name="ce7"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8"/>
          <table:table-cell table:number-columns-repeated="5"/>
        </table:table-row>
        <table:table-row table:style-name="ro1">
          <table:table-cell table:style-name="ce2" office:value-type="string">
            <text:p>Length: </text:p>
          </table:table-cell>
          <table:table-cell table:style-name="ce12" table:formula="of:=([.B3]^2-[.B4]^2)*3.14159*[.B5]/96" office:value-type="float" office:value="133.679890483333">
            <text:p>134</text:p>
          </table:table-cell>
          <table:table-cell office:value-type="string">
            <text:p>f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 length: </text:p>
          </table:table-cell>
          <table:table-cell table:style-name="ce12" table:formula="of:=ROUNDDOWN([.B9]*12/[.D10]/4)*4" office:value-type="float" office:value="228">
            <text:p>228</text:p>
          </table:table-cell>
          <table:table-cell office:value-type="string">
            <text:p>pages</text:p>
          </table:table-cell>
          <table:table-cell table:style-name="ce7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# of pages: </text:p>
          </table:table-cell>
          <table:table-cell table:style-name="ce12" table:formula="of:=[.B10]*[.B7]*2" office:value-type="float" office:value="1824">
            <text:p>1,824</text:p>
          </table:table-cell>
          <table:table-cell office:value-type="string">
            <text:p>pages/roll</text:p>
          </table:table-cell>
          <table:table-cell table:number-columns-repeated="4"/>
        </table:table-row>
        <table:table-row table:style-name="ro1">
          <table:table-cell table:style-name="ce2" office:value-type="string">
            <text:p># txt: </text:p>
          </table:table-cell>
          <table:table-cell table:style-name="ce13" table:formula="of:=31300/[.B5]" office:value-type="float" office:value="28.4545454545455">
            <text:p>28</text:p>
          </table:table-cell>
          <table:table-cell office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>
            <text:p>Weight: </text:p>
          </table:table-cell>
          <table:table-cell table:style-name="ce14" table:formula="of:=ROUNDUP([.B12]*[.B6]*[.B9]*12/(500*25*38))+[.B6]/5" office:value-type="float" office:value="7.6">
            <text:p>7.6</text:p>
          </table:table-cell>
          <table:table-cell office:value-type="string">
            <text:p>lbs</text:p>
          </table:table-cell>
          <table:table-cell office:value-type="string">
            <text:p>Handling</text:p>
          </table:table-cell>
          <table:table-cell office:value-type="string">
            <text:p>Lrg Pkg</text:p>
          </table:table-cell>
          <table:table-cell table:number-columns-repeated="2"/>
        </table:table-row>
        <table:table-row table:style-name="ro1">
          <table:table-cell table:style-name="ce1" office:value-type="string">
            <text:p>UPS cost: </text:p>
          </table:table-cell>
          <table:table-cell table:style-name="ce15" table:formula="of:=OFFSET([UPS.A1];[.B13];2)+IF([.B13]&gt;150;[.B13]*[UPS.C152];0)+[.D14]+[.E14]" office:value-type="currency" office:currency="USD" office:value="5.33">
            <text:p>$5.33</text:p>
          </table:table-cell>
          <table:table-cell/>
          <table:table-cell table:style-name="ce28" table:formula="of:=IF([.B13]&gt;70;6.5;0)" office:value-type="currency" office:currency="USD" office:value="0">
            <text:p>$0.00</text:p>
          </table:table-cell>
          <table:table-cell table:style-name="ce28" table:formula="of:=IF([.B3]*4+[.B6]&gt;120;45;0)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st: </text:p>
          </table:table-cell>
          <table:table-cell table:style-name="ce16" table:formula="of:=[.B13]*[.C15]" office:value-type="currency" office:currency="USD" office:value="7.6">
            <text:p>$7.60</text:p>
          </table:table-cell>
          <table:table-cell table:style-name="ce26" office:value-type="currency" office:currency="USD" office:value="1">
            <text:p>$1.00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2"/>
          <table:table-cell table:style-name="ce16"/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3" office:value-type="string">
            <text:p>cost per book: </text:p>
          </table:table-cell>
          <table:table-cell table:style-name="ce17" table:formula="of:=SUM([.B14:.B15])/([.B7]*[.B10])*[.C17]" office:value-type="currency" office:currency="USD" office:value="0.453684210526316">
            <text:p>$0.45</text:p>
          </table:table-cell>
          <table:table-cell table:style-name="ce27" office:value-type="float" office:value="32">
            <text:p>32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3" office:value-type="string">
            <text:p># of books: </text:p>
          </table:table-cell>
          <table:table-cell table:style-name="ce14" table:formula="of:=ROUNDDOWN(([.B7]*[.B10])*2/[.C17])" office:value-type="float" office:value="57">
            <text:p>5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>
            <text:p>15#</text:p>
          </table:table-cell>
          <table:table-cell table:style-name="ce18" office:value-type="float" office:value="0.00278">
            <text:p>0.00278</text:p>
          </table:table-cell>
          <table:table-cell table:style-name="ce21" office:value-type="float" office:value="580">
            <text:p>580</text:p>
          </table:table-cell>
          <table:table-cell table:style-name="ce21" table:formula="of:=[.C20]*[.B20]/2" office:value-type="float" office:value="0.8062">
            <text:p>0.81</text:p>
          </table:table-cell>
          <table:table-cell table:style-name="ce31" table:formula="of:=2/[.B20]" office:value-type="float" office:value="719.424460431655">
            <text:p>719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string">
            <text:p>Mo 588 actual</text:p>
          </table:table-cell>
          <table:table-cell table:style-name="ce19" office:value-type="float" office:value="0.00325">
            <text:p>0.00325</text:p>
          </table:table-cell>
          <table:table-cell table:formula="of:=[.$C$20]" office:value-type="float" office:value="580">
            <text:p>580</text:p>
          </table:table-cell>
          <table:table-cell table:formula="of:=[.C21]*[.B21]/2" office:value-type="float" office:value="0.9425">
            <text:p>0.94</text:p>
          </table:table-cell>
          <table:table-cell table:style-name="ce12" table:formula="of:=2/[.B21]" office:value-type="float" office:value="615.384615384615">
            <text:p>615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Mo 588</text:p>
          </table:table-cell>
          <table:table-cell table:style-name="ce19" table:formula="of:=2/588" office:value-type="float" office:value="0.00340136054421769">
            <text:p>0.00340</text:p>
          </table:table-cell>
          <table:table-cell table:formula="of:=[.$C$20]" office:value-type="float" office:value="580">
            <text:p>580</text:p>
          </table:table-cell>
          <table:table-cell table:formula="of:=[.C22]*[.B22]/2" office:value-type="float" office:value="0.986394557823129">
            <text:p>0.99</text:p>
          </table:table-cell>
          <table:table-cell table:style-name="ce12" table:formula="of:=2/[.B22]" office:value-type="float" office:value="588">
            <text:p>588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GP</text:p>
          </table:table-cell>
          <table:table-cell table:style-name="ce19" office:value-type="float" office:value="0.0038">
            <text:p>0.00380</text:p>
          </table:table-cell>
          <table:table-cell table:formula="of:=[.$C$20]" office:value-type="float" office:value="580">
            <text:p>580</text:p>
          </table:table-cell>
          <table:table-cell table:formula="of:=[.C23]*[.B23]/2" office:value-type="float" office:value="1.102">
            <text:p>1.1</text:p>
          </table:table-cell>
          <table:table-cell table:style-name="ce12" table:formula="of:=2/[.B23]" office:value-type="float" office:value="526.315789473684">
            <text:p>526</text:p>
          </table:table-cell>
          <table:table-cell/>
          <table:table-cell table:style-name="ce8"/>
        </table:table-row>
        <table:table-row table:style-name="ro1">
          <table:table-cell table:style-name="ce6" office:value-type="string">
            <text:p>HM</text:p>
          </table:table-cell>
          <table:table-cell table:style-name="ce20" office:value-type="float" office:value="0.004">
            <text:p>0.00400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24]*[.B24]/2" office:value-type="float" office:value="1.16">
            <text:p>1.16</text:p>
          </table:table-cell>
          <table:table-cell table:style-name="ce32" table:formula="of:=2/[.B24]" office:value-type="float" office:value="500">
            <text:p>500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style-name="ce19"/>
          <table:table-cell table:number-columns-repeated="2"/>
          <table:table-cell table:style-name="ce24"/>
          <table:table-cell/>
          <table:table-cell table:style-name="ce8"/>
        </table:table-row>
        <table:table-row table:style-name="ro1">
          <table:table-cell table:style-name="ce5" office:value-type="string">
            <text:p>Caliper:</text:p>
          </table:table-cell>
          <table:table-cell table:style-name="ce19"/>
          <table:table-cell table:number-columns-repeated="2"/>
          <table:table-cell table:style-name="ce24"/>
          <table:table-cell/>
          <table:table-cell table:style-name="ce8"/>
        </table:table-row>
        <table:table-row table:style-name="ro1">
          <table:table-cell table:style-name="ce4" office:value-type="float" office:value="1.8">
            <text:p>1.8</text:p>
          </table:table-cell>
          <table:table-cell table:style-name="ce18" table:formula="of:=[.A27]/1000" office:value-type="float" office:value="0.0018">
            <text:p>0.00180</text:p>
          </table:table-cell>
          <table:table-cell table:style-name="ce21" table:formula="of:=[.$C$20]" office:value-type="float" office:value="580">
            <text:p>580</text:p>
          </table:table-cell>
          <table:table-cell table:style-name="ce21" table:formula="of:=[.C27]*[.B27]/2" office:value-type="float" office:value="0.522">
            <text:p>0.52</text:p>
          </table:table-cell>
          <table:table-cell table:style-name="ce31" table:formula="of:=2/[.B27]" office:value-type="float" office:value="1111.11111111111">
            <text:p>1,111</text:p>
          </table:table-cell>
          <table:table-cell office:value-type="float" office:value="24">
            <text:p>24</text:p>
          </table:table-cell>
          <table:table-cell table:style-name="ce8"/>
        </table:table-row>
        <table:table-row table:style-name="ro1">
          <table:table-cell table:style-name="ce6" office:value-type="float" office:value="1.3">
            <text:p>1.3</text:p>
          </table:table-cell>
          <table:table-cell table:style-name="ce20" table:formula="of:=[.A28]/1000" office:value-type="float" office:value="0.0013">
            <text:p>0.00130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28]*[.B28]/2" office:value-type="float" office:value="0.377">
            <text:p>0.38</text:p>
          </table:table-cell>
          <table:table-cell table:style-name="ce32" table:formula="of:=2/[.B28]" office:value-type="float" office:value="1538.46153846154">
            <text:p>1,538</text:p>
          </table:table-cell>
          <table:table-cell office:value-type="float" office:value="20">
            <text:p>20</text:p>
          </table:table-cell>
          <table:table-cell table:style-name="ce8"/>
        </table:table-row>
        <table:table-row table:style-name="ro1">
          <table:table-cell table:style-name="ce5" office:value-type="string">
            <text:p>Primapage (um)</text:p>
          </table:table-cell>
          <table:table-cell table:style-name="ce19"/>
          <table:table-cell table:number-columns-repeated="2"/>
          <table:table-cell table:style-name="ce24"/>
          <table:table-cell office:value-type="string">
            <text:p>gsm</text:p>
          </table:table-cell>
          <table:table-cell table:style-name="ce8" office:value-type="string">
            <text:p># offset</text:p>
          </table:table-cell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18" table:formula="of:=[.A30]/1000/25.4" office:value-type="float" office:value="0.0012992125984252">
            <text:p>0.00130</text:p>
          </table:table-cell>
          <table:table-cell table:style-name="ce21" table:formula="of:=[.$C$20]" office:value-type="float" office:value="580">
            <text:p>580</text:p>
          </table:table-cell>
          <table:table-cell table:style-name="ce21" table:formula="of:=[.C30]*[.B30]/2" office:value-type="float" office:value="0.376771653543307">
            <text:p>0.38</text:p>
          </table:table-cell>
          <table:table-cell table:style-name="ce31" table:formula="of:=2/[.B30]" office:value-type="float" office:value="1539.39393939394">
            <text:p>1,539</text:p>
          </table:table-cell>
          <table:table-cell office:value-type="float" office:value="28">
            <text:p>28</text:p>
          </table:table-cell>
          <table:table-cell table:style-name="ce13" table:formula="of:=[.F30]*(25.4/1000)^2/1000*2.2*500*25*38" office:value-type="float" office:value="18.8773816">
            <text:p>19</text:p>
          </table:table-cell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19" table:formula="of:=[.A31]/1000/25.4" office:value-type="float" office:value="0.00153543307086614">
            <text:p>0.00154</text:p>
          </table:table-cell>
          <table:table-cell table:formula="of:=[.$C$20]" office:value-type="float" office:value="580">
            <text:p>580</text:p>
          </table:table-cell>
          <table:table-cell table:formula="of:=[.C31]*[.B31]/2" office:value-type="float" office:value="0.445275590551181">
            <text:p>0.45</text:p>
          </table:table-cell>
          <table:table-cell table:style-name="ce12" table:formula="of:=2/[.B31]" office:value-type="float" office:value="1302.5641025641">
            <text:p>1,303</text:p>
          </table:table-cell>
          <table:table-cell office:value-type="float" office:value="33">
            <text:p>33</text:p>
          </table:table-cell>
          <table:table-cell table:style-name="ce13" table:formula="of:=[.F31]*(25.4/1000)^2/1000*2.2*500*25*38" office:value-type="float" office:value="22.2483426">
            <text:p>22</text:p>
          </table:table-cell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19" table:formula="of:=[.A32]/1000/25.4" office:value-type="float" office:value="0.00165354330708661">
            <text:p>0.00165</text:p>
          </table:table-cell>
          <table:table-cell table:formula="of:=[.$C$20]" office:value-type="float" office:value="580">
            <text:p>580</text:p>
          </table:table-cell>
          <table:table-cell table:formula="of:=[.C32]*[.B32]/2" office:value-type="float" office:value="0.479527559055118">
            <text:p>0.48</text:p>
          </table:table-cell>
          <table:table-cell table:style-name="ce12" table:formula="of:=2/[.B32]" office:value-type="float" office:value="1209.52380952381">
            <text:p>1,210</text:p>
          </table:table-cell>
          <table:table-cell office:value-type="float" office:value="36">
            <text:p>36</text:p>
          </table:table-cell>
          <table:table-cell table:style-name="ce13" table:formula="of:=[.F32]*(25.4/1000)^2/1000*2.2*500*25*38" office:value-type="float" office:value="24.2709192">
            <text:p>24</text:p>
          </table:table-cell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19" table:formula="of:=[.A33]/1000/25.4" office:value-type="float" office:value="0.0018503937007874">
            <text:p>0.00185</text:p>
          </table:table-cell>
          <table:table-cell table:formula="of:=[.$C$20]" office:value-type="float" office:value="580">
            <text:p>580</text:p>
          </table:table-cell>
          <table:table-cell table:formula="of:=[.C33]*[.B33]/2" office:value-type="float" office:value="0.536614173228347">
            <text:p>0.54</text:p>
          </table:table-cell>
          <table:table-cell table:style-name="ce12" table:formula="of:=2/[.B33]" office:value-type="float" office:value="1080.85106382979">
            <text:p>1,081</text:p>
          </table:table-cell>
          <table:table-cell office:value-type="float" office:value="40">
            <text:p>40</text:p>
          </table:table-cell>
          <table:table-cell table:style-name="ce13" table:formula="of:=[.F33]*(25.4/1000)^2/1000*2.2*500*25*38" office:value-type="float" office:value="26.967688">
            <text:p>27</text:p>
          </table:table-cell>
        </table:table-row>
        <table:table-row table:style-name="ro1">
          <table:table-cell table:style-name="ce6" office:value-type="float" office:value="53">
            <text:p>53</text:p>
          </table:table-cell>
          <table:table-cell table:style-name="ce20" table:formula="of:=[.A34]/1000/25.4" office:value-type="float" office:value="0.00208661417322835">
            <text:p>0.00209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34]*[.B34]/2" office:value-type="float" office:value="0.60511811023622">
            <text:p>0.61</text:p>
          </table:table-cell>
          <table:table-cell table:style-name="ce32" table:formula="of:=2/[.B34]" office:value-type="float" office:value="958.490566037736">
            <text:p>958</text:p>
          </table:table-cell>
          <table:table-cell table:style-name="ce22" office:value-type="float" office:value="45">
            <text:p>45</text:p>
          </table:table-cell>
          <table:table-cell table:style-name="ce34" table:formula="of:=[.F34]*(25.4/1000)^2/1000*2.2*500*25*38" office:value-type="float" office:value="30.338649">
            <text:p>3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>
            <text:p>Shepherd's Offenbach</text:p>
          </table:table-cell>
          <table:table-cell table:style-name="ce21"/>
          <table:table-cell table:style-name="ce21" office:value-type="string">
            <text:p>page grid</text:p>
          </table:table-cell>
          <table:table-cell table:style-name="ce21" office:value-type="string">
            <text:p>page dim</text:p>
          </table:table-cell>
          <table:table-cell table:style-name="ce21" office:value-type="string">
            <text:p>cost per sheet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float" office:value="640">
            <text:p>640</text:p>
          </table:table-cell>
          <table:table-cell table:formula="of:=[.A38]/25.4" office:value-type="float" office:value="25.1968503937008">
            <text:p>25.2</text:p>
          </table:table-cell>
          <table:table-cell office:value-type="float" office:value="4">
            <text:p>4</text:p>
          </table:table-cell>
          <table:table-cell table:formula="of:=[.B38]/[.C38]" office:value-type="float" office:value="6.2992125984252">
            <text:p>6.3</text:p>
          </table:table-cell>
          <table:table-cell table:formula="of:=INDEX([.F38:.F40];[.E39])*2" office:value-type="float" office:value="0.52">
            <text:p>0.52</text:p>
          </table:table-cell>
          <table:table-cell office:value-type="float" office:value="0.35">
            <text:p>0.3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5" office:value-type="float" office:value="450">
            <text:p>450</text:p>
          </table:table-cell>
          <table:table-cell table:formula="of:=[.A39]/25.4" office:value-type="float" office:value="17.7165354330709">
            <text:p>17.72</text:p>
          </table:table-cell>
          <table:table-cell office:value-type="float" office:value="4">
            <text:p>4</text:p>
          </table:table-cell>
          <table:table-cell table:formula="of:=[.B39]/[.C39]" office:value-type="float" office:value="4.42913385826772">
            <text:p>4.43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5"/>
          <table:table-cell/>
          <table:table-cell table:formula="of:=[.C39]*[.C38]*2" office:value-type="float" office:value="32">
            <text:p>32</text:p>
          </table:table-cell>
          <table:table-cell table:number-columns-repeated="2"/>
          <table:table-cell office:value-type="float" office:value="0.26">
            <text:p>0.26</text:p>
          </table:table-cell>
          <table:table-cell table:style-name="ce8" office:value-type="float" office:value="100">
            <text:p>100</text:p>
          </table:table-cell>
        </table:table-row>
        <table:table-row table:style-name="ro1">
          <table:table-cell table:style-name="ce6" office:value-type="string">
            <text:p>pages</text:p>
          </table:table-cell>
          <table:table-cell table:style-name="ce22" office:value-type="float" office:value="1000">
            <text:p>1000</text:p>
          </table:table-cell>
          <table:table-cell table:style-name="ce22" table:formula="of:=ROUNDUP([.B41]/[.C40])" office:value-type="float" office:value="32">
            <text:p>32</text:p>
          </table:table-cell>
          <table:table-cell table:style-name="ce22" table:formula="of:=[.C41]*[.E38]" office:value-type="float" office:value="16.64">
            <text:p>16.64</text:p>
          </table:table-cell>
          <table:table-cell table:style-name="ce22"/>
          <table:table-cell table:style-name="ce22" office:value-type="string">
            <text:p>cost/sqft</text:p>
          </table:table-cell>
          <table:table-cell table:style-name="ce14" table:formula="of:=[.E38]/[.B38]/[.B39]*144" office:value-type="float" office:value="0.1677416">
            <text:p>0.1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office:value-type="string">
            <text:p>Bollore Primapage</text:p>
          </table:table-cell>
          <table:table-cell table:style-name="ce21"/>
          <table:table-cell table:style-name="ce21" office:value-type="string">
            <text:p>page grid</text:p>
          </table:table-cell>
          <table:table-cell table:style-name="ce21" office:value-type="string">
            <text:p>page dim</text:p>
          </table:table-cell>
          <table:table-cell table:style-name="ce21" office:value-type="string">
            <text:p>cost per sheet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string">
            <text:p>36gsm, 42um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B46]/[.C46]" office:value-type="float" office:value="7">
            <text:p>7</text:p>
          </table:table-cell>
          <table:table-cell table:formula="of:=INDEX([.F46:.F48];[.E47])*2" office:value-type="float" office:value="0.52">
            <text:p>0.52</text:p>
          </table:table-cell>
          <table:table-cell office:value-type="float" office:value="0.35">
            <text:p>0.3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B47]/[.C47]" office:value-type="float" office:value="4.25">
            <text:p>4.25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5"/>
          <table:table-cell/>
          <table:table-cell table:formula="of:=[.C47]*[.C46]*2" office:value-type="float" office:value="32">
            <text:p>32</text:p>
          </table:table-cell>
          <table:table-cell table:number-columns-repeated="2"/>
          <table:table-cell office:value-type="float" office:value="0.26">
            <text:p>0.26</text:p>
          </table:table-cell>
          <table:table-cell table:style-name="ce8" office:value-type="float" office:value="100">
            <text:p>100</text:p>
          </table:table-cell>
        </table:table-row>
        <table:table-row table:style-name="ro1">
          <table:table-cell table:style-name="ce5" office:value-type="string">
            <text:p>pages</text:p>
          </table:table-cell>
          <table:table-cell office:value-type="float" office:value="1000">
            <text:p>1000</text:p>
          </table:table-cell>
          <table:table-cell table:formula="of:=ROUNDUP([.B49]/[.C48])" office:value-type="float" office:value="32">
            <text:p>32</text:p>
          </table:table-cell>
          <table:table-cell table:formula="of:=[.C49]*[.E46]" office:value-type="float" office:value="16.64">
            <text:p>16.64</text:p>
          </table:table-cell>
          <table:table-cell table:number-columns-repeated="2"/>
          <table:table-cell table:style-name="ce8"/>
        </table:table-row>
        <table:table-row table:style-name="ro1">
          <table:table-cell table:style-name="ce5"/>
          <table:table-cell table:number-columns-repeated="5"/>
          <table:table-cell table:style-name="ce8"/>
        </table:table-row>
        <table:table-row table:style-name="ro1">
          <table:table-cell table:style-name="ce5" office:value-type="string">
            <text:p>gsm</text:p>
          </table:table-cell>
          <table:table-cell office:value-type="float" office:value="36">
            <text:p>36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# text</text:p>
          </table:table-cell>
          <table:table-cell table:style-name="ce23" table:formula="of:=[.B51]/1000*2.2/(1000/25.4)^2*500*25*38" office:value-type="float" office:value="24.2709192">
            <text:p>24</text:p>
          </table:table-cell>
          <table:table-cell office:value-type="string">
            <text:p>@500 shts 25”x38”</text:p>
          </table:table-cell>
          <table:table-cell table:number-columns-repeated="3"/>
          <table:table-cell table:style-name="ce8"/>
        </table:table-row>
        <table:table-row table:style-name="ro1">
          <table:table-cell table:style-name="ce5" office:value-type="string">
            <text:p>reams/roll</text:p>
          </table:table-cell>
          <table:table-cell table:style-name="ce24" table:formula="of:=1500/[.B52]" office:value-type="float" office:value="61.8023564595774">
            <text:p>62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sqft/roll</text:p>
          </table:table-cell>
          <table:table-cell table:style-name="ce24" table:formula="of:=25*38*500*[.B53]/144" office:value-type="float" office:value="203861.939710411">
            <text:p>203,862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sqft/page</text:p>
          </table:table-cell>
          <table:table-cell table:formula="of:=4.25*7/144" office:value-type="float" office:value="0.206597222222222">
            <text:p>0.21</text:p>
          </table:table-cell>
          <table:table-cell/>
          <table:table-cell table:style-name="ce29" office:value-type="string">
            <text:p># lgl reams/roll:</text:p>
          </table:table-cell>
          <table:table-cell table:formula="of:=[.B54]/(8.5*14*500/144)" office:value-type="float" office:value="493.380156610071">
            <text:p>493.38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number-columns-repeated="2"/>
          <table:table-cell table:style-name="ce29" office:value-type="string">
            <text:p>Cost/ream:</text:p>
          </table:table-cell>
          <table:table-cell office:value-type="float" office:value="8">
            <text:p>8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pages/roll</text:p>
          </table:table-cell>
          <table:table-cell table:style-name="ce24" table:formula="of:=[.B54]/[.B55]" office:value-type="float" office:value="986760.313220143">
            <text:p>986,760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/>
          <table:table-cell table:number-columns-repeated="5"/>
          <table:table-cell table:style-name="ce8"/>
        </table:table-row>
        <table:table-row table:style-name="ro1">
          <table:table-cell table:style-name="ce6" office:value-type="string">
            <text:p>Books @ 1000p</text:p>
          </table:table-cell>
          <table:table-cell table:style-name="ce22" table:formula="of:=[.B57]/1000" office:value-type="float" office:value="986.760313220143">
            <text:p>986.76</text:p>
          </table:table-cell>
          <table:table-cell table:style-name="ce22"/>
          <table:table-cell table:style-name="ce30" office:value-type="string">
            <text:p>Cost/roll:</text:p>
          </table:table-cell>
          <table:table-cell table:style-name="ce22" table:formula="of:=[.E56]*[.E55]" office:value-type="float" office:value="3947.04125288057">
            <text:p>3947.04</text:p>
          </table:table-cell>
          <table:table-cell table:style-name="ce22"/>
          <table:table-cell table:style-name="ce35"/>
        </table:table-row>
        <table:table-row table:style-name="ro1" table:number-rows-repeated="3">
          <table:table-cell table:number-columns-repeated="7"/>
        </table:table-row>
        <table:table-row table:style-name="ro1" table:number-rows-repeated="14">
          <table:table-cell/>
          <table:table-cell table:style-name="ce25"/>
          <table:table-cell table:number-columns-repeated="5"/>
        </table:table-row>
        <table:table-row table:style-name="ro1">
          <table:table-cell/>
          <table:table-cell table:style-name="ce25"/>
          <table:table-cell table:number-columns-repeated="5"/>
        </table:table-row>
      </table:table>
      <table:table table:name="PrintCost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47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number-columns-repeated="200" table:default-cell-style-name="Default"/>
        <table:table-row table:style-name="ro1">
          <table:table-cell/>
          <table:table-cell table:style-name="ce37" office:value-type="string">
            <text:p>Brother</text:p>
          </table:table-cell>
          <table:table-cell table:style-name="ce43" office:value-type="string">
            <text:p>R220</text:p>
          </table:table-cell>
          <table:table-cell/>
          <table:table-cell table:style-name="ce37" office:value-type="string">
            <text:p>Dell 5110cn &amp; Easel Pads</text:p>
          </table:table-cell>
          <table:table-cell table:style-name="ce43"/>
          <table:table-cell table:style-name="ce46"/>
          <table:table-cell/>
          <table:table-cell table:style-name="ce37" office:value-type="string">
            <text:p>HP 110plus &amp; HP Vellum</text:p>
          </table:table-cell>
          <table:table-cell table:style-name="ce43"/>
          <table:table-cell table:number-columns-repeated="200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 table:number-columns-repeated="2"/>
          <table:table-cell office:value-type="string">
            <text:p>black</text:p>
          </table:table-cell>
          <table:table-cell office:value-type="string">
            <text:p>color</text:p>
          </table:table-cell>
          <table:table-cell table:number-columns-repeated="200"/>
        </table:table-row>
        <table:table-row table:style-name="ro1">
          <table:table-cell office:value-type="string">
            <text:p>total</text:p>
          </table:table-cell>
          <table:table-cell table:formula="of:=[.B13]*([.B14]+[.C14]+[.B7])" office:value-type="currency" office:currency="USD" office:value="6.38476666666667">
            <text:p>$6.385</text:p>
          </table:table-cell>
          <table:table-cell table:number-columns-repeated="2"/>
          <table:table-cell table:formula="of:=[.E13]*([.E14]+[.F14]+[.E7])" office:value-type="currency" office:currency="USD" office:value="10.5426767676768">
            <text:p>$10.543</text:p>
          </table:table-cell>
          <table:table-cell table:number-columns-repeated="3"/>
          <table:table-cell table:formula="of:=[.I13]*([.I14]+[.J14]+[.I7])" office:value-type="currency" office:currency="USD" office:value="60.9772727272727">
            <text:p>$60.977</text:p>
          </table:table-cell>
          <table:table-cell table:number-columns-repeated="201"/>
        </table:table-row>
        <table:table-row table:style-name="ro1">
          <table:table-cell office:value-type="string">
            <text:p>Black only</text:p>
          </table:table-cell>
          <table:table-cell table:formula="of:=[.B13]*([.B14]+[.B7])" office:value-type="currency" office:currency="USD" office:value="4.02226666666667">
            <text:p>$4.022</text:p>
          </table:table-cell>
          <table:table-cell table:number-columns-repeated="2"/>
          <table:table-cell table:formula="of:=[.E13]*([.E14]+[.E7])" office:value-type="currency" office:currency="USD" office:value="8.15555555555556">
            <text:p>$8.156</text:p>
          </table:table-cell>
          <table:table-cell table:number-columns-repeated="3"/>
          <table:table-cell table:formula="of:=[.I13]*([.I14]+[.I7])" office:value-type="currency" office:currency="USD" office:value="59.5454545454546">
            <text:p>$59.545</text:p>
          </table:table-cell>
          <table:table-cell table:number-columns-repeated="201"/>
        </table:table-row>
        <table:table-row table:style-name="ro1">
          <table:table-cell table:number-columns-repeated="210"/>
        </table:table-row>
        <table:table-row table:style-name="ro1">
          <table:table-cell office:value-type="string">
            <text:p>per book</text:p>
          </table:table-cell>
          <table:table-cell table:style-name="ce38" table:formula="of:=[.B7]*[.B13]" office:value-type="currency" office:currency="USD" office:value="0.75">
            <text:p>$0.75</text:p>
          </table:table-cell>
          <table:table-cell table:style-name="ce16"/>
          <table:table-cell table:style-name="ce28"/>
          <table:table-cell table:style-name="ce38" table:formula="of:=[.E7]*[.E13]" office:value-type="currency" office:currency="USD" office:value="6.25">
            <text:p>$6.25</text:p>
          </table:table-cell>
          <table:table-cell table:style-name="ce16"/>
          <table:table-cell table:style-name="ce48"/>
          <table:table-cell/>
          <table:table-cell table:style-name="ce38" table:formula="of:=[.I7]*[.I13]" office:value-type="currency" office:currency="USD" office:value="50">
            <text:p>$50.00</text:p>
          </table:table-cell>
          <table:table-cell table:style-name="ce16"/>
          <table:table-cell table:number-columns-repeated="200"/>
        </table:table-row>
        <table:table-row table:style-name="ro2">
          <table:table-cell table:style-name="ce36" office:value-type="string">
            <text:p>cpp</text:p>
          </table:table-cell>
          <table:table-cell table:style-name="ce39" table:formula="of:=[.B9]/[.B8]/2" office:value-type="currency" office:currency="USD" office:value="0.00075">
            <text:p>$0.001</text:p>
          </table:table-cell>
          <table:table-cell table:style-name="ce44"/>
          <table:table-cell table:style-name="ce36"/>
          <table:table-cell table:style-name="ce39" table:formula="of:=[.E9]/[.E8]/2" office:value-type="currency" office:currency="USD" office:value="0.00625">
            <text:p>$0.006</text:p>
          </table:table-cell>
          <table:table-cell table:style-name="ce44"/>
          <table:table-cell table:style-name="ce49"/>
          <table:table-cell/>
          <table:table-cell table:style-name="ce39" table:formula="of:=[.I9]/[.I8]/2" office:value-type="currency" office:currency="USD" office:value="0.05">
            <text:p>$0.050</text:p>
          </table:table-cell>
          <table:table-cell table:style-name="ce44"/>
          <table:table-cell table:number-columns-repeated="200"/>
        </table:table-row>
        <table:table-row table:style-name="ro1">
          <table:table-cell office:value-type="string">
            <text:p>sheets</text:p>
          </table:table-cell>
          <table:table-cell table:formula="of:=500*8" office:value-type="float" office:value="4000">
            <text:p>4000</text:p>
          </table:table-cell>
          <table:table-cell table:number-columns-repeated="2"/>
          <table:table-cell table:formula="of:=100*3*8" office:value-type="float" office:value="2400">
            <text:p>2400</text:p>
          </table:table-cell>
          <table:table-cell table:number-columns-repeated="3"/>
          <table:table-cell table:formula="of:=4*INT(150*12/18)" office:value-type="float" office:value="400">
            <text:p>400</text:p>
          </table:table-cell>
          <table:table-cell table:number-columns-repeated="201"/>
        </table:table-row>
        <table:table-row table:style-name="ro1">
          <table:table-cell table:style-name="ce28" office:value-type="string">
            <text:p>cost</text:p>
          </table:table-cell>
          <table:table-cell table:style-name="ce38" office:value-type="currency" office:currency="USD" office:value="6">
            <text:p>$6.00</text:p>
          </table:table-cell>
          <table:table-cell table:style-name="ce16"/>
          <table:table-cell table:style-name="ce28"/>
          <table:table-cell table:style-name="ce38" office:value-type="currency" office:currency="USD" office:value="30">
            <text:p>$30.00</text:p>
          </table:table-cell>
          <table:table-cell table:style-name="ce16"/>
          <table:table-cell table:style-name="ce48"/>
          <table:table-cell/>
          <table:table-cell table:style-name="ce38" office:value-type="currency" office:currency="USD" office:value="40">
            <text:p>$40.00</text:p>
          </table:table-cell>
          <table:table-cell table:style-name="ce16"/>
          <table:table-cell table:number-columns-repeated="200"/>
        </table:table-row>
        <table:table-row table:style-name="ro1" table:number-rows-repeated="2">
          <table:table-cell table:number-columns-repeated="210"/>
        </table:table-row>
        <table:table-row table:style-name="ro1">
          <table:table-cell office:value-type="string">
            <text:p>cost per book</text:p>
          </table:table-cell>
          <table:table-cell table:formula="of:=[.B13]*[.B14]" office:value-type="currency" office:currency="USD" office:value="3.27226666666667">
            <text:p>$3.272</text:p>
          </table:table-cell>
          <table:table-cell table:formula="of:=[.C13]*[.C14]" office:value-type="currency" office:currency="USD" office:value="2.3625">
            <text:p>$2.363</text:p>
          </table:table-cell>
          <table:table-cell/>
          <table:table-cell table:formula="of:=[.E13]*[.E14]" office:value-type="currency" office:currency="USD" office:value="1.90555555555556">
            <text:p>$1.906</text:p>
          </table:table-cell>
          <table:table-cell table:formula="of:=[.F13]*[.F14]" office:value-type="currency" office:currency="USD" office:value="2.38712121212121">
            <text:p>$2.387</text:p>
          </table:table-cell>
          <table:table-cell table:number-columns-repeated="2"/>
          <table:table-cell table:formula="of:=[.I13]*[.I14]" office:value-type="currency" office:currency="USD" office:value="9.54545454545455">
            <text:p>$9.545</text:p>
          </table:table-cell>
          <table:table-cell table:formula="of:=[.J13]*[.J14]" office:value-type="currency" office:currency="USD" office:value="1.43181818181818">
            <text:p>$1.432</text:p>
          </table:table-cell>
          <table:table-cell table:number-columns-repeated="200"/>
        </table:table-row>
        <table:table-row table:style-name="ro1">
          <table:table-cell office:value-type="string">
            <text:p>pages</text:p>
          </table:table-cell>
          <table:table-cell office:value-type="float" office:value="1000">
            <text:p>1000</text:p>
          </table:table-cell>
          <table:table-cell table:formula="of:=[.B13]" office:value-type="float" office:value="1000">
            <text:p>1000</text:p>
          </table:table-cell>
          <table:table-cell/>
          <table:table-cell table:formula="of:=[.$B$13]" office:value-type="float" office:value="1000">
            <text:p>1000</text:p>
          </table:table-cell>
          <table:table-cell table:formula="of:=[.E13]" office:value-type="float" office:value="1000">
            <text:p>1000</text:p>
          </table:table-cell>
          <table:table-cell table:number-columns-repeated="2"/>
          <table:table-cell table:formula="of:=[.$B$13]" office:value-type="float" office:value="1000">
            <text:p>1000</text:p>
          </table:table-cell>
          <table:table-cell table:formula="of:=[.I13]" office:value-type="float" office:value="1000">
            <text:p>1000</text:p>
          </table:table-cell>
          <table:table-cell table:number-columns-repeated="200"/>
        </table:table-row>
        <table:table-row table:style-name="ro2">
          <table:table-cell office:value-type="string">
            <text:p>cpp</text:p>
          </table:table-cell>
          <table:table-cell table:style-name="ce39" table:formula="of:=[.B21]/4*[.B18]*[.B17]/[.B23]" office:value-type="currency" office:currency="USD" office:value="0.00327226666666667">
            <text:p>$0.003</text:p>
          </table:table-cell>
          <table:table-cell table:style-name="ce44" table:formula="of:=[.C21]/4*[.C18]*[.C17]/[.C23]" office:value-type="currency" office:currency="USD" office:value="0.0023625">
            <text:p>$0.002</text:p>
          </table:table-cell>
          <table:table-cell table:style-name="ce36"/>
          <table:table-cell table:style-name="ce39" table:formula="of:=[.E21]/4*[.E18]*[.E17]/[.E23]" office:value-type="currency" office:currency="USD" office:value="0.00190555555555556">
            <text:p>$0.002</text:p>
          </table:table-cell>
          <table:table-cell table:style-name="ce44" table:formula="of:=([.F21])/4*[.F18]*[.F17]/[.F23]+[.G21]/4" office:value-type="currency" office:currency="USD" office:value="0.00238712121212121">
            <text:p>$0.002</text:p>
          </table:table-cell>
          <table:table-cell table:number-columns-repeated="2"/>
          <table:table-cell table:style-name="ce39" table:formula="of:=[.I21]/4*[.I18]*[.I17]/[.I23]" office:value-type="currency" office:currency="USD" office:value="0.00954545454545455">
            <text:p>$0.010</text:p>
          </table:table-cell>
          <table:table-cell table:style-name="ce44" table:formula="of:=([.J21])/4*[.J18]*[.J17]/[.J23]+[.K21]/4" office:value-type="currency" office:currency="USD" office:value="0.00143181818181818">
            <text:p>$0.001</text:p>
          </table:table-cell>
          <table:table-cell table:number-columns-repeated="200"/>
        </table:table-row>
        <table:table-row table:style-name="ro1">
          <table:table-cell table:number-columns-repeated="6"/>
          <table:table-cell table:style-name="ce50" office:value-type="string">
            <text:p>drum kit</text:p>
          </table:table-cell>
          <table:table-cell table:number-columns-repeated="203"/>
        </table:table-row>
        <table:table-row table:style-name="ro1">
          <table:table-cell table:style-name="ce24" office:value-type="string">
            <text:p>breviary pages</text:p>
          </table:table-cell>
          <table:table-cell table:style-name="ce40" table:formula="of:=4*[.B22]/[.B18]/[.B17]*[.B23]" office:value-type="float" office:value="10714.2857142857">
            <text:p>10,714</text:p>
          </table:table-cell>
          <table:table-cell table:style-name="ce12" table:formula="of:=4*[.C22]/[.C18]/[.C17]*[.C23]" office:value-type="float" office:value="12571.4285714286">
            <text:p>12,571</text:p>
          </table:table-cell>
          <table:table-cell table:style-name="ce24"/>
          <table:table-cell table:style-name="ce40" table:formula="of:=4*[.E22]/[.E18]/[.E17]*[.E23]" office:value-type="float" office:value="25714.2857142857">
            <text:p>25,714</text:p>
          </table:table-cell>
          <table:table-cell table:style-name="ce12" table:formula="of:=4*[.F22]/[.F18]/[.F17]*[.F23]" office:value-type="float" office:value="377142.857142857">
            <text:p>377,143</text:p>
          </table:table-cell>
          <table:table-cell table:style-name="ce51" table:formula="of:=4*[.G22]/[.G18]/[.G17]*[.G23]" office:value-type="float" office:value="120000">
            <text:p>120,000</text:p>
          </table:table-cell>
          <table:table-cell/>
          <table:table-cell table:style-name="ce40" table:formula="of:=4*[.I22]/[.I18]/[.I17]*[.I23]" office:value-type="float" office:value="3142.85714285714">
            <text:p>3,143</text:p>
          </table:table-cell>
          <table:table-cell table:style-name="ce12" table:formula="of:=4*[.J22]/[.J18]/[.J17]*[.J23]" office:value-type="float" office:value="62857.1428571429">
            <text:p>62,857</text:p>
          </table:table-cell>
          <table:table-cell table:number-columns-repeated="200"/>
        </table:table-row>
        <table:table-row table:style-name="ro1">
          <table:table-cell office:value-type="string">
            <text:p>coverage</text:p>
          </table:table-cell>
          <table:table-cell table:style-name="ce41" office:value-type="percentage" office:value="0.11">
            <text:p>11.00%</text:p>
          </table:table-cell>
          <table:table-cell table:style-name="ce45" office:value-type="percentage" office:value="0.005">
            <text:p>0.50%</text:p>
          </table:table-cell>
          <table:table-cell/>
          <table:table-cell table:style-name="ce41" table:formula="of:=[.$B$17]" office:value-type="percentage" office:value="0.11">
            <text:p>11.00%</text:p>
          </table:table-cell>
          <table:table-cell table:style-name="ce45" table:formula="of:=[.$C$17]" office:value-type="percentage" office:value="0.005">
            <text:p>0.50%</text:p>
          </table:table-cell>
          <table:table-cell table:style-name="ce52" office:value-type="percentage" office:value="1">
            <text:p>100%</text:p>
          </table:table-cell>
          <table:table-cell/>
          <table:table-cell table:style-name="ce41" table:formula="of:=[.$B$17]" office:value-type="percentage" office:value="0.11">
            <text:p>11.00%</text:p>
          </table:table-cell>
          <table:table-cell table:style-name="ce45" table:formula="of:=[.$C$17]" office:value-type="percentage" office:value="0.005">
            <text:p>0.50%</text:p>
          </table:table-cell>
          <table:table-cell table:number-columns-repeated="200"/>
        </table:table-row>
        <table:table-row table:style-name="ro1">
          <table:table-cell office:value-type="string">
            <text:p>letter to legal</text:p>
          </table:table-cell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 table:style-name="ce53" office:value-type="float" office:value="1">
            <text:p>1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 table:number-columns-repeated="200"/>
        </table:table-row>
        <table:table-row table:style-name="ro1">
          <table:table-cell table:number-columns-repeated="6"/>
          <table:table-cell table:style-name="ce53"/>
          <table:table-cell table:number-columns-repeated="203"/>
        </table:table-row>
        <table:table-row table:style-name="ro1">
          <table:table-cell office:value-type="string">
            <text:p>cartridge</text:p>
          </table:table-cell>
          <table:table-cell table:number-columns-repeated="5"/>
          <table:table-cell table:style-name="ce53"/>
          <table:table-cell table:number-columns-repeated="203"/>
        </table:table-row>
        <table:table-row table:style-name="ro2">
          <table:table-cell table:style-name="ce36" office:value-type="string">
            <text:p>cpp</text:p>
          </table:table-cell>
          <table:table-cell table:style-name="ce39" table:formula="of:=[.B24]/[.B22]" office:value-type="currency" office:currency="USD" office:value="0.00467466666666667">
            <text:p>$0.005</text:p>
          </table:table-cell>
          <table:table-cell table:style-name="ce44" table:formula="of:=[.C24]/[.C22]" office:value-type="currency" office:currency="USD" office:value="0.07425">
            <text:p>$0.074</text:p>
          </table:table-cell>
          <table:table-cell table:style-name="ce36"/>
          <table:table-cell table:style-name="ce39" table:formula="of:=[.E24]/[.E22]" office:value-type="currency" office:currency="USD" office:value="0.00272222222222222">
            <text:p>$0.003</text:p>
          </table:table-cell>
          <table:table-cell table:style-name="ce44" table:formula="of:=[.F24]/[.F22]" office:value-type="currency" office:currency="USD" office:value="0.0305">
            <text:p>$0.031</text:p>
          </table:table-cell>
          <table:table-cell table:style-name="ce54" table:formula="of:=[.G24]/[.G22]" office:value-type="currency" office:currency="USD" office:value="0.00566666666666667">
            <text:p>$0.006</text:p>
          </table:table-cell>
          <table:table-cell/>
          <table:table-cell table:style-name="ce39" table:formula="of:=[.I24]/[.I22]" office:value-type="currency" office:currency="USD" office:value="0.0136363636363636">
            <text:p>$0.014</text:p>
          </table:table-cell>
          <table:table-cell table:style-name="ce44" table:formula="of:=[.J24]/[.J22]" office:value-type="currency" office:currency="USD" office:value="0.045">
            <text:p>$0.045</text:p>
          </table:table-cell>
          <table:table-cell table:number-columns-repeated="2"/>
          <table:table-cell table:number-columns-repeated="198"/>
        </table:table-row>
        <table:table-row table:style-name="ro1">
          <table:table-cell table:style-name="ce24" office:value-type="string">
            <text:p>letter pages</text:p>
          </table:table-cell>
          <table:table-cell table:style-name="ce40" office:value-type="float" office:value="7500">
            <text:p>7,500</text:p>
          </table:table-cell>
          <table:table-cell table:style-name="ce12" office:value-type="float" office:value="400">
            <text:p>400</text:p>
          </table:table-cell>
          <table:table-cell table:style-name="ce24"/>
          <table:table-cell table:style-name="ce40" office:value-type="float" office:value="18000">
            <text:p>18,000</text:p>
          </table:table-cell>
          <table:table-cell table:style-name="ce12" office:value-type="float" office:value="12000">
            <text:p>12,000</text:p>
          </table:table-cell>
          <table:table-cell table:style-name="ce51" office:value-type="float" office:value="30000">
            <text:p>30,000</text:p>
          </table:table-cell>
          <table:table-cell/>
          <table:table-cell table:style-name="ce40" office:value-type="float" office:value="2200">
            <text:p>2,200</text:p>
          </table:table-cell>
          <table:table-cell table:style-name="ce12" office:value-type="float" office:value="2000">
            <text:p>2,000</text:p>
          </table:table-cell>
          <table:table-cell table:number-columns-repeated="200"/>
        </table:table-row>
        <table:table-row table:style-name="ro1">
          <table:table-cell office:value-type="string">
            <text:p>coverage</text:p>
          </table:table-cell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 table:style-name="ce52" office:value-type="percentage" office:value="1">
            <text:p>1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 table:number-columns-repeated="200"/>
        </table:table-row>
        <table:table-row table:style-name="ro1">
          <table:table-cell table:style-name="ce28" office:value-type="string">
            <text:p>cost</text:p>
          </table:table-cell>
          <table:table-cell table:style-name="ce42" office:value-type="currency" office:currency="USD" office:value="35.06">
            <text:p>$35.06</text:p>
          </table:table-cell>
          <table:table-cell table:style-name="ce17" office:value-type="currency" office:currency="USD" office:value="29.7">
            <text:p>$29.70</text:p>
          </table:table-cell>
          <table:table-cell table:style-name="ce28"/>
          <table:table-cell table:style-name="ce42" office:value-type="currency" office:currency="USD" office:value="49">
            <text:p>$49.00</text:p>
          </table:table-cell>
          <table:table-cell table:style-name="ce17" table:formula="of:=122*3" office:value-type="currency" office:currency="USD" office:value="366">
            <text:p>$366.00</text:p>
          </table:table-cell>
          <table:table-cell table:style-name="ce55" office:value-type="currency" office:currency="USD" office:value="170">
            <text:p>$170.00</text:p>
          </table:table-cell>
          <table:table-cell table:style-name="ce28"/>
          <table:table-cell table:style-name="ce42" office:value-type="currency" office:currency="USD" office:value="30">
            <text:p>$30.00</text:p>
          </table:table-cell>
          <table:table-cell table:style-name="ce17" table:formula="of:=90" office:value-type="currency" office:currency="USD" office:value="90">
            <text:p>$90.00</text:p>
          </table:table-cell>
          <table:table-cell table:style-name="ce28" table:number-columns-repeated="200"/>
        </table:table-row>
        <table:table-row table:style-name="ro1">
          <table:table-cell table:style-name="ce28" table:number-columns-repeated="210"/>
        </table:table-row>
        <table:table-row table:style-name="ro1" table:number-rows-repeated="2">
          <table:table-cell table:style-name="ce28" table:number-columns-repeated="5"/>
          <table:table-cell table:style-name="ce24"/>
          <table:table-cell table:style-name="ce28" table:number-columns-repeated="20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ce28"/>
          <table:table-cell table:style-name="ce56"/>
          <table:table-cell table:style-name="ce28" table:number-columns-repeated="20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ce36"/>
          <table:table-cell table:style-name="ce24"/>
          <table:table-cell/>
          <table:table-cell table:style-name="Default" table:number-columns-repeated="2"/>
          <table:table-cell table:number-columns-repeated="200"/>
        </table:table-row>
      </table:table>
      <table:table table:name="UPS" table:style-name="ta1" table:print="false">
        <table:table-column table:style-name="co1" table:default-cell-style-name="ce60"/>
        <table:table-column table:style-name="co1" table:number-columns-repeated="2" table:default-cell-style-name="ce68"/>
        <table:table-row table:style-name="ro1">
          <table:table-cell table:style-name="ce57" office:value-type="string">
            <text:p>UPS Ground</text:p>
          </table:table-cell>
          <table:table-cell table:style-name="ce65" office:value-type="string">
            <text:p>Zone 2</text:p>
          </table:table-cell>
          <table:table-cell table:style-name="ce65" office:value-type="string">
            <text:p>Zone 3</text:p>
          </table:table-cell>
        </table:table-row>
        <table:table-row table:style-name="ro1">
          <table:table-cell table:style-name="ce58" office:value-type="string">
            <text:p>1 Lbs.</text:p>
          </table:table-cell>
          <table:table-cell table:style-name="ce66" office:value-type="float" office:value="4.2">
            <text:p>4.20 </text:p>
          </table:table-cell>
          <table:table-cell table:style-name="ce66" office:value-type="float" office:value="4.32">
            <text:p>4.32 </text:p>
          </table:table-cell>
        </table:table-row>
        <table:table-row table:style-name="ro1">
          <table:table-cell table:style-name="ce59" office:value-type="float" office:value="2">
            <text:p>2</text:p>
          </table:table-cell>
          <table:table-cell table:style-name="ce67" office:value-type="float" office:value="4.27">
            <text:p>4.27 </text:p>
          </table:table-cell>
          <table:table-cell table:style-name="ce67" office:value-type="float" office:value="4.54">
            <text:p>4.54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31">
            <text:p>4.31 </text:p>
          </table:table-cell>
          <table:table-cell office:value-type="float" office:value="4.75">
            <text:p>4.75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43">
            <text:p>4.43 </text:p>
          </table:table-cell>
          <table:table-cell office:value-type="float" office:value="4.92">
            <text:p>4.92 </text:p>
          </table:table-cell>
        </table:table-row>
        <table:table-row table:style-name="ro1">
          <table:table-cell table:style-name="ce61" office:value-type="float" office:value="5">
            <text:p>5</text:p>
          </table:table-cell>
          <table:table-cell table:style-name="ce69" office:value-type="float" office:value="4.65">
            <text:p>4.65 </text:p>
          </table:table-cell>
          <table:table-cell table:style-name="ce69" office:value-type="float" office:value="5">
            <text:p>5.00 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67" office:value-type="float" office:value="4.8">
            <text:p>4.80 </text:p>
          </table:table-cell>
          <table:table-cell table:style-name="ce67" office:value-type="float" office:value="5.17">
            <text:p>5.17 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office:value-type="float" office:value="5.05">
            <text:p>5.05 </text:p>
          </table:table-cell>
          <table:table-cell office:value-type="float" office:value="5.33">
            <text:p>5.33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25">
            <text:p>5.25 </text:p>
          </table:table-cell>
          <table:table-cell office:value-type="float" office:value="5.51">
            <text:p>5.51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4">
            <text:p>5.40 </text:p>
          </table:table-cell>
          <table:table-cell office:value-type="float" office:value="5.67">
            <text:p>5.67 </text:p>
          </table:table-cell>
        </table:table-row>
        <table:table-row table:style-name="ro1">
          <table:table-cell table:style-name="ce61" office:value-type="float" office:value="10">
            <text:p>10</text:p>
          </table:table-cell>
          <table:table-cell office:value-type="float" office:value="5.59">
            <text:p>5.59 </text:p>
          </table:table-cell>
          <table:table-cell table:style-name="ce69" office:value-type="float" office:value="5.71">
            <text:p>5.71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67" office:value-type="float" office:value="5.78">
            <text:p>5.78 </text:p>
          </table:table-cell>
          <table:table-cell office:value-type="float" office:value="5.98">
            <text:p>5.98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95">
            <text:p>5.95 </text:p>
          </table:table-cell>
          <table:table-cell office:value-type="float" office:value="6.18">
            <text:p>6.18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15">
            <text:p>6.15 </text:p>
          </table:table-cell>
          <table:table-cell office:value-type="float" office:value="6.38">
            <text:p>6.38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28">
            <text:p>6.28 </text:p>
          </table:table-cell>
          <table:table-cell office:value-type="float" office:value="6.58">
            <text:p>6.58 </text:p>
          </table:table-cell>
        </table:table-row>
        <table:table-row table:style-name="ro1">
          <table:table-cell table:style-name="ce63" office:value-type="float" office:value="15">
            <text:p>15</text:p>
          </table:table-cell>
          <table:table-cell table:style-name="ce69" office:value-type="float" office:value="6.41">
            <text:p>6.41 </text:p>
          </table:table-cell>
          <table:table-cell table:style-name="ce69" office:value-type="float" office:value="6.79">
            <text:p>6.79 </text:p>
          </table:table-cell>
        </table:table-row>
        <table:table-row table:style-name="ro1">
          <table:table-cell table:style-name="ce64" office:value-type="float" office:value="16">
            <text:p>16</text:p>
          </table:table-cell>
          <table:table-cell table:style-name="ce67" office:value-type="float" office:value="6.51">
            <text:p>6.51 </text:p>
          </table:table-cell>
          <table:table-cell table:style-name="ce67" office:value-type="float" office:value="6.92">
            <text:p>6.92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58">
            <text:p>6.58 </text:p>
          </table:table-cell>
          <table:table-cell office:value-type="float" office:value="7.15">
            <text:p>7.15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68">
            <text:p>6.68 </text:p>
          </table:table-cell>
          <table:table-cell office:value-type="float" office:value="7.38">
            <text:p>7.38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82">
            <text:p>6.82 </text:p>
          </table:table-cell>
          <table:table-cell office:value-type="float" office:value="7.62">
            <text:p>7.62 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9" office:value-type="float" office:value="6.96">
            <text:p>6.96 </text:p>
          </table:table-cell>
          <table:table-cell table:style-name="ce69" office:value-type="float" office:value="7.87">
            <text:p>7.87 </text:p>
          </table:table-cell>
        </table:table-row>
        <table:table-row table:style-name="ro1">
          <table:table-cell table:style-name="ce64" office:value-type="float" office:value="21">
            <text:p>21</text:p>
          </table:table-cell>
          <table:table-cell table:style-name="ce67" office:value-type="float" office:value="7.12">
            <text:p>7.12 </text:p>
          </table:table-cell>
          <table:table-cell table:style-name="ce67" office:value-type="float" office:value="8.12">
            <text:p>8.12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28">
            <text:p>7.28 </text:p>
          </table:table-cell>
          <table:table-cell office:value-type="float" office:value="8.36">
            <text:p>8.36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.46">
            <text:p>7.46 </text:p>
          </table:table-cell>
          <table:table-cell office:value-type="float" office:value="8.61">
            <text:p>8.61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63">
            <text:p>7.63 </text:p>
          </table:table-cell>
          <table:table-cell office:value-type="float" office:value="8.83">
            <text:p>8.83 </text:p>
          </table:table-cell>
        </table:table-row>
        <table:table-row table:style-name="ro1">
          <table:table-cell table:style-name="ce61" office:value-type="float" office:value="25">
            <text:p>25</text:p>
          </table:table-cell>
          <table:table-cell table:style-name="ce69" office:value-type="float" office:value="7.81">
            <text:p>7.81 </text:p>
          </table:table-cell>
          <table:table-cell table:style-name="ce69" office:value-type="float" office:value="9.07">
            <text:p>9.07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67" office:value-type="float" office:value="8.02">
            <text:p>8.02 </text:p>
          </table:table-cell>
          <table:table-cell table:style-name="ce67" office:value-type="float" office:value="9.29">
            <text:p>9.29 </text:p>
          </table:table-cell>
        </table:table-row>
        <table:table-row table:style-name="ro1">
          <table:table-cell table:style-name="ce62" office:value-type="float" office:value="27">
            <text:p>27</text:p>
          </table:table-cell>
          <table:table-cell office:value-type="float" office:value="8.21">
            <text:p>8.21 </text:p>
          </table:table-cell>
          <table:table-cell office:value-type="float" office:value="9.5">
            <text:p>9.50 </text:p>
          </table:table-cell>
        </table:table-row>
        <table:table-row table:style-name="ro1">
          <table:table-cell table:style-name="ce62" office:value-type="float" office:value="28">
            <text:p>28</text:p>
          </table:table-cell>
          <table:table-cell office:value-type="float" office:value="8.38">
            <text:p>8.38 </text:p>
          </table:table-cell>
          <table:table-cell office:value-type="float" office:value="9.73">
            <text:p>9.73 </text:p>
          </table:table-cell>
        </table:table-row>
        <table:table-row table:style-name="ro1">
          <table:table-cell table:style-name="ce62" office:value-type="float" office:value="29">
            <text:p>29</text:p>
          </table:table-cell>
          <table:table-cell office:value-type="float" office:value="8.57">
            <text:p>8.57 </text:p>
          </table:table-cell>
          <table:table-cell office:value-type="float" office:value="9.95">
            <text:p>9.95 </text:p>
          </table:table-cell>
        </table:table-row>
        <table:table-row table:style-name="ro1">
          <table:table-cell table:style-name="ce62" office:value-type="float" office:value="30">
            <text:p>30</text:p>
          </table:table-cell>
          <table:table-cell table:style-name="ce69" office:value-type="float" office:value="8.78">
            <text:p>8.78 </text:p>
          </table:table-cell>
          <table:table-cell table:style-name="ce69" office:value-type="float" office:value="10.2">
            <text:p>10.20 </text:p>
          </table:table-cell>
        </table:table-row>
        <table:table-row table:style-name="ro1">
          <table:table-cell table:style-name="ce59" office:value-type="float" office:value="31">
            <text:p>31</text:p>
          </table:table-cell>
          <table:table-cell table:style-name="ce67" office:value-type="float" office:value="8.95">
            <text:p>8.95 </text:p>
          </table:table-cell>
          <table:table-cell table:style-name="ce67" office:value-type="float" office:value="10.41">
            <text:p>10.41 </text:p>
          </table:table-cell>
        </table:table-row>
        <table:table-row table:style-name="ro1">
          <table:table-cell table:style-name="ce62" office:value-type="float" office:value="32">
            <text:p>32</text:p>
          </table:table-cell>
          <table:table-cell office:value-type="float" office:value="9.03">
            <text:p>9.03 </text:p>
          </table:table-cell>
          <table:table-cell office:value-type="float" office:value="10.63">
            <text:p>10.63 </text:p>
          </table:table-cell>
        </table:table-row>
        <table:table-row table:style-name="ro1">
          <table:table-cell table:style-name="ce62" office:value-type="float" office:value="33">
            <text:p>33</text:p>
          </table:table-cell>
          <table:table-cell office:value-type="float" office:value="9.21">
            <text:p>9.21 </text:p>
          </table:table-cell>
          <table:table-cell office:value-type="float" office:value="10.87">
            <text:p>10.87 </text:p>
          </table:table-cell>
        </table:table-row>
        <table:table-row table:style-name="ro1">
          <table:table-cell table:style-name="ce62" office:value-type="float" office:value="34">
            <text:p>34</text:p>
          </table:table-cell>
          <table:table-cell office:value-type="float" office:value="9.38">
            <text:p>9.38 </text:p>
          </table:table-cell>
          <table:table-cell office:value-type="float" office:value="11.11">
            <text:p>11.11 </text:p>
          </table:table-cell>
        </table:table-row>
        <table:table-row table:style-name="ro1">
          <table:table-cell table:style-name="ce61" office:value-type="float" office:value="35">
            <text:p>35</text:p>
          </table:table-cell>
          <table:table-cell table:style-name="ce69" office:value-type="float" office:value="9.54">
            <text:p>9.54 </text:p>
          </table:table-cell>
          <table:table-cell table:style-name="ce69" office:value-type="float" office:value="11.37">
            <text:p>11.37 </text:p>
          </table:table-cell>
        </table:table-row>
        <table:table-row table:style-name="ro1">
          <table:table-cell table:style-name="ce58" office:value-type="string">
            <text:p>36 Lbs.</text:p>
          </table:table-cell>
          <table:table-cell table:style-name="ce66" office:value-type="float" office:value="9.71">
            <text:p>9.71 </text:p>
          </table:table-cell>
          <table:table-cell table:style-name="ce66" office:value-type="float" office:value="11.57">
            <text:p>11.57 </text:p>
          </table:table-cell>
        </table:table-row>
        <table:table-row table:style-name="ro1">
          <table:table-cell table:style-name="ce59" office:value-type="float" office:value="37">
            <text:p>37</text:p>
          </table:table-cell>
          <table:table-cell table:style-name="ce67" office:value-type="float" office:value="9.89">
            <text:p>9.89 </text:p>
          </table:table-cell>
          <table:table-cell table:style-name="ce67" office:value-type="float" office:value="11.83">
            <text:p>11.83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.04">
            <text:p>10.04 </text:p>
          </table:table-cell>
          <table:table-cell office:value-type="float" office:value="12.05">
            <text:p>12.05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.18">
            <text:p>10.18 </text:p>
          </table:table-cell>
          <table:table-cell office:value-type="float" office:value="12.28">
            <text:p>12.28 </text:p>
          </table:table-cell>
        </table:table-row>
        <table:table-row table:style-name="ro1">
          <table:table-cell table:style-name="ce61" office:value-type="float" office:value="40">
            <text:p>40</text:p>
          </table:table-cell>
          <table:table-cell table:style-name="ce69" office:value-type="float" office:value="10.34">
            <text:p>10.34 </text:p>
          </table:table-cell>
          <table:table-cell table:style-name="ce69" office:value-type="float" office:value="12.55">
            <text:p>12.55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67" office:value-type="float" office:value="10.5">
            <text:p>10.50 </text:p>
          </table:table-cell>
          <table:table-cell table:style-name="ce67" office:value-type="float" office:value="12.76">
            <text:p>12.76 </text:p>
          </table:table-cell>
        </table:table-row>
        <table:table-row table:style-name="ro1">
          <table:table-cell table:style-name="ce62" office:value-type="float" office:value="42">
            <text:p>42</text:p>
          </table:table-cell>
          <table:table-cell office:value-type="float" office:value="10.66">
            <text:p>10.66 </text:p>
          </table:table-cell>
          <table:table-cell office:value-type="float" office:value="12.99">
            <text:p>12.99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.8">
            <text:p>10.80 </text:p>
          </table:table-cell>
          <table:table-cell office:value-type="float" office:value="13.22">
            <text:p>13.22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.94">
            <text:p>10.94 </text:p>
          </table:table-cell>
          <table:table-cell office:value-type="float" office:value="13.44">
            <text:p>13.44 </text:p>
          </table:table-cell>
        </table:table-row>
        <table:table-row table:style-name="ro1">
          <table:table-cell table:style-name="ce61" office:value-type="float" office:value="45">
            <text:p>45</text:p>
          </table:table-cell>
          <table:table-cell office:value-type="float" office:value="11.06">
            <text:p>11.06 </text:p>
          </table:table-cell>
          <table:table-cell table:style-name="ce69" office:value-type="float" office:value="13.68">
            <text:p>13.68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67" office:value-type="float" office:value="11.18">
            <text:p>11.18 </text:p>
          </table:table-cell>
          <table:table-cell office:value-type="float" office:value="13.9">
            <text:p>13.90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.3">
            <text:p>11.30 </text:p>
          </table:table-cell>
          <table:table-cell office:value-type="float" office:value="14.1">
            <text:p>14.10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.42">
            <text:p>11.42 </text:p>
          </table:table-cell>
          <table:table-cell office:value-type="float" office:value="14.3">
            <text:p>14.30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.54">
            <text:p>11.54 </text:p>
          </table:table-cell>
          <table:table-cell office:value-type="float" office:value="14.48">
            <text:p>14.48 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9" office:value-type="float" office:value="11.66">
            <text:p>11.66 </text:p>
          </table:table-cell>
          <table:table-cell table:style-name="ce69" office:value-type="float" office:value="14.65">
            <text:p>14.65 </text:p>
          </table:table-cell>
        </table:table-row>
        <table:table-row table:style-name="ro1">
          <table:table-cell table:style-name="ce64" office:value-type="float" office:value="51">
            <text:p>51</text:p>
          </table:table-cell>
          <table:table-cell table:style-name="ce67" office:value-type="float" office:value="11.78">
            <text:p>11.78 </text:p>
          </table:table-cell>
          <table:table-cell table:style-name="ce67" office:value-type="float" office:value="14.78">
            <text:p>14.78 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.9">
            <text:p>11.90 </text:p>
          </table:table-cell>
          <table:table-cell office:value-type="float" office:value="14.91">
            <text:p>14.91 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.02">
            <text:p>12.02 </text:p>
          </table:table-cell>
          <table:table-cell office:value-type="float" office:value="15.07">
            <text:p>15.07 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.14">
            <text:p>12.14 </text:p>
          </table:table-cell>
          <table:table-cell office:value-type="float" office:value="15.2">
            <text:p>15.20 </text:p>
          </table:table-cell>
        </table:table-row>
        <table:table-row table:style-name="ro1">
          <table:table-cell table:style-name="ce63" office:value-type="float" office:value="55">
            <text:p>55</text:p>
          </table:table-cell>
          <table:table-cell table:style-name="ce69" office:value-type="float" office:value="12.26">
            <text:p>12.26 </text:p>
          </table:table-cell>
          <table:table-cell table:style-name="ce69" office:value-type="float" office:value="15.33">
            <text:p>15.33 </text:p>
          </table:table-cell>
        </table:table-row>
        <table:table-row table:style-name="ro1">
          <table:table-cell table:style-name="ce64" office:value-type="float" office:value="56">
            <text:p>56</text:p>
          </table:table-cell>
          <table:table-cell table:style-name="ce67" office:value-type="float" office:value="12.38">
            <text:p>12.38 </text:p>
          </table:table-cell>
          <table:table-cell table:style-name="ce67" office:value-type="float" office:value="15.47">
            <text:p>15.47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.5">
            <text:p>12.50 </text:p>
          </table:table-cell>
          <table:table-cell office:value-type="float" office:value="15.63">
            <text:p>15.63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.62">
            <text:p>12.62 </text:p>
          </table:table-cell>
          <table:table-cell office:value-type="float" office:value="15.8">
            <text:p>15.80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.74">
            <text:p>12.74 </text:p>
          </table:table-cell>
          <table:table-cell office:value-type="float" office:value="15.97">
            <text:p>15.97 </text:p>
          </table:table-cell>
        </table:table-row>
        <table:table-row table:style-name="ro1">
          <table:table-cell table:style-name="ce61" office:value-type="float" office:value="60">
            <text:p>60</text:p>
          </table:table-cell>
          <table:table-cell table:style-name="ce69" office:value-type="float" office:value="12.86">
            <text:p>12.86 </text:p>
          </table:table-cell>
          <table:table-cell table:style-name="ce69" office:value-type="float" office:value="16.14">
            <text:p>16.14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67" office:value-type="float" office:value="12.99">
            <text:p>12.99 </text:p>
          </table:table-cell>
          <table:table-cell table:style-name="ce67" office:value-type="float" office:value="16.29">
            <text:p>16.29 </text:p>
          </table:table-cell>
        </table:table-row>
        <table:table-row table:style-name="ro1">
          <table:table-cell table:style-name="ce62" office:value-type="float" office:value="62">
            <text:p>62</text:p>
          </table:table-cell>
          <table:table-cell office:value-type="float" office:value="13.09">
            <text:p>13.09 </text:p>
          </table:table-cell>
          <table:table-cell office:value-type="float" office:value="16.42">
            <text:p>16.42 </text:p>
          </table:table-cell>
        </table:table-row>
        <table:table-row table:style-name="ro1">
          <table:table-cell table:style-name="ce62" office:value-type="float" office:value="63">
            <text:p>63</text:p>
          </table:table-cell>
          <table:table-cell office:value-type="float" office:value="13.2">
            <text:p>13.20 </text:p>
          </table:table-cell>
          <table:table-cell office:value-type="float" office:value="16.58">
            <text:p>16.58 </text:p>
          </table:table-cell>
        </table:table-row>
        <table:table-row table:style-name="ro1">
          <table:table-cell table:style-name="ce62" office:value-type="float" office:value="64">
            <text:p>64</text:p>
          </table:table-cell>
          <table:table-cell office:value-type="float" office:value="13.31">
            <text:p>13.31 </text:p>
          </table:table-cell>
          <table:table-cell office:value-type="float" office:value="16.75">
            <text:p>16.75 </text:p>
          </table:table-cell>
        </table:table-row>
        <table:table-row table:style-name="ro1">
          <table:table-cell table:style-name="ce62" office:value-type="float" office:value="65">
            <text:p>65</text:p>
          </table:table-cell>
          <table:table-cell table:style-name="ce69" office:value-type="float" office:value="13.42">
            <text:p>13.42 </text:p>
          </table:table-cell>
          <table:table-cell table:style-name="ce69" office:value-type="float" office:value="16.94">
            <text:p>16.94 </text:p>
          </table:table-cell>
        </table:table-row>
        <table:table-row table:style-name="ro1">
          <table:table-cell table:style-name="ce59" office:value-type="float" office:value="66">
            <text:p>66</text:p>
          </table:table-cell>
          <table:table-cell table:style-name="ce67" office:value-type="float" office:value="13.53">
            <text:p>13.53 </text:p>
          </table:table-cell>
          <table:table-cell table:style-name="ce67" office:value-type="float" office:value="17.15">
            <text:p>17.15 </text:p>
          </table:table-cell>
        </table:table-row>
        <table:table-row table:style-name="ro1">
          <table:table-cell table:style-name="ce62" office:value-type="float" office:value="67">
            <text:p>67</text:p>
          </table:table-cell>
          <table:table-cell office:value-type="float" office:value="13.64">
            <text:p>13.64 </text:p>
          </table:table-cell>
          <table:table-cell office:value-type="float" office:value="17.33">
            <text:p>17.33 </text:p>
          </table:table-cell>
        </table:table-row>
        <table:table-row table:style-name="ro1">
          <table:table-cell table:style-name="ce62" office:value-type="float" office:value="68">
            <text:p>68</text:p>
          </table:table-cell>
          <table:table-cell office:value-type="float" office:value="13.75">
            <text:p>13.75 </text:p>
          </table:table-cell>
          <table:table-cell office:value-type="float" office:value="17.5">
            <text:p>17.50 </text:p>
          </table:table-cell>
        </table:table-row>
        <table:table-row table:style-name="ro1">
          <table:table-cell table:style-name="ce62" office:value-type="float" office:value="69">
            <text:p>69</text:p>
          </table:table-cell>
          <table:table-cell office:value-type="float" office:value="13.86">
            <text:p>13.86 </text:p>
          </table:table-cell>
          <table:table-cell office:value-type="float" office:value="17.67">
            <text:p>17.67 </text:p>
          </table:table-cell>
        </table:table-row>
        <table:table-row table:style-name="ro1">
          <table:table-cell table:style-name="ce61" office:value-type="float" office:value="70">
            <text:p>70</text:p>
          </table:table-cell>
          <table:table-cell table:style-name="ce69" office:value-type="float" office:value="13.97">
            <text:p>13.97 </text:p>
          </table:table-cell>
          <table:table-cell table:style-name="ce69" office:value-type="float" office:value="17.84">
            <text:p>17.84 </text:p>
          </table:table-cell>
        </table:table-row>
        <table:table-row table:style-name="ro1">
          <table:table-cell table:style-name="ce59" office:value-type="float" office:value="71">
            <text:p>71</text:p>
          </table:table-cell>
          <table:table-cell table:style-name="ce67" office:value-type="float" office:value="14.6">
            <text:p>14.60 </text:p>
          </table:table-cell>
          <table:table-cell table:style-name="ce67" office:value-type="float" office:value="18.36">
            <text:p>18.36 </text:p>
          </table:table-cell>
        </table:table-row>
        <table:table-row table:style-name="ro1">
          <table:table-cell table:style-name="ce62" office:value-type="float" office:value="72">
            <text:p>72</text:p>
          </table:table-cell>
          <table:table-cell office:value-type="float" office:value="15.33">
            <text:p>15.33 </text:p>
          </table:table-cell>
          <table:table-cell office:value-type="float" office:value="19.06">
            <text:p>19.06 </text:p>
          </table:table-cell>
        </table:table-row>
        <table:table-row table:style-name="ro1">
          <table:table-cell table:style-name="ce62" office:value-type="float" office:value="73">
            <text:p>73</text:p>
          </table:table-cell>
          <table:table-cell office:value-type="float" office:value="16.09">
            <text:p>16.09 </text:p>
          </table:table-cell>
          <table:table-cell office:value-type="float" office:value="19.75">
            <text:p>19.75 </text:p>
          </table:table-cell>
        </table:table-row>
        <table:table-row table:style-name="ro1">
          <table:table-cell table:style-name="ce62" office:value-type="float" office:value="74">
            <text:p>74</text:p>
          </table:table-cell>
          <table:table-cell office:value-type="float" office:value="16.84">
            <text:p>16.84 </text:p>
          </table:table-cell>
          <table:table-cell office:value-type="float" office:value="20.44">
            <text:p>20.44 </text:p>
          </table:table-cell>
        </table:table-row>
        <table:table-row table:style-name="ro1">
          <table:table-cell table:style-name="ce61" office:value-type="float" office:value="75">
            <text:p>75</text:p>
          </table:table-cell>
          <table:table-cell table:style-name="ce69" office:value-type="float" office:value="17.6">
            <text:p>17.60 </text:p>
          </table:table-cell>
          <table:table-cell table:style-name="ce69" office:value-type="float" office:value="21.13">
            <text:p>21.13 </text:p>
          </table:table-cell>
        </table:table-row>
        <table:table-row table:style-name="ro1">
          <table:table-cell table:style-name="ce58" office:value-type="string">
            <text:p>76 Lbs.</text:p>
          </table:table-cell>
          <table:table-cell table:style-name="ce66" office:value-type="float" office:value="18.35">
            <text:p>18.35 </text:p>
          </table:table-cell>
          <table:table-cell table:style-name="ce66" office:value-type="float" office:value="21.83">
            <text:p>21.83 </text:p>
          </table:table-cell>
        </table:table-row>
        <table:table-row table:style-name="ro1">
          <table:table-cell table:style-name="ce59" office:value-type="float" office:value="77">
            <text:p>77</text:p>
          </table:table-cell>
          <table:table-cell table:style-name="ce67" office:value-type="float" office:value="19.11">
            <text:p>19.11 </text:p>
          </table:table-cell>
          <table:table-cell table:style-name="ce67" office:value-type="float" office:value="22.52">
            <text:p>22.52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.87">
            <text:p>19.87 </text:p>
          </table:table-cell>
          <table:table-cell office:value-type="float" office:value="23.21">
            <text:p>23.21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.62">
            <text:p>20.62 </text:p>
          </table:table-cell>
          <table:table-cell office:value-type="float" office:value="23.91">
            <text:p>23.91 </text:p>
          </table:table-cell>
        </table:table-row>
        <table:table-row table:style-name="ro1">
          <table:table-cell table:style-name="ce61" office:value-type="float" office:value="80">
            <text:p>80</text:p>
          </table:table-cell>
          <table:table-cell table:style-name="ce69" office:value-type="float" office:value="21.38">
            <text:p>21.38 </text:p>
          </table:table-cell>
          <table:table-cell table:style-name="ce69" office:value-type="float" office:value="24.6">
            <text:p>24.60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67" office:value-type="float" office:value="21.93">
            <text:p>21.93 </text:p>
          </table:table-cell>
          <table:table-cell table:style-name="ce67" office:value-type="float" office:value="25.19">
            <text:p>25.19 </text:p>
          </table:table-cell>
        </table:table-row>
        <table:table-row table:style-name="ro1">
          <table:table-cell table:style-name="ce62" office:value-type="float" office:value="82">
            <text:p>82</text:p>
          </table:table-cell>
          <table:table-cell office:value-type="float" office:value="22.68">
            <text:p>22.68 </text:p>
          </table:table-cell>
          <table:table-cell office:value-type="float" office:value="25.8">
            <text:p>25.80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3.45">
            <text:p>23.45 </text:p>
          </table:table-cell>
          <table:table-cell office:value-type="float" office:value="26.43">
            <text:p>26.43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4.22">
            <text:p>24.22 </text:p>
          </table:table-cell>
          <table:table-cell office:value-type="float" office:value="27.1">
            <text:p>27.10 </text:p>
          </table:table-cell>
        </table:table-row>
        <table:table-row table:style-name="ro1">
          <table:table-cell table:style-name="ce61" office:value-type="float" office:value="85">
            <text:p>85</text:p>
          </table:table-cell>
          <table:table-cell office:value-type="float" office:value="25">
            <text:p>25.00 </text:p>
          </table:table-cell>
          <table:table-cell table:style-name="ce69" office:value-type="float" office:value="27.76">
            <text:p>27.76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67" office:value-type="float" office:value="25.8">
            <text:p>25.80 </text:p>
          </table:table-cell>
          <table:table-cell office:value-type="float" office:value="28.43">
            <text:p>28.43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6.6">
            <text:p>26.60 </text:p>
          </table:table-cell>
          <table:table-cell office:value-type="float" office:value="29.1">
            <text:p>29.10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7.43">
            <text:p>27.43 </text:p>
          </table:table-cell>
          <table:table-cell office:value-type="float" office:value="29.77">
            <text:p>29.77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.26">
            <text:p>28.26 </text:p>
          </table:table-cell>
          <table:table-cell office:value-type="float" office:value="30.43">
            <text:p>30.43 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9" office:value-type="float" office:value="29.09">
            <text:p>29.09 </text:p>
          </table:table-cell>
          <table:table-cell table:style-name="ce69" office:value-type="float" office:value="31.09">
            <text:p>31.09 </text:p>
          </table:table-cell>
        </table:table-row>
        <table:table-row table:style-name="ro1">
          <table:table-cell table:style-name="ce64" office:value-type="float" office:value="91">
            <text:p>91</text:p>
          </table:table-cell>
          <table:table-cell table:style-name="ce67" office:value-type="float" office:value="29.8">
            <text:p>29.80 </text:p>
          </table:table-cell>
          <table:table-cell table:style-name="ce67" office:value-type="float" office:value="31.77">
            <text:p>31.77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0.52">
            <text:p>30.52 </text:p>
          </table:table-cell>
          <table:table-cell office:value-type="float" office:value="32.43">
            <text:p>32.43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1.24">
            <text:p>31.24 </text:p>
          </table:table-cell>
          <table:table-cell office:value-type="float" office:value="33.09">
            <text:p>33.09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1.98">
            <text:p>31.98 </text:p>
          </table:table-cell>
          <table:table-cell office:value-type="float" office:value="33.75">
            <text:p>33.75 </text:p>
          </table:table-cell>
        </table:table-row>
        <table:table-row table:style-name="ro1">
          <table:table-cell table:style-name="ce63" office:value-type="float" office:value="95">
            <text:p>95</text:p>
          </table:table-cell>
          <table:table-cell table:style-name="ce69" office:value-type="float" office:value="32.72">
            <text:p>32.72 </text:p>
          </table:table-cell>
          <table:table-cell table:style-name="ce69" office:value-type="float" office:value="34.42">
            <text:p>34.42 </text:p>
          </table:table-cell>
        </table:table-row>
        <table:table-row table:style-name="ro1">
          <table:table-cell table:style-name="ce64" office:value-type="float" office:value="96">
            <text:p>96</text:p>
          </table:table-cell>
          <table:table-cell table:style-name="ce67" office:value-type="float" office:value="33.46">
            <text:p>33.46 </text:p>
          </table:table-cell>
          <table:table-cell table:style-name="ce67" office:value-type="float" office:value="35.08">
            <text:p>35.08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4.22">
            <text:p>34.22 </text:p>
          </table:table-cell>
          <table:table-cell office:value-type="float" office:value="35.74">
            <text:p>35.74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4.99">
            <text:p>34.99 </text:p>
          </table:table-cell>
          <table:table-cell office:value-type="float" office:value="36.32">
            <text:p>36.32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5.77">
            <text:p>35.77 </text:p>
          </table:table-cell>
          <table:table-cell office:value-type="float" office:value="36.9">
            <text:p>36.90 </text:p>
          </table:table-cell>
        </table:table-row>
        <table:table-row table:style-name="ro1">
          <table:table-cell table:style-name="ce61" office:value-type="float" office:value="100">
            <text:p>100</text:p>
          </table:table-cell>
          <table:table-cell table:style-name="ce69" office:value-type="float" office:value="36.54">
            <text:p>36.54 </text:p>
          </table:table-cell>
          <table:table-cell table:style-name="ce69" office:value-type="float" office:value="37.5">
            <text:p>37.50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67" office:value-type="float" office:value="37.17">
            <text:p>37.17 </text:p>
          </table:table-cell>
          <table:table-cell table:style-name="ce67" office:value-type="float" office:value="38.09">
            <text:p>38.09 </text:p>
          </table:table-cell>
        </table:table-row>
        <table:table-row table:style-name="ro1">
          <table:table-cell table:style-name="ce62" office:value-type="float" office:value="102">
            <text:p>102</text:p>
          </table:table-cell>
          <table:table-cell office:value-type="float" office:value="37.81">
            <text:p>37.81 </text:p>
          </table:table-cell>
          <table:table-cell office:value-type="float" office:value="38.68">
            <text:p>38.68 </text:p>
          </table:table-cell>
        </table:table-row>
        <table:table-row table:style-name="ro1">
          <table:table-cell table:style-name="ce62" office:value-type="float" office:value="103">
            <text:p>103</text:p>
          </table:table-cell>
          <table:table-cell office:value-type="float" office:value="38.45">
            <text:p>38.45 </text:p>
          </table:table-cell>
          <table:table-cell office:value-type="float" office:value="39.29">
            <text:p>39.29 </text:p>
          </table:table-cell>
        </table:table-row>
        <table:table-row table:style-name="ro1">
          <table:table-cell table:style-name="ce62" office:value-type="float" office:value="104">
            <text:p>104</text:p>
          </table:table-cell>
          <table:table-cell office:value-type="float" office:value="39.07">
            <text:p>39.07 </text:p>
          </table:table-cell>
          <table:table-cell office:value-type="float" office:value="39.88">
            <text:p>39.88 </text:p>
          </table:table-cell>
        </table:table-row>
        <table:table-row table:style-name="ro1">
          <table:table-cell table:style-name="ce62" office:value-type="float" office:value="105">
            <text:p>105</text:p>
          </table:table-cell>
          <table:table-cell table:style-name="ce69" office:value-type="float" office:value="39.72">
            <text:p>39.72 </text:p>
          </table:table-cell>
          <table:table-cell table:style-name="ce69" office:value-type="float" office:value="40.5">
            <text:p>40.50 </text:p>
          </table:table-cell>
        </table:table-row>
        <table:table-row table:style-name="ro1">
          <table:table-cell table:style-name="ce59" office:value-type="float" office:value="106">
            <text:p>106</text:p>
          </table:table-cell>
          <table:table-cell table:style-name="ce67" office:value-type="float" office:value="40.37">
            <text:p>40.37 </text:p>
          </table:table-cell>
          <table:table-cell table:style-name="ce67" office:value-type="float" office:value="41.11">
            <text:p>41.11 </text:p>
          </table:table-cell>
        </table:table-row>
        <table:table-row table:style-name="ro1">
          <table:table-cell table:style-name="ce62" office:value-type="float" office:value="107">
            <text:p>107</text:p>
          </table:table-cell>
          <table:table-cell office:value-type="float" office:value="41.04">
            <text:p>41.04 </text:p>
          </table:table-cell>
          <table:table-cell office:value-type="float" office:value="41.74">
            <text:p>41.74 </text:p>
          </table:table-cell>
        </table:table-row>
        <table:table-row table:style-name="ro1">
          <table:table-cell table:style-name="ce62" office:value-type="float" office:value="108">
            <text:p>108</text:p>
          </table:table-cell>
          <table:table-cell office:value-type="float" office:value="41.7">
            <text:p>41.70 </text:p>
          </table:table-cell>
          <table:table-cell office:value-type="float" office:value="42.35">
            <text:p>42.35 </text:p>
          </table:table-cell>
        </table:table-row>
        <table:table-row table:style-name="ro1">
          <table:table-cell table:style-name="ce62" office:value-type="float" office:value="109">
            <text:p>109</text:p>
          </table:table-cell>
          <table:table-cell office:value-type="float" office:value="42.35">
            <text:p>42.35 </text:p>
          </table:table-cell>
          <table:table-cell office:value-type="float" office:value="42.97">
            <text:p>42.97 </text:p>
          </table:table-cell>
        </table:table-row>
        <table:table-row table:style-name="ro1">
          <table:table-cell table:style-name="ce61" office:value-type="float" office:value="110">
            <text:p>110</text:p>
          </table:table-cell>
          <table:table-cell table:style-name="ce69" office:value-type="float" office:value="43.04">
            <text:p>43.04 </text:p>
          </table:table-cell>
          <table:table-cell table:style-name="ce69" office:value-type="float" office:value="43.61">
            <text:p>43.61 </text:p>
          </table:table-cell>
        </table:table-row>
        <table:table-row table:style-name="ro1">
          <table:table-cell table:style-name="ce59" office:value-type="float" office:value="111">
            <text:p>111</text:p>
          </table:table-cell>
          <table:table-cell table:style-name="ce67" office:value-type="float" office:value="43.51">
            <text:p>43.51 </text:p>
          </table:table-cell>
          <table:table-cell table:style-name="ce67" office:value-type="float" office:value="44.11">
            <text:p>44.11 </text:p>
          </table:table-cell>
        </table:table-row>
        <table:table-row table:style-name="ro1">
          <table:table-cell table:style-name="ce62" office:value-type="float" office:value="112">
            <text:p>112</text:p>
          </table:table-cell>
          <table:table-cell office:value-type="float" office:value="43.97">
            <text:p>43.97 </text:p>
          </table:table-cell>
          <table:table-cell office:value-type="float" office:value="44.6">
            <text:p>44.60 </text:p>
          </table:table-cell>
        </table:table-row>
        <table:table-row table:style-name="ro1">
          <table:table-cell table:style-name="ce62" office:value-type="float" office:value="113">
            <text:p>113</text:p>
          </table:table-cell>
          <table:table-cell office:value-type="float" office:value="44.44">
            <text:p>44.44 </text:p>
          </table:table-cell>
          <table:table-cell office:value-type="float" office:value="45.12">
            <text:p>45.12 </text:p>
          </table:table-cell>
        </table:table-row>
        <table:table-row table:style-name="ro1">
          <table:table-cell table:style-name="ce62" office:value-type="float" office:value="114">
            <text:p>114</text:p>
          </table:table-cell>
          <table:table-cell office:value-type="float" office:value="44.91">
            <text:p>44.91 </text:p>
          </table:table-cell>
          <table:table-cell office:value-type="float" office:value="45.63">
            <text:p>45.63 </text:p>
          </table:table-cell>
        </table:table-row>
        <table:table-row table:style-name="ro1">
          <table:table-cell table:style-name="ce61" office:value-type="float" office:value="115">
            <text:p>115</text:p>
          </table:table-cell>
          <table:table-cell table:style-name="ce69" office:value-type="float" office:value="45.4">
            <text:p>45.40 </text:p>
          </table:table-cell>
          <table:table-cell table:style-name="ce69" office:value-type="float" office:value="46.15">
            <text:p>46.15 </text:p>
          </table:table-cell>
        </table:table-row>
        <table:table-row table:style-name="ro1">
          <table:table-cell table:style-name="ce58" office:value-type="string">
            <text:p>116 Lbs.</text:p>
          </table:table-cell>
          <table:table-cell table:style-name="ce66" office:value-type="float" office:value="45.87">
            <text:p>45.87 </text:p>
          </table:table-cell>
          <table:table-cell table:style-name="ce66" office:value-type="float" office:value="46.66">
            <text:p>46.66 </text:p>
          </table:table-cell>
        </table:table-row>
        <table:table-row table:style-name="ro1">
          <table:table-cell table:style-name="ce59" office:value-type="float" office:value="117">
            <text:p>117</text:p>
          </table:table-cell>
          <table:table-cell table:style-name="ce67" office:value-type="float" office:value="46.33">
            <text:p>46.33 </text:p>
          </table:table-cell>
          <table:table-cell table:style-name="ce67" office:value-type="float" office:value="47.17">
            <text:p>47.17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6.82">
            <text:p>46.82 </text:p>
          </table:table-cell>
          <table:table-cell office:value-type="float" office:value="47.69">
            <text:p>47.69 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7.3">
            <text:p>47.30 </text:p>
          </table:table-cell>
          <table:table-cell office:value-type="float" office:value="48.22">
            <text:p>48.22 </text:p>
          </table:table-cell>
        </table:table-row>
        <table:table-row table:style-name="ro1">
          <table:table-cell table:style-name="ce61" office:value-type="float" office:value="120">
            <text:p>120</text:p>
          </table:table-cell>
          <table:table-cell table:style-name="ce69" office:value-type="float" office:value="47.79">
            <text:p>47.79 </text:p>
          </table:table-cell>
          <table:table-cell table:style-name="ce69" office:value-type="float" office:value="48.73">
            <text:p>48.73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67" office:value-type="float" office:value="48.27">
            <text:p>48.27 </text:p>
          </table:table-cell>
          <table:table-cell table:style-name="ce67" office:value-type="float" office:value="49.26">
            <text:p>49.26 </text:p>
          </table:table-cell>
        </table:table-row>
        <table:table-row table:style-name="ro1">
          <table:table-cell table:style-name="ce62" office:value-type="float" office:value="122">
            <text:p>122</text:p>
          </table:table-cell>
          <table:table-cell office:value-type="float" office:value="48.75">
            <text:p>48.75 </text:p>
          </table:table-cell>
          <table:table-cell office:value-type="float" office:value="49.78">
            <text:p>49.78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9.24">
            <text:p>49.24 </text:p>
          </table:table-cell>
          <table:table-cell office:value-type="float" office:value="50.3">
            <text:p>50.30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9.73">
            <text:p>49.73 </text:p>
          </table:table-cell>
          <table:table-cell office:value-type="float" office:value="50.84">
            <text:p>50.84 </text:p>
          </table:table-cell>
        </table:table-row>
        <table:table-row table:style-name="ro1">
          <table:table-cell table:style-name="ce61" office:value-type="float" office:value="125">
            <text:p>125</text:p>
          </table:table-cell>
          <table:table-cell office:value-type="float" office:value="50.21">
            <text:p>50.21 </text:p>
          </table:table-cell>
          <table:table-cell table:style-name="ce69" office:value-type="float" office:value="51.37">
            <text:p>51.37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67" office:value-type="float" office:value="50.71">
            <text:p>50.71 </text:p>
          </table:table-cell>
          <table:table-cell office:value-type="float" office:value="51.9">
            <text:p>51.90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1.19">
            <text:p>51.19 </text:p>
          </table:table-cell>
          <table:table-cell office:value-type="float" office:value="52.43">
            <text:p>52.43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1.7">
            <text:p>51.70 </text:p>
          </table:table-cell>
          <table:table-cell office:value-type="float" office:value="52.98">
            <text:p>52.98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2.18">
            <text:p>52.18 </text:p>
          </table:table-cell>
          <table:table-cell office:value-type="float" office:value="53.52">
            <text:p>53.52 </text:p>
          </table:table-cell>
        </table:table-row>
        <table:table-row table:style-name="ro1">
          <table:table-cell table:style-name="ce63" office:value-type="float" office:value="130">
            <text:p>130</text:p>
          </table:table-cell>
          <table:table-cell table:style-name="ce69" office:value-type="float" office:value="52.68">
            <text:p>52.68 </text:p>
          </table:table-cell>
          <table:table-cell table:style-name="ce69" office:value-type="float" office:value="54.05">
            <text:p>54.05 </text:p>
          </table:table-cell>
        </table:table-row>
        <table:table-row table:style-name="ro1">
          <table:table-cell table:style-name="ce64" office:value-type="float" office:value="131">
            <text:p>131</text:p>
          </table:table-cell>
          <table:table-cell table:style-name="ce67" office:value-type="float" office:value="53.19">
            <text:p>53.19 </text:p>
          </table:table-cell>
          <table:table-cell table:style-name="ce67" office:value-type="float" office:value="54.6">
            <text:p>54.60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3.68">
            <text:p>53.68 </text:p>
          </table:table-cell>
          <table:table-cell office:value-type="float" office:value="55.15">
            <text:p>55.15 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4.19">
            <text:p>54.19 </text:p>
          </table:table-cell>
          <table:table-cell office:value-type="float" office:value="55.7">
            <text:p>55.70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4.68">
            <text:p>54.68 </text:p>
          </table:table-cell>
          <table:table-cell office:value-type="float" office:value="56.24">
            <text:p>56.24 </text:p>
          </table:table-cell>
        </table:table-row>
        <table:table-row table:style-name="ro1">
          <table:table-cell table:style-name="ce63" office:value-type="float" office:value="135">
            <text:p>135</text:p>
          </table:table-cell>
          <table:table-cell table:style-name="ce69" office:value-type="float" office:value="55.18">
            <text:p>55.18 </text:p>
          </table:table-cell>
          <table:table-cell table:style-name="ce69" office:value-type="float" office:value="56.8">
            <text:p>56.80 </text:p>
          </table:table-cell>
        </table:table-row>
        <table:table-row table:style-name="ro1">
          <table:table-cell table:style-name="ce64" office:value-type="float" office:value="136">
            <text:p>136</text:p>
          </table:table-cell>
          <table:table-cell table:style-name="ce67" office:value-type="float" office:value="55.69">
            <text:p>55.69 </text:p>
          </table:table-cell>
          <table:table-cell table:style-name="ce67" office:value-type="float" office:value="57.34">
            <text:p>57.34 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6.19">
            <text:p>56.19 </text:p>
          </table:table-cell>
          <table:table-cell office:value-type="float" office:value="57.9">
            <text:p>57.90 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6.7">
            <text:p>56.70 </text:p>
          </table:table-cell>
          <table:table-cell office:value-type="float" office:value="58.45">
            <text:p>58.45 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7.2">
            <text:p>57.20 </text:p>
          </table:table-cell>
          <table:table-cell office:value-type="float" office:value="59.02">
            <text:p>59.02 </text:p>
          </table:table-cell>
        </table:table-row>
        <table:table-row table:style-name="ro1">
          <table:table-cell table:style-name="ce61" office:value-type="float" office:value="140">
            <text:p>140</text:p>
          </table:table-cell>
          <table:table-cell table:style-name="ce69" office:value-type="float" office:value="57.72">
            <text:p>57.72 </text:p>
          </table:table-cell>
          <table:table-cell table:style-name="ce69" office:value-type="float" office:value="59.59">
            <text:p>59.59 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67" office:value-type="float" office:value="58.23">
            <text:p>58.23 </text:p>
          </table:table-cell>
          <table:table-cell table:style-name="ce67" office:value-type="float" office:value="60.14">
            <text:p>60.14 </text:p>
          </table:table-cell>
        </table:table-row>
        <table:table-row table:style-name="ro1">
          <table:table-cell table:style-name="ce62" office:value-type="float" office:value="142">
            <text:p>142</text:p>
          </table:table-cell>
          <table:table-cell office:value-type="float" office:value="58.74">
            <text:p>58.74 </text:p>
          </table:table-cell>
          <table:table-cell office:value-type="float" office:value="60.71">
            <text:p>60.71 </text:p>
          </table:table-cell>
        </table:table-row>
        <table:table-row table:style-name="ro1">
          <table:table-cell table:style-name="ce62" office:value-type="float" office:value="143">
            <text:p>143</text:p>
          </table:table-cell>
          <table:table-cell office:value-type="float" office:value="59.26">
            <text:p>59.26 </text:p>
          </table:table-cell>
          <table:table-cell office:value-type="float" office:value="61.27">
            <text:p>61.27 </text:p>
          </table:table-cell>
        </table:table-row>
        <table:table-row table:style-name="ro1">
          <table:table-cell table:style-name="ce62" office:value-type="float" office:value="144">
            <text:p>144</text:p>
          </table:table-cell>
          <table:table-cell office:value-type="float" office:value="59.78">
            <text:p>59.78 </text:p>
          </table:table-cell>
          <table:table-cell office:value-type="float" office:value="61.83">
            <text:p>61.83 </text:p>
          </table:table-cell>
        </table:table-row>
        <table:table-row table:style-name="ro1">
          <table:table-cell table:style-name="ce62" office:value-type="float" office:value="145">
            <text:p>145</text:p>
          </table:table-cell>
          <table:table-cell table:style-name="ce69" office:value-type="float" office:value="60.29">
            <text:p>60.29 </text:p>
          </table:table-cell>
          <table:table-cell table:style-name="ce69" office:value-type="float" office:value="62.41">
            <text:p>62.41 </text:p>
          </table:table-cell>
        </table:table-row>
        <table:table-row table:style-name="ro1">
          <table:table-cell table:style-name="ce59" office:value-type="float" office:value="146">
            <text:p>146</text:p>
          </table:table-cell>
          <table:table-cell table:style-name="ce67" office:value-type="float" office:value="60.81">
            <text:p>60.81 </text:p>
          </table:table-cell>
          <table:table-cell table:style-name="ce67" office:value-type="float" office:value="62.97">
            <text:p>62.97 </text:p>
          </table:table-cell>
        </table:table-row>
        <table:table-row table:style-name="ro1">
          <table:table-cell table:style-name="ce62" office:value-type="float" office:value="147">
            <text:p>147</text:p>
          </table:table-cell>
          <table:table-cell office:value-type="float" office:value="61.33">
            <text:p>61.33 </text:p>
          </table:table-cell>
          <table:table-cell office:value-type="float" office:value="63.56">
            <text:p>63.56 </text:p>
          </table:table-cell>
        </table:table-row>
        <table:table-row table:style-name="ro1">
          <table:table-cell table:style-name="ce62" office:value-type="float" office:value="148">
            <text:p>148</text:p>
          </table:table-cell>
          <table:table-cell office:value-type="float" office:value="61.84">
            <text:p>61.84 </text:p>
          </table:table-cell>
          <table:table-cell office:value-type="float" office:value="64.12">
            <text:p>64.12 </text:p>
          </table:table-cell>
        </table:table-row>
        <table:table-row table:style-name="ro1">
          <table:table-cell table:style-name="ce62" office:value-type="float" office:value="149">
            <text:p>149</text:p>
          </table:table-cell>
          <table:table-cell office:value-type="float" office:value="62.36">
            <text:p>62.36 </text:p>
          </table:table-cell>
          <table:table-cell office:value-type="float" office:value="64.7">
            <text:p>64.70 </text:p>
          </table:table-cell>
        </table:table-row>
        <table:table-row table:style-name="ro1">
          <table:table-cell table:style-name="ce61" office:value-type="float" office:value="150">
            <text:p>150</text:p>
          </table:table-cell>
          <table:table-cell table:style-name="ce69" office:value-type="float" office:value="62.9">
            <text:p>62.90 </text:p>
          </table:table-cell>
          <table:table-cell table:style-name="ce69" office:value-type="float" office:value="65.29">
            <text:p>65.29 </text:p>
          </table:table-cell>
        </table:table-row>
        <table:table-row table:style-name="ro1">
          <table:table-cell table:style-name="Default" office:value-type="string">
            <text:p>Price/lb</text:p>
          </table:table-cell>
          <table:table-cell table:style-name="Default" office:value-type="float" office:value="0.42">
            <text:p>0.42</text:p>
          </table:table-cell>
          <table:table-cell table:style-name="Default" office:value-type="float" office:value="0.44">
            <text:p>0.44</text:p>
          </table:table-cell>
        </table:table-row>
      </table:table>
      <table:table table:name="Blk" table:style-name="ta1" table:print="false">
        <table:table-column table:style-name="co1" table:number-columns-repeated="3" table:default-cell-style-name="Default"/>
        <table:table-column table:style-name="co1" table:default-cell-style-name="ce70"/>
        <table:table-row table:style-name="ro1">
          <table:table-cell table:number-columns-repeated="2"/>
          <table:table-cell table:style-name="ce29" office:value-type="string">
            <text:p>Average: </text:p>
          </table:table-cell>
          <table:table-cell table:formula="of:=AVERAGE([.D2:.D380])" office:value-type="percentage" office:value="0.108868865435356">
            <text:p>10.89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71">
            <text:p>17471</text:p>
          </table:table-cell>
          <table:table-cell office:value-type="float" office:value="154224">
            <text:p>154224</text:p>
          </table:table-cell>
          <table:table-cell office:value-type="percentage" office:value="0.1132">
            <text:p>11.32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84">
            <text:p>19584</text:p>
          </table:table-cell>
          <table:table-cell office:value-type="float" office:value="154224">
            <text:p>154224</text:p>
          </table:table-cell>
          <table:table-cell office:value-type="percentage" office:value="0.1269">
            <text:p>12.69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223">
            <text:p>11223</text:p>
          </table:table-cell>
          <table:table-cell office:value-type="float" office:value="154224">
            <text:p>154224</text:p>
          </table:table-cell>
          <table:table-cell office:value-type="percentage" office:value="0.0727">
            <text:p>7.27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034">
            <text:p>14034</text:p>
          </table:table-cell>
          <table:table-cell office:value-type="float" office:value="154224">
            <text:p>154224</text:p>
          </table:table-cell>
          <table:table-cell office:value-type="percentage" office:value="0.0909">
            <text:p>9.09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365">
            <text:p>15365</text:p>
          </table:table-cell>
          <table:table-cell office:value-type="float" office:value="154224">
            <text:p>154224</text:p>
          </table:table-cell>
          <table:table-cell office:value-type="percentage" office:value="0.0996">
            <text:p>9.96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245">
            <text:p>11245</text:p>
          </table:table-cell>
          <table:table-cell office:value-type="float" office:value="154224">
            <text:p>154224</text:p>
          </table:table-cell>
          <table:table-cell office:value-type="percentage" office:value="0.0729">
            <text:p>7.29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667">
            <text:p>11667</text:p>
          </table:table-cell>
          <table:table-cell office:value-type="float" office:value="154224">
            <text:p>154224</text:p>
          </table:table-cell>
          <table:table-cell office:value-type="percentage" office:value="0.0756">
            <text:p>7.56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125">
            <text:p>13125</text:p>
          </table:table-cell>
          <table:table-cell office:value-type="float" office:value="154224">
            <text:p>154224</text:p>
          </table:table-cell>
          <table:table-cell office:value-type="percentage" office:value="0.0851">
            <text:p>8.51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615">
            <text:p>13615</text:p>
          </table:table-cell>
          <table:table-cell office:value-type="float" office:value="154224">
            <text:p>154224</text:p>
          </table:table-cell>
          <table:table-cell office:value-type="percentage" office:value="0.0882">
            <text:p>8.82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774">
            <text:p>13774</text:p>
          </table:table-cell>
          <table:table-cell office:value-type="float" office:value="154224">
            <text:p>154224</text:p>
          </table:table-cell>
          <table:table-cell office:value-type="percentage" office:value="0.0893">
            <text:p>8.93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757">
            <text:p>14757</text:p>
          </table:table-cell>
          <table:table-cell office:value-type="float" office:value="154224">
            <text:p>154224</text:p>
          </table:table-cell>
          <table:table-cell office:value-type="percentage" office:value="0.0956">
            <text:p>9.56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452">
            <text:p>13452</text:p>
          </table:table-cell>
          <table:table-cell office:value-type="float" office:value="154224">
            <text:p>154224</text:p>
          </table:table-cell>
          <table:table-cell office:value-type="percentage" office:value="0.0872">
            <text:p>8.72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942">
            <text:p>9942</text:p>
          </table:table-cell>
          <table:table-cell office:value-type="float" office:value="154224">
            <text:p>154224</text:p>
          </table:table-cell>
          <table:table-cell office:value-type="percentage" office:value="0.0644">
            <text:p>6.44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7">
            <text:p>8017</text:p>
          </table:table-cell>
          <table:table-cell office:value-type="float" office:value="154224">
            <text:p>154224</text:p>
          </table:table-cell>
          <table:table-cell office:value-type="percentage" office:value="0.0519">
            <text:p>5.19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731">
            <text:p>10731</text:p>
          </table:table-cell>
          <table:table-cell office:value-type="float" office:value="154224">
            <text:p>154224</text:p>
          </table:table-cell>
          <table:table-cell office:value-type="percentage" office:value="0.0695">
            <text:p>6.95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900">
            <text:p>13900</text:p>
          </table:table-cell>
          <table:table-cell office:value-type="float" office:value="154224">
            <text:p>154224</text:p>
          </table:table-cell>
          <table:table-cell office:value-type="percentage" office:value="0.0901">
            <text:p>9.01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601">
            <text:p>14601</text:p>
          </table:table-cell>
          <table:table-cell office:value-type="float" office:value="154224">
            <text:p>154224</text:p>
          </table:table-cell>
          <table:table-cell office:value-type="percentage" office:value="0.0946">
            <text:p>9.46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894">
            <text:p>13894</text:p>
          </table:table-cell>
          <table:table-cell office:value-type="float" office:value="154224">
            <text:p>154224</text:p>
          </table:table-cell>
          <table:table-cell office:value-type="percentage" office:value="0.09">
            <text:p>9.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10">
            <text:p>20910</text:p>
          </table:table-cell>
          <table:table-cell office:value-type="float" office:value="154224">
            <text:p>154224</text:p>
          </table:table-cell>
          <table:table-cell office:value-type="percentage" office:value="0.1355">
            <text:p>13.55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494">
            <text:p>9494</text:p>
          </table:table-cell>
          <table:table-cell office:value-type="float" office:value="154224">
            <text:p>154224</text:p>
          </table:table-cell>
          <table:table-cell office:value-type="percentage" office:value="0.0615">
            <text:p>6.15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39">
            <text:p>939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785">
            <text:p>15785</text:p>
          </table:table-cell>
          <table:table-cell office:value-type="float" office:value="154224">
            <text:p>154224</text:p>
          </table:table-cell>
          <table:table-cell office:value-type="percentage" office:value="0.1023">
            <text:p>10.23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74">
            <text:p>15574</text:p>
          </table:table-cell>
          <table:table-cell office:value-type="float" office:value="154224">
            <text:p>154224</text:p>
          </table:table-cell>
          <table:table-cell office:value-type="percentage" office:value="0.1009">
            <text:p>10.09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124">
            <text:p>16124</text:p>
          </table:table-cell>
          <table:table-cell office:value-type="float" office:value="154224">
            <text:p>154224</text:p>
          </table:table-cell>
          <table:table-cell office:value-type="percentage" office:value="0.1045">
            <text:p>10.45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503">
            <text:p>15503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060">
            <text:p>16060</text:p>
          </table:table-cell>
          <table:table-cell office:value-type="float" office:value="154224">
            <text:p>154224</text:p>
          </table:table-cell>
          <table:table-cell office:value-type="percentage" office:value="0.1041">
            <text:p>10.41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449">
            <text:p>15449</text:p>
          </table:table-cell>
          <table:table-cell office:value-type="float" office:value="154224">
            <text:p>154224</text:p>
          </table:table-cell>
          <table:table-cell office:value-type="percentage" office:value="0.1001">
            <text:p>10.01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605">
            <text:p>13605</text:p>
          </table:table-cell>
          <table:table-cell office:value-type="float" office:value="154224">
            <text:p>154224</text:p>
          </table:table-cell>
          <table:table-cell office:value-type="percentage" office:value="0.0882">
            <text:p>8.82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864">
            <text:p>12864</text:p>
          </table:table-cell>
          <table:table-cell office:value-type="float" office:value="154224">
            <text:p>154224</text:p>
          </table:table-cell>
          <table:table-cell office:value-type="percentage" office:value="0.0834">
            <text:p>8.34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294">
            <text:p>16294</text:p>
          </table:table-cell>
          <table:table-cell office:value-type="float" office:value="154224">
            <text:p>154224</text:p>
          </table:table-cell>
          <table:table-cell office:value-type="percentage" office:value="0.1056">
            <text:p>10.56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003">
            <text:p>17003</text:p>
          </table:table-cell>
          <table:table-cell office:value-type="float" office:value="154224">
            <text:p>154224</text:p>
          </table:table-cell>
          <table:table-cell office:value-type="percentage" office:value="0.1102">
            <text:p>11.02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913">
            <text:p>15913</text:p>
          </table:table-cell>
          <table:table-cell office:value-type="float" office:value="154224">
            <text:p>154224</text:p>
          </table:table-cell>
          <table:table-cell office:value-type="percentage" office:value="0.1031">
            <text:p>10.31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926">
            <text:p>13926</text:p>
          </table:table-cell>
          <table:table-cell office:value-type="float" office:value="154224">
            <text:p>154224</text:p>
          </table:table-cell>
          <table:table-cell office:value-type="percentage" office:value="0.0902">
            <text:p>9.02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556">
            <text:p>12556</text:p>
          </table:table-cell>
          <table:table-cell office:value-type="float" office:value="154224">
            <text:p>154224</text:p>
          </table:table-cell>
          <table:table-cell office:value-type="percentage" office:value="0.0814">
            <text:p>8.14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632">
            <text:p>11632</text:p>
          </table:table-cell>
          <table:table-cell office:value-type="float" office:value="154224">
            <text:p>154224</text:p>
          </table:table-cell>
          <table:table-cell office:value-type="percentage" office:value="0.0754">
            <text:p>7.54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014">
            <text:p>14014</text:p>
          </table:table-cell>
          <table:table-cell office:value-type="float" office:value="154224">
            <text:p>154224</text:p>
          </table:table-cell>
          <table:table-cell office:value-type="percentage" office:value="0.0908">
            <text:p>9.08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546">
            <text:p>13546</text:p>
          </table:table-cell>
          <table:table-cell office:value-type="float" office:value="154224">
            <text:p>154224</text:p>
          </table:table-cell>
          <table:table-cell office:value-type="percentage" office:value="0.0878">
            <text:p>8.78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989">
            <text:p>15989</text:p>
          </table:table-cell>
          <table:table-cell office:value-type="float" office:value="154224">
            <text:p>154224</text:p>
          </table:table-cell>
          <table:table-cell office:value-type="percentage" office:value="0.1036">
            <text:p>10.36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273">
            <text:p>14273</text:p>
          </table:table-cell>
          <table:table-cell office:value-type="float" office:value="154224">
            <text:p>154224</text:p>
          </table:table-cell>
          <table:table-cell office:value-type="percentage" office:value="0.0925">
            <text:p>9.25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357">
            <text:p>16357</text:p>
          </table:table-cell>
          <table:table-cell office:value-type="float" office:value="154224">
            <text:p>154224</text:p>
          </table:table-cell>
          <table:table-cell office:value-type="percentage" office:value="0.106">
            <text:p>10.60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790">
            <text:p>14790</text:p>
          </table:table-cell>
          <table:table-cell office:value-type="float" office:value="154224">
            <text:p>154224</text:p>
          </table:table-cell>
          <table:table-cell office:value-type="percentage" office:value="0.0958">
            <text:p>9.58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902">
            <text:p>15902</text:p>
          </table:table-cell>
          <table:table-cell office:value-type="float" office:value="154224">
            <text:p>154224</text:p>
          </table:table-cell>
          <table:table-cell office:value-type="percentage" office:value="0.1031">
            <text:p>10.31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145">
            <text:p>14145</text:p>
          </table:table-cell>
          <table:table-cell office:value-type="float" office:value="154224">
            <text:p>154224</text:p>
          </table:table-cell>
          <table:table-cell office:value-type="percentage" office:value="0.0917">
            <text:p>9.17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432">
            <text:p>17432</text:p>
          </table:table-cell>
          <table:table-cell office:value-type="float" office:value="154224">
            <text:p>154224</text:p>
          </table:table-cell>
          <table:table-cell office:value-type="percentage" office:value="0.113">
            <text:p>11.30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382">
            <text:p>15382</text:p>
          </table:table-cell>
          <table:table-cell office:value-type="float" office:value="154224">
            <text:p>154224</text:p>
          </table:table-cell>
          <table:table-cell office:value-type="percentage" office:value="0.0997">
            <text:p>9.97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347">
            <text:p>15347</text:p>
          </table:table-cell>
          <table:table-cell office:value-type="float" office:value="154224">
            <text:p>154224</text:p>
          </table:table-cell>
          <table:table-cell office:value-type="percentage" office:value="0.0995">
            <text:p>9.95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141">
            <text:p>13141</text:p>
          </table:table-cell>
          <table:table-cell office:value-type="float" office:value="154224">
            <text:p>154224</text:p>
          </table:table-cell>
          <table:table-cell office:value-type="percentage" office:value="0.0852">
            <text:p>8.52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046">
            <text:p>13046</text:p>
          </table:table-cell>
          <table:table-cell office:value-type="float" office:value="154224">
            <text:p>154224</text:p>
          </table:table-cell>
          <table:table-cell office:value-type="percentage" office:value="0.0845">
            <text:p>8.45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987">
            <text:p>12987</text:p>
          </table:table-cell>
          <table:table-cell office:value-type="float" office:value="154224">
            <text:p>154224</text:p>
          </table:table-cell>
          <table:table-cell office:value-type="percentage" office:value="0.0842">
            <text:p>8.42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406">
            <text:p>14406</text:p>
          </table:table-cell>
          <table:table-cell office:value-type="float" office:value="154224">
            <text:p>154224</text:p>
          </table:table-cell>
          <table:table-cell office:value-type="percentage" office:value="0.0934">
            <text:p>9.34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608">
            <text:p>16608</text:p>
          </table:table-cell>
          <table:table-cell office:value-type="float" office:value="154224">
            <text:p>154224</text:p>
          </table:table-cell>
          <table:table-cell office:value-type="percentage" office:value="0.1076">
            <text:p>10.76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3711">
            <text:p>13711</text:p>
          </table:table-cell>
          <table:table-cell office:value-type="float" office:value="154224">
            <text:p>154224</text:p>
          </table:table-cell>
          <table:table-cell office:value-type="percentage" office:value="0.0889">
            <text:p>8.89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709">
            <text:p>13709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894">
            <text:p>12894</text:p>
          </table:table-cell>
          <table:table-cell office:value-type="float" office:value="154224">
            <text:p>154224</text:p>
          </table:table-cell>
          <table:table-cell office:value-type="percentage" office:value="0.0836">
            <text:p>8.36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733">
            <text:p>17733</text:p>
          </table:table-cell>
          <table:table-cell office:value-type="float" office:value="154224">
            <text:p>154224</text:p>
          </table:table-cell>
          <table:table-cell office:value-type="percentage" office:value="0.1149">
            <text:p>11.49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339">
            <text:p>13339</text:p>
          </table:table-cell>
          <table:table-cell office:value-type="float" office:value="154224">
            <text:p>154224</text:p>
          </table:table-cell>
          <table:table-cell office:value-type="percentage" office:value="0.0864">
            <text:p>8.64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660">
            <text:p>13660</text:p>
          </table:table-cell>
          <table:table-cell office:value-type="float" office:value="154224">
            <text:p>154224</text:p>
          </table:table-cell>
          <table:table-cell office:value-type="percentage" office:value="0.0885">
            <text:p>8.85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427">
            <text:p>11427</text:p>
          </table:table-cell>
          <table:table-cell office:value-type="float" office:value="154224">
            <text:p>154224</text:p>
          </table:table-cell>
          <table:table-cell office:value-type="percentage" office:value="0.074">
            <text:p>7.40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4399">
            <text:p>14399</text:p>
          </table:table-cell>
          <table:table-cell office:value-type="float" office:value="154224">
            <text:p>154224</text:p>
          </table:table-cell>
          <table:table-cell office:value-type="percentage" office:value="0.0933">
            <text:p>9.33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916">
            <text:p>11916</text:p>
          </table:table-cell>
          <table:table-cell office:value-type="float" office:value="154224">
            <text:p>154224</text:p>
          </table:table-cell>
          <table:table-cell office:value-type="percentage" office:value="0.0772">
            <text:p>7.72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648">
            <text:p>13648</text:p>
          </table:table-cell>
          <table:table-cell office:value-type="float" office:value="154224">
            <text:p>154224</text:p>
          </table:table-cell>
          <table:table-cell office:value-type="percentage" office:value="0.0884">
            <text:p>8.84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547">
            <text:p>15547</text:p>
          </table:table-cell>
          <table:table-cell office:value-type="float" office:value="154224">
            <text:p>154224</text:p>
          </table:table-cell>
          <table:table-cell office:value-type="percentage" office:value="0.1008">
            <text:p>10.08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3818">
            <text:p>13818</text:p>
          </table:table-cell>
          <table:table-cell office:value-type="float" office:value="154224">
            <text:p>154224</text:p>
          </table:table-cell>
          <table:table-cell office:value-type="percentage" office:value="0.0895">
            <text:p>8.95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485">
            <text:p>13485</text:p>
          </table:table-cell>
          <table:table-cell office:value-type="float" office:value="154224">
            <text:p>154224</text:p>
          </table:table-cell>
          <table:table-cell office:value-type="percentage" office:value="0.0874">
            <text:p>8.74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3516">
            <text:p>13516</text:p>
          </table:table-cell>
          <table:table-cell office:value-type="float" office:value="154224">
            <text:p>154224</text:p>
          </table:table-cell>
          <table:table-cell office:value-type="percentage" office:value="0.0876">
            <text:p>8.76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4860">
            <text:p>14860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4830">
            <text:p>14830</text:p>
          </table:table-cell>
          <table:table-cell office:value-type="float" office:value="154224">
            <text:p>154224</text:p>
          </table:table-cell>
          <table:table-cell office:value-type="percentage" office:value="0.0961">
            <text:p>9.61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652">
            <text:p>15652</text:p>
          </table:table-cell>
          <table:table-cell office:value-type="float" office:value="154224">
            <text:p>154224</text:p>
          </table:table-cell>
          <table:table-cell office:value-type="percentage" office:value="0.1014">
            <text:p>10.14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327">
            <text:p>14327</text:p>
          </table:table-cell>
          <table:table-cell office:value-type="float" office:value="154224">
            <text:p>154224</text:p>
          </table:table-cell>
          <table:table-cell office:value-type="percentage" office:value="0.0928">
            <text:p>9.28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938">
            <text:p>13938</text:p>
          </table:table-cell>
          <table:table-cell office:value-type="float" office:value="154224">
            <text:p>154224</text:p>
          </table:table-cell>
          <table:table-cell office:value-type="percentage" office:value="0.0903">
            <text:p>9.03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603">
            <text:p>15603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37">
            <text:p>7137</text:p>
          </table:table-cell>
          <table:table-cell office:value-type="float" office:value="154224">
            <text:p>154224</text:p>
          </table:table-cell>
          <table:table-cell office:value-type="percentage" office:value="0.0462">
            <text:p>4.62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75">
            <text:p>1075</text:p>
          </table:table-cell>
          <table:table-cell office:value-type="float" office:value="154224">
            <text:p>154224</text:p>
          </table:table-cell>
          <table:table-cell office:value-type="percentage" office:value="0.0069">
            <text:p>0.69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094">
            <text:p>16094</text:p>
          </table:table-cell>
          <table:table-cell office:value-type="float" office:value="154224">
            <text:p>154224</text:p>
          </table:table-cell>
          <table:table-cell office:value-type="percentage" office:value="0.1043">
            <text:p>10.43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1146">
            <text:p>21146</text:p>
          </table:table-cell>
          <table:table-cell office:value-type="float" office:value="154224">
            <text:p>154224</text:p>
          </table:table-cell>
          <table:table-cell office:value-type="percentage" office:value="0.1371">
            <text:p>13.71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909">
            <text:p>20909</text:p>
          </table:table-cell>
          <table:table-cell office:value-type="float" office:value="154224">
            <text:p>154224</text:p>
          </table:table-cell>
          <table:table-cell office:value-type="percentage" office:value="0.1355">
            <text:p>13.55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780">
            <text:p>20780</text:p>
          </table:table-cell>
          <table:table-cell office:value-type="float" office:value="154224">
            <text:p>154224</text:p>
          </table:table-cell>
          <table:table-cell office:value-type="percentage" office:value="0.1347">
            <text:p>13.47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543">
            <text:p>17543</text:p>
          </table:table-cell>
          <table:table-cell office:value-type="float" office:value="154224">
            <text:p>154224</text:p>
          </table:table-cell>
          <table:table-cell office:value-type="percentage" office:value="0.1137">
            <text:p>11.37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6327">
            <text:p>16327</text:p>
          </table:table-cell>
          <table:table-cell office:value-type="float" office:value="154224">
            <text:p>154224</text:p>
          </table:table-cell>
          <table:table-cell office:value-type="percentage" office:value="0.1058">
            <text:p>10.58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030">
            <text:p>16030</text:p>
          </table:table-cell>
          <table:table-cell office:value-type="float" office:value="154224">
            <text:p>154224</text:p>
          </table:table-cell>
          <table:table-cell office:value-type="percentage" office:value="0.1039">
            <text:p>10.39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186">
            <text:p>20186</text:p>
          </table:table-cell>
          <table:table-cell office:value-type="float" office:value="154224">
            <text:p>154224</text:p>
          </table:table-cell>
          <table:table-cell office:value-type="percentage" office:value="0.1308">
            <text:p>13.08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292">
            <text:p>20292</text:p>
          </table:table-cell>
          <table:table-cell office:value-type="float" office:value="154224">
            <text:p>154224</text:p>
          </table:table-cell>
          <table:table-cell office:value-type="percentage" office:value="0.1315">
            <text:p>13.15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9864">
            <text:p>19864</text:p>
          </table:table-cell>
          <table:table-cell office:value-type="float" office:value="154224">
            <text:p>154224</text:p>
          </table:table-cell>
          <table:table-cell office:value-type="percentage" office:value="0.1288">
            <text:p>12.88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426">
            <text:p>20426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302">
            <text:p>20302</text:p>
          </table:table-cell>
          <table:table-cell office:value-type="float" office:value="154224">
            <text:p>154224</text:p>
          </table:table-cell>
          <table:table-cell office:value-type="percentage" office:value="0.1316">
            <text:p>13.16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4556">
            <text:p>14556</text:p>
          </table:table-cell>
          <table:table-cell office:value-type="float" office:value="154224">
            <text:p>154224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457">
            <text:p>20457</text:p>
          </table:table-cell>
          <table:table-cell office:value-type="float" office:value="154224">
            <text:p>154224</text:p>
          </table:table-cell>
          <table:table-cell office:value-type="percentage" office:value="0.1326">
            <text:p>13.26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682">
            <text:p>18682</text:p>
          </table:table-cell>
          <table:table-cell office:value-type="float" office:value="154224">
            <text:p>154224</text:p>
          </table:table-cell>
          <table:table-cell office:value-type="percentage" office:value="0.1211">
            <text:p>12.11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769">
            <text:p>19769</text:p>
          </table:table-cell>
          <table:table-cell office:value-type="float" office:value="154224">
            <text:p>154224</text:p>
          </table:table-cell>
          <table:table-cell office:value-type="percentage" office:value="0.1281">
            <text:p>12.81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205">
            <text:p>16205</text:p>
          </table:table-cell>
          <table:table-cell office:value-type="float" office:value="154224">
            <text:p>154224</text:p>
          </table:table-cell>
          <table:table-cell office:value-type="percentage" office:value="0.105">
            <text:p>10.50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466">
            <text:p>19466</text:p>
          </table:table-cell>
          <table:table-cell office:value-type="float" office:value="154224">
            <text:p>154224</text:p>
          </table:table-cell>
          <table:table-cell office:value-type="percentage" office:value="0.1262">
            <text:p>12.62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189">
            <text:p>20189</text:p>
          </table:table-cell>
          <table:table-cell office:value-type="float" office:value="154224">
            <text:p>154224</text:p>
          </table:table-cell>
          <table:table-cell office:value-type="percentage" office:value="0.1309">
            <text:p>13.09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425">
            <text:p>20425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874">
            <text:p>15874</text:p>
          </table:table-cell>
          <table:table-cell office:value-type="float" office:value="154224">
            <text:p>154224</text:p>
          </table:table-cell>
          <table:table-cell office:value-type="percentage" office:value="0.1029">
            <text:p>10.29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459">
            <text:p>19459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208">
            <text:p>20208</text:p>
          </table:table-cell>
          <table:table-cell office:value-type="float" office:value="154224">
            <text:p>154224</text:p>
          </table:table-cell>
          <table:table-cell office:value-type="percentage" office:value="0.131">
            <text:p>13.1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080">
            <text:p>18080</text:p>
          </table:table-cell>
          <table:table-cell office:value-type="float" office:value="154224">
            <text:p>154224</text:p>
          </table:table-cell>
          <table:table-cell office:value-type="percentage" office:value="0.1172">
            <text:p>11.72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5603">
            <text:p>15603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357">
            <text:p>19357</text:p>
          </table:table-cell>
          <table:table-cell office:value-type="float" office:value="154224">
            <text:p>154224</text:p>
          </table:table-cell>
          <table:table-cell office:value-type="percentage" office:value="0.1255">
            <text:p>12.55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700">
            <text:p>19700</text:p>
          </table:table-cell>
          <table:table-cell office:value-type="float" office:value="154224">
            <text:p>154224</text:p>
          </table:table-cell>
          <table:table-cell office:value-type="percentage" office:value="0.1277">
            <text:p>12.77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9015">
            <text:p>19015</text:p>
          </table:table-cell>
          <table:table-cell office:value-type="float" office:value="154224">
            <text:p>154224</text:p>
          </table:table-cell>
          <table:table-cell office:value-type="percentage" office:value="0.1232">
            <text:p>12.32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5511">
            <text:p>15511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147">
            <text:p>21147</text:p>
          </table:table-cell>
          <table:table-cell office:value-type="float" office:value="154224">
            <text:p>154224</text:p>
          </table:table-cell>
          <table:table-cell office:value-type="percentage" office:value="0.1371">
            <text:p>13.71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584">
            <text:p>20584</text:p>
          </table:table-cell>
          <table:table-cell office:value-type="float" office:value="154224">
            <text:p>154224</text:p>
          </table:table-cell>
          <table:table-cell office:value-type="percentage" office:value="0.1334">
            <text:p>13.34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884">
            <text:p>18884</text:p>
          </table:table-cell>
          <table:table-cell office:value-type="float" office:value="154224">
            <text:p>154224</text:p>
          </table:table-cell>
          <table:table-cell office:value-type="percentage" office:value="0.1224">
            <text:p>12.24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309">
            <text:p>18309</text:p>
          </table:table-cell>
          <table:table-cell office:value-type="float" office:value="154224">
            <text:p>154224</text:p>
          </table:table-cell>
          <table:table-cell office:value-type="percentage" office:value="0.1187">
            <text:p>11.87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233">
            <text:p>18233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948">
            <text:p>19948</text:p>
          </table:table-cell>
          <table:table-cell office:value-type="float" office:value="154224">
            <text:p>154224</text:p>
          </table:table-cell>
          <table:table-cell office:value-type="percentage" office:value="0.1293">
            <text:p>12.93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428">
            <text:p>21428</text:p>
          </table:table-cell>
          <table:table-cell office:value-type="float" office:value="154224">
            <text:p>154224</text:p>
          </table:table-cell>
          <table:table-cell office:value-type="percentage" office:value="0.1389">
            <text:p>13.89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720">
            <text:p>16720</text:p>
          </table:table-cell>
          <table:table-cell office:value-type="float" office:value="154224">
            <text:p>154224</text:p>
          </table:table-cell>
          <table:table-cell office:value-type="percentage" office:value="0.1084">
            <text:p>10.84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834">
            <text:p>18834</text:p>
          </table:table-cell>
          <table:table-cell office:value-type="float" office:value="154224">
            <text:p>154224</text:p>
          </table:table-cell>
          <table:table-cell office:value-type="percentage" office:value="0.1221">
            <text:p>12.21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0284">
            <text:p>20284</text:p>
          </table:table-cell>
          <table:table-cell office:value-type="float" office:value="154224">
            <text:p>154224</text:p>
          </table:table-cell>
          <table:table-cell office:value-type="percentage" office:value="0.1315">
            <text:p>13.15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959">
            <text:p>17959</text:p>
          </table:table-cell>
          <table:table-cell office:value-type="float" office:value="154224">
            <text:p>154224</text:p>
          </table:table-cell>
          <table:table-cell office:value-type="percentage" office:value="0.1164">
            <text:p>11.64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0993">
            <text:p>20993</text:p>
          </table:table-cell>
          <table:table-cell office:value-type="float" office:value="154224">
            <text:p>154224</text:p>
          </table:table-cell>
          <table:table-cell office:value-type="percentage" office:value="0.1361">
            <text:p>13.61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491">
            <text:p>20491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061">
            <text:p>18061</text:p>
          </table:table-cell>
          <table:table-cell office:value-type="float" office:value="154224">
            <text:p>154224</text:p>
          </table:table-cell>
          <table:table-cell office:value-type="percentage" office:value="0.1171">
            <text:p>11.71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658">
            <text:p>15658</text:p>
          </table:table-cell>
          <table:table-cell office:value-type="float" office:value="154224">
            <text:p>154224</text:p>
          </table:table-cell>
          <table:table-cell office:value-type="percentage" office:value="0.1015">
            <text:p>10.15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938">
            <text:p>16938</text:p>
          </table:table-cell>
          <table:table-cell office:value-type="float" office:value="154224">
            <text:p>154224</text:p>
          </table:table-cell>
          <table:table-cell office:value-type="percentage" office:value="0.1098">
            <text:p>10.98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9251">
            <text:p>19251</text:p>
          </table:table-cell>
          <table:table-cell office:value-type="float" office:value="154224">
            <text:p>154224</text:p>
          </table:table-cell>
          <table:table-cell office:value-type="percentage" office:value="0.1248">
            <text:p>12.48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1214">
            <text:p>21214</text:p>
          </table:table-cell>
          <table:table-cell office:value-type="float" office:value="154224">
            <text:p>154224</text:p>
          </table:table-cell>
          <table:table-cell office:value-type="percentage" office:value="0.1375">
            <text:p>13.75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636">
            <text:p>19636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865">
            <text:p>18865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3348">
            <text:p>13348</text:p>
          </table:table-cell>
          <table:table-cell office:value-type="float" office:value="154224">
            <text:p>154224</text:p>
          </table:table-cell>
          <table:table-cell office:value-type="percentage" office:value="0.0865">
            <text:p>8.65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352">
            <text:p>15352</text:p>
          </table:table-cell>
          <table:table-cell office:value-type="float" office:value="154224">
            <text:p>154224</text:p>
          </table:table-cell>
          <table:table-cell office:value-type="percentage" office:value="0.0995">
            <text:p>9.95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76">
            <text:p>20076</text:p>
          </table:table-cell>
          <table:table-cell office:value-type="float" office:value="154224">
            <text:p>154224</text:p>
          </table:table-cell>
          <table:table-cell office:value-type="percentage" office:value="0.1301">
            <text:p>13.01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72">
            <text:p>17372</text:p>
          </table:table-cell>
          <table:table-cell office:value-type="float" office:value="154224">
            <text:p>154224</text:p>
          </table:table-cell>
          <table:table-cell office:value-type="percentage" office:value="0.1126">
            <text:p>11.26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860">
            <text:p>17860</text:p>
          </table:table-cell>
          <table:table-cell office:value-type="float" office:value="154224">
            <text:p>154224</text:p>
          </table:table-cell>
          <table:table-cell office:value-type="percentage" office:value="0.1158">
            <text:p>11.58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089">
            <text:p>20089</text:p>
          </table:table-cell>
          <table:table-cell office:value-type="float" office:value="154224">
            <text:p>154224</text:p>
          </table:table-cell>
          <table:table-cell office:value-type="percentage" office:value="0.1302">
            <text:p>13.02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973">
            <text:p>17973</text:p>
          </table:table-cell>
          <table:table-cell office:value-type="float" office:value="154224">
            <text:p>154224</text:p>
          </table:table-cell>
          <table:table-cell office:value-type="percentage" office:value="0.1165">
            <text:p>11.65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424">
            <text:p>16424</text:p>
          </table:table-cell>
          <table:table-cell office:value-type="float" office:value="154224">
            <text:p>154224</text:p>
          </table:table-cell>
          <table:table-cell office:value-type="percentage" office:value="0.1064">
            <text:p>10.64%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854">
            <text:p>20854</text:p>
          </table:table-cell>
          <table:table-cell office:value-type="float" office:value="154224">
            <text:p>154224</text:p>
          </table:table-cell>
          <table:table-cell office:value-type="percentage" office:value="0.1352">
            <text:p>13.52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102">
            <text:p>17102</text:p>
          </table:table-cell>
          <table:table-cell office:value-type="float" office:value="154224">
            <text:p>154224</text:p>
          </table:table-cell>
          <table:table-cell office:value-type="percentage" office:value="0.1108">
            <text:p>11.08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147">
            <text:p>17147</text:p>
          </table:table-cell>
          <table:table-cell office:value-type="float" office:value="154224">
            <text:p>154224</text:p>
          </table:table-cell>
          <table:table-cell office:value-type="percentage" office:value="0.1111">
            <text:p>11.11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449">
            <text:p>19449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1237">
            <text:p>21237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729">
            <text:p>16729</text:p>
          </table:table-cell>
          <table:table-cell office:value-type="float" office:value="154224">
            <text:p>154224</text:p>
          </table:table-cell>
          <table:table-cell office:value-type="percentage" office:value="0.1084">
            <text:p>10.84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461">
            <text:p>19461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833">
            <text:p>19833</text:p>
          </table:table-cell>
          <table:table-cell office:value-type="float" office:value="154224">
            <text:p>154224</text:p>
          </table:table-cell>
          <table:table-cell office:value-type="percentage" office:value="0.1285">
            <text:p>12.85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6535">
            <text:p>16535</text:p>
          </table:table-cell>
          <table:table-cell office:value-type="float" office:value="154224">
            <text:p>154224</text:p>
          </table:table-cell>
          <table:table-cell office:value-type="percentage" office:value="0.1072">
            <text:p>10.72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154">
            <text:p>18154</text:p>
          </table:table-cell>
          <table:table-cell office:value-type="float" office:value="154224">
            <text:p>154224</text:p>
          </table:table-cell>
          <table:table-cell office:value-type="percentage" office:value="0.1177">
            <text:p>11.77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1275">
            <text:p>21275</text:p>
          </table:table-cell>
          <table:table-cell office:value-type="float" office:value="154224">
            <text:p>154224</text:p>
          </table:table-cell>
          <table:table-cell office:value-type="percentage" office:value="0.1379">
            <text:p>13.79%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419">
            <text:p>18419</text:p>
          </table:table-cell>
          <table:table-cell office:value-type="float" office:value="154224">
            <text:p>154224</text:p>
          </table:table-cell>
          <table:table-cell office:value-type="percentage" office:value="0.1194">
            <text:p>11.94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924">
            <text:p>19924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535">
            <text:p>20535</text:p>
          </table:table-cell>
          <table:table-cell office:value-type="float" office:value="154224">
            <text:p>154224</text:p>
          </table:table-cell>
          <table:table-cell office:value-type="percentage" office:value="0.1331">
            <text:p>13.31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385">
            <text:p>19385</text:p>
          </table:table-cell>
          <table:table-cell office:value-type="float" office:value="154224">
            <text:p>154224</text:p>
          </table:table-cell>
          <table:table-cell office:value-type="percentage" office:value="0.1256">
            <text:p>12.56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133">
            <text:p>21133</text:p>
          </table:table-cell>
          <table:table-cell office:value-type="float" office:value="154224">
            <text:p>154224</text:p>
          </table:table-cell>
          <table:table-cell office:value-type="percentage" office:value="0.137">
            <text:p>13.70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556">
            <text:p>14556</text:p>
          </table:table-cell>
          <table:table-cell office:value-type="float" office:value="154224">
            <text:p>154224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878">
            <text:p>17878</text:p>
          </table:table-cell>
          <table:table-cell office:value-type="float" office:value="154224">
            <text:p>154224</text:p>
          </table:table-cell>
          <table:table-cell office:value-type="percentage" office:value="0.1159">
            <text:p>11.59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179">
            <text:p>19179</text:p>
          </table:table-cell>
          <table:table-cell office:value-type="float" office:value="154224">
            <text:p>154224</text:p>
          </table:table-cell>
          <table:table-cell office:value-type="percentage" office:value="0.1243">
            <text:p>12.43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738">
            <text:p>18738</text:p>
          </table:table-cell>
          <table:table-cell office:value-type="float" office:value="154224">
            <text:p>154224</text:p>
          </table:table-cell>
          <table:table-cell office:value-type="percentage" office:value="0.1214">
            <text:p>12.14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634">
            <text:p>18634</text:p>
          </table:table-cell>
          <table:table-cell office:value-type="float" office:value="154224">
            <text:p>154224</text:p>
          </table:table-cell>
          <table:table-cell office:value-type="percentage" office:value="0.1208">
            <text:p>12.08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775">
            <text:p>21775</text:p>
          </table:table-cell>
          <table:table-cell office:value-type="float" office:value="154224">
            <text:p>154224</text:p>
          </table:table-cell>
          <table:table-cell office:value-type="percentage" office:value="0.1411">
            <text:p>14.11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280">
            <text:p>19280</text:p>
          </table:table-cell>
          <table:table-cell office:value-type="float" office:value="154224">
            <text:p>154224</text:p>
          </table:table-cell>
          <table:table-cell office:value-type="percentage" office:value="0.125">
            <text:p>12.50%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600">
            <text:p>15600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79">
            <text:p>15479</text:p>
          </table:table-cell>
          <table:table-cell office:value-type="float" office:value="154224">
            <text:p>154224</text:p>
          </table:table-cell>
          <table:table-cell office:value-type="percentage" office:value="0.1003">
            <text:p>10.03%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604">
            <text:p>20604</text:p>
          </table:table-cell>
          <table:table-cell office:value-type="float" office:value="154224">
            <text:p>154224</text:p>
          </table:table-cell>
          <table:table-cell office:value-type="percentage" office:value="0.1335">
            <text:p>13.35%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4562">
            <text:p>14562</text:p>
          </table:table-cell>
          <table:table-cell office:value-type="float" office:value="154224">
            <text:p>154224</text:p>
          </table:table-cell>
          <table:table-cell office:value-type="percentage" office:value="0.0944">
            <text:p>9.44%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0275">
            <text:p>20275</text:p>
          </table:table-cell>
          <table:table-cell office:value-type="float" office:value="154224">
            <text:p>154224</text:p>
          </table:table-cell>
          <table:table-cell office:value-type="percentage" office:value="0.1314">
            <text:p>13.14%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675">
            <text:p>18675</text:p>
          </table:table-cell>
          <table:table-cell office:value-type="float" office:value="154224">
            <text:p>154224</text:p>
          </table:table-cell>
          <table:table-cell office:value-type="percentage" office:value="0.121">
            <text:p>12.10%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183">
            <text:p>17183</text:p>
          </table:table-cell>
          <table:table-cell office:value-type="float" office:value="154224">
            <text:p>154224</text:p>
          </table:table-cell>
          <table:table-cell office:value-type="percentage" office:value="0.1114">
            <text:p>11.14%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0867">
            <text:p>20867</text:p>
          </table:table-cell>
          <table:table-cell office:value-type="float" office:value="154224">
            <text:p>154224</text:p>
          </table:table-cell>
          <table:table-cell office:value-type="percentage" office:value="0.1353">
            <text:p>13.53%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113">
            <text:p>18113</text:p>
          </table:table-cell>
          <table:table-cell office:value-type="float" office:value="154224">
            <text:p>154224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806">
            <text:p>17806</text:p>
          </table:table-cell>
          <table:table-cell office:value-type="float" office:value="154224">
            <text:p>154224</text:p>
          </table:table-cell>
          <table:table-cell office:value-type="percentage" office:value="0.1154">
            <text:p>11.54%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0117">
            <text:p>20117</text:p>
          </table:table-cell>
          <table:table-cell office:value-type="float" office:value="154224">
            <text:p>154224</text:p>
          </table:table-cell>
          <table:table-cell office:value-type="percentage" office:value="0.1304">
            <text:p>13.04%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229">
            <text:p>18229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9217">
            <text:p>19217</text:p>
          </table:table-cell>
          <table:table-cell office:value-type="float" office:value="154224">
            <text:p>154224</text:p>
          </table:table-cell>
          <table:table-cell office:value-type="percentage" office:value="0.1246">
            <text:p>12.46%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1242">
            <text:p>21242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851">
            <text:p>17851</text:p>
          </table:table-cell>
          <table:table-cell office:value-type="float" office:value="154224">
            <text:p>154224</text:p>
          </table:table-cell>
          <table:table-cell office:value-type="percentage" office:value="0.1157">
            <text:p>11.57%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038">
            <text:p>17038</text:p>
          </table:table-cell>
          <table:table-cell office:value-type="float" office:value="154224">
            <text:p>154224</text:p>
          </table:table-cell>
          <table:table-cell office:value-type="percentage" office:value="0.1104">
            <text:p>11.04%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586">
            <text:p>20586</text:p>
          </table:table-cell>
          <table:table-cell office:value-type="float" office:value="154224">
            <text:p>154224</text:p>
          </table:table-cell>
          <table:table-cell office:value-type="percentage" office:value="0.1334">
            <text:p>13.34%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8404">
            <text:p>18404</text:p>
          </table:table-cell>
          <table:table-cell office:value-type="float" office:value="154224">
            <text:p>154224</text:p>
          </table:table-cell>
          <table:table-cell office:value-type="percentage" office:value="0.1193">
            <text:p>11.93%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0408">
            <text:p>20408</text:p>
          </table:table-cell>
          <table:table-cell office:value-type="float" office:value="154224">
            <text:p>154224</text:p>
          </table:table-cell>
          <table:table-cell office:value-type="percentage" office:value="0.1323">
            <text:p>13.23%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0322">
            <text:p>20322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0465">
            <text:p>20465</text:p>
          </table:table-cell>
          <table:table-cell office:value-type="float" office:value="154224">
            <text:p>154224</text:p>
          </table:table-cell>
          <table:table-cell office:value-type="percentage" office:value="0.1326">
            <text:p>13.26%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8215">
            <text:p>18215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5325">
            <text:p>15325</text:p>
          </table:table-cell>
          <table:table-cell office:value-type="float" office:value="154224">
            <text:p>154224</text:p>
          </table:table-cell>
          <table:table-cell office:value-type="percentage" office:value="0.0993">
            <text:p>9.93%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928">
            <text:p>17928</text:p>
          </table:table-cell>
          <table:table-cell office:value-type="float" office:value="154224">
            <text:p>154224</text:p>
          </table:table-cell>
          <table:table-cell office:value-type="percentage" office:value="0.1162">
            <text:p>11.62%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8817">
            <text:p>18817</text:p>
          </table:table-cell>
          <table:table-cell office:value-type="float" office:value="154224">
            <text:p>154224</text:p>
          </table:table-cell>
          <table:table-cell office:value-type="percentage" office:value="0.122">
            <text:p>12.20%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1133">
            <text:p>21133</text:p>
          </table:table-cell>
          <table:table-cell office:value-type="float" office:value="154224">
            <text:p>154224</text:p>
          </table:table-cell>
          <table:table-cell office:value-type="percentage" office:value="0.137">
            <text:p>13.7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9754">
            <text:p>19754</text:p>
          </table:table-cell>
          <table:table-cell office:value-type="float" office:value="154224">
            <text:p>154224</text:p>
          </table:table-cell>
          <table:table-cell office:value-type="percentage" office:value="0.128">
            <text:p>12.80%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694">
            <text:p>18694</text:p>
          </table:table-cell>
          <table:table-cell office:value-type="float" office:value="154224">
            <text:p>154224</text:p>
          </table:table-cell>
          <table:table-cell office:value-type="percentage" office:value="0.1212">
            <text:p>12.12%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9594">
            <text:p>19594</text:p>
          </table:table-cell>
          <table:table-cell office:value-type="float" office:value="154224">
            <text:p>154224</text:p>
          </table:table-cell>
          <table:table-cell office:value-type="percentage" office:value="0.127">
            <text:p>12.70%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616">
            <text:p>15616</text:p>
          </table:table-cell>
          <table:table-cell office:value-type="float" office:value="154224">
            <text:p>154224</text:p>
          </table:table-cell>
          <table:table-cell office:value-type="percentage" office:value="0.1012">
            <text:p>10.12%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4689">
            <text:p>14689</text:p>
          </table:table-cell>
          <table:table-cell office:value-type="float" office:value="154224">
            <text:p>154224</text:p>
          </table:table-cell>
          <table:table-cell office:value-type="percentage" office:value="0.0952">
            <text:p>9.52%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194">
            <text:p>19194</text:p>
          </table:table-cell>
          <table:table-cell office:value-type="float" office:value="154224">
            <text:p>154224</text:p>
          </table:table-cell>
          <table:table-cell office:value-type="percentage" office:value="0.1244">
            <text:p>12.44%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0974">
            <text:p>20974</text:p>
          </table:table-cell>
          <table:table-cell office:value-type="float" office:value="154224">
            <text:p>154224</text:p>
          </table:table-cell>
          <table:table-cell office:value-type="percentage" office:value="0.1359">
            <text:p>13.59%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4167">
            <text:p>14167</text:p>
          </table:table-cell>
          <table:table-cell office:value-type="float" office:value="154224">
            <text:p>154224</text:p>
          </table:table-cell>
          <table:table-cell office:value-type="percentage" office:value="0.0918">
            <text:p>9.18%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805">
            <text:p>20805</text:p>
          </table:table-cell>
          <table:table-cell office:value-type="float" office:value="154224">
            <text:p>154224</text:p>
          </table:table-cell>
          <table:table-cell office:value-type="percentage" office:value="0.1349">
            <text:p>13.49%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2209">
            <text:p>22209</text:p>
          </table:table-cell>
          <table:table-cell office:value-type="float" office:value="154224">
            <text:p>154224</text:p>
          </table:table-cell>
          <table:table-cell office:value-type="percentage" office:value="0.144">
            <text:p>14.40%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4366">
            <text:p>14366</text:p>
          </table:table-cell>
          <table:table-cell office:value-type="float" office:value="154224">
            <text:p>154224</text:p>
          </table:table-cell>
          <table:table-cell office:value-type="percentage" office:value="0.0931">
            <text:p>9.31%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923">
            <text:p>19923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0678">
            <text:p>20678</text:p>
          </table:table-cell>
          <table:table-cell office:value-type="float" office:value="154224">
            <text:p>154224</text:p>
          </table:table-cell>
          <table:table-cell office:value-type="percentage" office:value="0.134">
            <text:p>13.40%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240">
            <text:p>18240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234">
            <text:p>17234</text:p>
          </table:table-cell>
          <table:table-cell office:value-type="float" office:value="154224">
            <text:p>154224</text:p>
          </table:table-cell>
          <table:table-cell office:value-type="percentage" office:value="0.1117">
            <text:p>11.17%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509">
            <text:p>19509</text:p>
          </table:table-cell>
          <table:table-cell office:value-type="float" office:value="154224">
            <text:p>154224</text:p>
          </table:table-cell>
          <table:table-cell office:value-type="percentage" office:value="0.1264">
            <text:p>12.64%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120">
            <text:p>18120</text:p>
          </table:table-cell>
          <table:table-cell office:value-type="float" office:value="154224">
            <text:p>154224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7442">
            <text:p>17442</text:p>
          </table:table-cell>
          <table:table-cell office:value-type="float" office:value="154224">
            <text:p>154224</text:p>
          </table:table-cell>
          <table:table-cell office:value-type="percentage" office:value="0.113">
            <text:p>11.30%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582">
            <text:p>19582</text:p>
          </table:table-cell>
          <table:table-cell office:value-type="float" office:value="154224">
            <text:p>154224</text:p>
          </table:table-cell>
          <table:table-cell office:value-type="percentage" office:value="0.1269">
            <text:p>12.69%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0256">
            <text:p>20256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098">
            <text:p>18098</text:p>
          </table:table-cell>
          <table:table-cell office:value-type="float" office:value="154224">
            <text:p>154224</text:p>
          </table:table-cell>
          <table:table-cell office:value-type="percentage" office:value="0.1173">
            <text:p>11.73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7653">
            <text:p>17653</text:p>
          </table:table-cell>
          <table:table-cell office:value-type="float" office:value="154224">
            <text:p>154224</text:p>
          </table:table-cell>
          <table:table-cell office:value-type="percentage" office:value="0.1144">
            <text:p>11.44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9961">
            <text:p>19961</text:p>
          </table:table-cell>
          <table:table-cell office:value-type="float" office:value="154224">
            <text:p>154224</text:p>
          </table:table-cell>
          <table:table-cell office:value-type="percentage" office:value="0.1294">
            <text:p>12.94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8496">
            <text:p>18496</text:p>
          </table:table-cell>
          <table:table-cell office:value-type="float" office:value="154224">
            <text:p>154224</text:p>
          </table:table-cell>
          <table:table-cell office:value-type="percentage" office:value="0.1199">
            <text:p>11.99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262">
            <text:p>20262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823">
            <text:p>20823</text:p>
          </table:table-cell>
          <table:table-cell office:value-type="float" office:value="154224">
            <text:p>154224</text:p>
          </table:table-cell>
          <table:table-cell office:value-type="percentage" office:value="0.135">
            <text:p>13.50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567">
            <text:p>19567</text:p>
          </table:table-cell>
          <table:table-cell office:value-type="float" office:value="154224">
            <text:p>154224</text:p>
          </table:table-cell>
          <table:table-cell office:value-type="percentage" office:value="0.1268">
            <text:p>12.68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370">
            <text:p>20370</text:p>
          </table:table-cell>
          <table:table-cell office:value-type="float" office:value="154224">
            <text:p>154224</text:p>
          </table:table-cell>
          <table:table-cell office:value-type="percentage" office:value="0.132">
            <text:p>13.20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7353">
            <text:p>17353</text:p>
          </table:table-cell>
          <table:table-cell office:value-type="float" office:value="154224">
            <text:p>154224</text:p>
          </table:table-cell>
          <table:table-cell office:value-type="percentage" office:value="0.1125">
            <text:p>11.25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4624">
            <text:p>14624</text:p>
          </table:table-cell>
          <table:table-cell office:value-type="float" office:value="154224">
            <text:p>154224</text:p>
          </table:table-cell>
          <table:table-cell office:value-type="percentage" office:value="0.0948">
            <text:p>9.48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9969">
            <text:p>19969</text:p>
          </table:table-cell>
          <table:table-cell office:value-type="float" office:value="154224">
            <text:p>154224</text:p>
          </table:table-cell>
          <table:table-cell office:value-type="percentage" office:value="0.1294">
            <text:p>12.94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875">
            <text:p>18875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250">
            <text:p>20250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9823">
            <text:p>19823</text:p>
          </table:table-cell>
          <table:table-cell office:value-type="float" office:value="154224">
            <text:p>154224</text:p>
          </table:table-cell>
          <table:table-cell office:value-type="percentage" office:value="0.1285">
            <text:p>12.85%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432">
            <text:p>18432</text:p>
          </table:table-cell>
          <table:table-cell office:value-type="float" office:value="154224">
            <text:p>154224</text:p>
          </table:table-cell>
          <table:table-cell office:value-type="percentage" office:value="0.1195">
            <text:p>11.95%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3550">
            <text:p>23550</text:p>
          </table:table-cell>
          <table:table-cell office:value-type="float" office:value="154224">
            <text:p>154224</text:p>
          </table:table-cell>
          <table:table-cell office:value-type="percentage" office:value="0.1527">
            <text:p>15.27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552">
            <text:p>18552</text:p>
          </table:table-cell>
          <table:table-cell office:value-type="float" office:value="154224">
            <text:p>154224</text:p>
          </table:table-cell>
          <table:table-cell office:value-type="percentage" office:value="0.1202">
            <text:p>12.02%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3460">
            <text:p>13460</text:p>
          </table:table-cell>
          <table:table-cell office:value-type="float" office:value="154224">
            <text:p>154224</text:p>
          </table:table-cell>
          <table:table-cell office:value-type="percentage" office:value="0.0872">
            <text:p>8.72%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0227">
            <text:p>20227</text:p>
          </table:table-cell>
          <table:table-cell office:value-type="float" office:value="154224">
            <text:p>154224</text:p>
          </table:table-cell>
          <table:table-cell office:value-type="percentage" office:value="0.1311">
            <text:p>13.11%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0034">
            <text:p>20034</text:p>
          </table:table-cell>
          <table:table-cell office:value-type="float" office:value="154224">
            <text:p>154224</text:p>
          </table:table-cell>
          <table:table-cell office:value-type="percentage" office:value="0.1299">
            <text:p>12.99%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5452">
            <text:p>15452</text:p>
          </table:table-cell>
          <table:table-cell office:value-type="float" office:value="154224">
            <text:p>154224</text:p>
          </table:table-cell>
          <table:table-cell office:value-type="percentage" office:value="0.1001">
            <text:p>10.01%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9175">
            <text:p>19175</text:p>
          </table:table-cell>
          <table:table-cell office:value-type="float" office:value="154224">
            <text:p>154224</text:p>
          </table:table-cell>
          <table:table-cell office:value-type="percentage" office:value="0.1243">
            <text:p>12.43%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7546">
            <text:p>17546</text:p>
          </table:table-cell>
          <table:table-cell office:value-type="float" office:value="154224">
            <text:p>154224</text:p>
          </table:table-cell>
          <table:table-cell office:value-type="percentage" office:value="0.1137">
            <text:p>11.37%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7496">
            <text:p>17496</text:p>
          </table:table-cell>
          <table:table-cell office:value-type="float" office:value="154224">
            <text:p>154224</text:p>
          </table:table-cell>
          <table:table-cell office:value-type="percentage" office:value="0.1134">
            <text:p>11.34%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0498">
            <text:p>20498</text:p>
          </table:table-cell>
          <table:table-cell office:value-type="float" office:value="154224">
            <text:p>154224</text:p>
          </table:table-cell>
          <table:table-cell office:value-type="percentage" office:value="0.1329">
            <text:p>13.29%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5538">
            <text:p>15538</text:p>
          </table:table-cell>
          <table:table-cell office:value-type="float" office:value="154224">
            <text:p>154224</text:p>
          </table:table-cell>
          <table:table-cell office:value-type="percentage" office:value="0.1007">
            <text:p>10.07%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9655">
            <text:p>19655</text:p>
          </table:table-cell>
          <table:table-cell office:value-type="float" office:value="154224">
            <text:p>154224</text:p>
          </table:table-cell>
          <table:table-cell office:value-type="percentage" office:value="0.1274">
            <text:p>12.74%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7343">
            <text:p>17343</text:p>
          </table:table-cell>
          <table:table-cell office:value-type="float" office:value="154224">
            <text:p>154224</text:p>
          </table:table-cell>
          <table:table-cell office:value-type="percentage" office:value="0.1124">
            <text:p>11.24%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154">
            <text:p>18154</text:p>
          </table:table-cell>
          <table:table-cell office:value-type="float" office:value="154224">
            <text:p>154224</text:p>
          </table:table-cell>
          <table:table-cell office:value-type="percentage" office:value="0.1177">
            <text:p>11.77%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0126">
            <text:p>20126</text:p>
          </table:table-cell>
          <table:table-cell office:value-type="float" office:value="154224">
            <text:p>154224</text:p>
          </table:table-cell>
          <table:table-cell office:value-type="percentage" office:value="0.1304">
            <text:p>13.04%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0208">
            <text:p>20208</text:p>
          </table:table-cell>
          <table:table-cell office:value-type="float" office:value="154224">
            <text:p>154224</text:p>
          </table:table-cell>
          <table:table-cell office:value-type="percentage" office:value="0.131">
            <text:p>13.10%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9973">
            <text:p>19973</text:p>
          </table:table-cell>
          <table:table-cell office:value-type="float" office:value="154224">
            <text:p>154224</text:p>
          </table:table-cell>
          <table:table-cell office:value-type="percentage" office:value="0.1295">
            <text:p>12.95%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5276">
            <text:p>15276</text:p>
          </table:table-cell>
          <table:table-cell office:value-type="float" office:value="154224">
            <text:p>154224</text:p>
          </table:table-cell>
          <table:table-cell office:value-type="percentage" office:value="0.099">
            <text:p>9.90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735">
            <text:p>19735</text:p>
          </table:table-cell>
          <table:table-cell office:value-type="float" office:value="154224">
            <text:p>154224</text:p>
          </table:table-cell>
          <table:table-cell office:value-type="percentage" office:value="0.1279">
            <text:p>12.79%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1915">
            <text:p>21915</text:p>
          </table:table-cell>
          <table:table-cell office:value-type="float" office:value="154224">
            <text:p>154224</text:p>
          </table:table-cell>
          <table:table-cell office:value-type="percentage" office:value="0.142">
            <text:p>14.20%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8651">
            <text:p>18651</text:p>
          </table:table-cell>
          <table:table-cell office:value-type="float" office:value="154224">
            <text:p>154224</text:p>
          </table:table-cell>
          <table:table-cell office:value-type="percentage" office:value="0.1209">
            <text:p>12.09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0318">
            <text:p>20318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9994">
            <text:p>19994</text:p>
          </table:table-cell>
          <table:table-cell office:value-type="float" office:value="154224">
            <text:p>154224</text:p>
          </table:table-cell>
          <table:table-cell office:value-type="percentage" office:value="0.1296">
            <text:p>12.96%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772">
            <text:p>20772</text:p>
          </table:table-cell>
          <table:table-cell office:value-type="float" office:value="154224">
            <text:p>154224</text:p>
          </table:table-cell>
          <table:table-cell office:value-type="percentage" office:value="0.1346">
            <text:p>13.46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064">
            <text:p>21064</text:p>
          </table:table-cell>
          <table:table-cell office:value-type="float" office:value="154224">
            <text:p>154224</text:p>
          </table:table-cell>
          <table:table-cell office:value-type="percentage" office:value="0.1365">
            <text:p>13.65%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601">
            <text:p>16601</text:p>
          </table:table-cell>
          <table:table-cell office:value-type="float" office:value="154224">
            <text:p>154224</text:p>
          </table:table-cell>
          <table:table-cell office:value-type="percentage" office:value="0.1076">
            <text:p>10.76%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5502">
            <text:p>15502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198">
            <text:p>20198</text:p>
          </table:table-cell>
          <table:table-cell office:value-type="float" office:value="154224">
            <text:p>154224</text:p>
          </table:table-cell>
          <table:table-cell office:value-type="percentage" office:value="0.1309">
            <text:p>13.09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9451">
            <text:p>19451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8867">
            <text:p>18867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437">
            <text:p>18437</text:p>
          </table:table-cell>
          <table:table-cell office:value-type="float" office:value="154224">
            <text:p>154224</text:p>
          </table:table-cell>
          <table:table-cell office:value-type="percentage" office:value="0.1195">
            <text:p>11.95%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240">
            <text:p>21240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9605">
            <text:p>19605</text:p>
          </table:table-cell>
          <table:table-cell office:value-type="float" office:value="154224">
            <text:p>154224</text:p>
          </table:table-cell>
          <table:table-cell office:value-type="percentage" office:value="0.1271">
            <text:p>12.71%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233">
            <text:p>18233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4084">
            <text:p>14084</text:p>
          </table:table-cell>
          <table:table-cell office:value-type="float" office:value="154224">
            <text:p>154224</text:p>
          </table:table-cell>
          <table:table-cell office:value-type="percentage" office:value="0.0913">
            <text:p>9.13%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484">
            <text:p>20484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0094">
            <text:p>20094</text:p>
          </table:table-cell>
          <table:table-cell office:value-type="float" office:value="154224">
            <text:p>154224</text:p>
          </table:table-cell>
          <table:table-cell office:value-type="percentage" office:value="0.1302">
            <text:p>13.02%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4993">
            <text:p>14993</text:p>
          </table:table-cell>
          <table:table-cell office:value-type="float" office:value="154224">
            <text:p>154224</text:p>
          </table:table-cell>
          <table:table-cell office:value-type="percentage" office:value="0.0972">
            <text:p>9.72%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0849">
            <text:p>20849</text:p>
          </table:table-cell>
          <table:table-cell office:value-type="float" office:value="154224">
            <text:p>154224</text:p>
          </table:table-cell>
          <table:table-cell office:value-type="percentage" office:value="0.1351">
            <text:p>13.51%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7212">
            <text:p>17212</text:p>
          </table:table-cell>
          <table:table-cell office:value-type="float" office:value="154224">
            <text:p>154224</text:p>
          </table:table-cell>
          <table:table-cell office:value-type="percentage" office:value="0.1116">
            <text:p>11.16%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6978">
            <text:p>16978</text:p>
          </table:table-cell>
          <table:table-cell office:value-type="float" office:value="154224">
            <text:p>154224</text:p>
          </table:table-cell>
          <table:table-cell office:value-type="percentage" office:value="0.11">
            <text:p>11.00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9637">
            <text:p>19637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6659">
            <text:p>16659</text:p>
          </table:table-cell>
          <table:table-cell office:value-type="float" office:value="154224">
            <text:p>154224</text:p>
          </table:table-cell>
          <table:table-cell office:value-type="percentage" office:value="0.108">
            <text:p>10.80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946">
            <text:p>20946</text:p>
          </table:table-cell>
          <table:table-cell office:value-type="float" office:value="154224">
            <text:p>154224</text:p>
          </table:table-cell>
          <table:table-cell office:value-type="percentage" office:value="0.1358">
            <text:p>13.58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697">
            <text:p>21697</text:p>
          </table:table-cell>
          <table:table-cell office:value-type="float" office:value="154224">
            <text:p>154224</text:p>
          </table:table-cell>
          <table:table-cell office:value-type="percentage" office:value="0.1406">
            <text:p>14.06%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495">
            <text:p>20495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7780">
            <text:p>17780</text:p>
          </table:table-cell>
          <table:table-cell office:value-type="float" office:value="154224">
            <text:p>154224</text:p>
          </table:table-cell>
          <table:table-cell office:value-type="percentage" office:value="0.1152">
            <text:p>11.52%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0322">
            <text:p>20322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184">
            <text:p>20184</text:p>
          </table:table-cell>
          <table:table-cell office:value-type="float" office:value="154224">
            <text:p>154224</text:p>
          </table:table-cell>
          <table:table-cell office:value-type="percentage" office:value="0.1308">
            <text:p>13.08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9975">
            <text:p>19975</text:p>
          </table:table-cell>
          <table:table-cell office:value-type="float" office:value="154224">
            <text:p>154224</text:p>
          </table:table-cell>
          <table:table-cell office:value-type="percentage" office:value="0.1295">
            <text:p>12.95%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8745">
            <text:p>18745</text:p>
          </table:table-cell>
          <table:table-cell office:value-type="float" office:value="154224">
            <text:p>154224</text:p>
          </table:table-cell>
          <table:table-cell office:value-type="percentage" office:value="0.1215">
            <text:p>12.15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168">
            <text:p>15168</text:p>
          </table:table-cell>
          <table:table-cell office:value-type="float" office:value="154224">
            <text:p>154224</text:p>
          </table:table-cell>
          <table:table-cell office:value-type="percentage" office:value="0.0983">
            <text:p>9.83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0397">
            <text:p>20397</text:p>
          </table:table-cell>
          <table:table-cell office:value-type="float" office:value="154224">
            <text:p>154224</text:p>
          </table:table-cell>
          <table:table-cell office:value-type="percentage" office:value="0.1322">
            <text:p>13.22%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365">
            <text:p>20365</text:p>
          </table:table-cell>
          <table:table-cell office:value-type="float" office:value="154224">
            <text:p>154224</text:p>
          </table:table-cell>
          <table:table-cell office:value-type="percentage" office:value="0.132">
            <text:p>13.20%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8093">
            <text:p>18093</text:p>
          </table:table-cell>
          <table:table-cell office:value-type="float" office:value="154224">
            <text:p>154224</text:p>
          </table:table-cell>
          <table:table-cell office:value-type="percentage" office:value="0.1173">
            <text:p>11.73%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630">
            <text:p>19630</text:p>
          </table:table-cell>
          <table:table-cell office:value-type="float" office:value="154224">
            <text:p>154224</text:p>
          </table:table-cell>
          <table:table-cell office:value-type="percentage" office:value="0.1272">
            <text:p>12.72%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0936">
            <text:p>20936</text:p>
          </table:table-cell>
          <table:table-cell office:value-type="float" office:value="154224">
            <text:p>154224</text:p>
          </table:table-cell>
          <table:table-cell office:value-type="percentage" office:value="0.1357">
            <text:p>13.57%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0975">
            <text:p>20975</text:p>
          </table:table-cell>
          <table:table-cell office:value-type="float" office:value="154224">
            <text:p>154224</text:p>
          </table:table-cell>
          <table:table-cell office:value-type="percentage" office:value="0.136">
            <text:p>13.60%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9493">
            <text:p>19493</text:p>
          </table:table-cell>
          <table:table-cell office:value-type="float" office:value="154224">
            <text:p>154224</text:p>
          </table:table-cell>
          <table:table-cell office:value-type="percentage" office:value="0.1263">
            <text:p>12.63%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4716">
            <text:p>14716</text:p>
          </table:table-cell>
          <table:table-cell office:value-type="float" office:value="154224">
            <text:p>154224</text:p>
          </table:table-cell>
          <table:table-cell office:value-type="percentage" office:value="0.0954">
            <text:p>9.54%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8191">
            <text:p>18191</text:p>
          </table:table-cell>
          <table:table-cell office:value-type="float" office:value="154224">
            <text:p>154224</text:p>
          </table:table-cell>
          <table:table-cell office:value-type="percentage" office:value="0.1179">
            <text:p>11.79%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499">
            <text:p>18499</text:p>
          </table:table-cell>
          <table:table-cell office:value-type="float" office:value="154224">
            <text:p>154224</text:p>
          </table:table-cell>
          <table:table-cell office:value-type="percentage" office:value="0.1199">
            <text:p>11.99%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0751">
            <text:p>20751</text:p>
          </table:table-cell>
          <table:table-cell office:value-type="float" office:value="154224">
            <text:p>154224</text:p>
          </table:table-cell>
          <table:table-cell office:value-type="percentage" office:value="0.1345">
            <text:p>13.45%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237">
            <text:p>20237</text:p>
          </table:table-cell>
          <table:table-cell office:value-type="float" office:value="154224">
            <text:p>154224</text:p>
          </table:table-cell>
          <table:table-cell office:value-type="percentage" office:value="0.1312">
            <text:p>13.12%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9375">
            <text:p>19375</text:p>
          </table:table-cell>
          <table:table-cell office:value-type="float" office:value="154224">
            <text:p>154224</text:p>
          </table:table-cell>
          <table:table-cell office:value-type="percentage" office:value="0.1256">
            <text:p>12.56%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422">
            <text:p>20422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8922">
            <text:p>18922</text:p>
          </table:table-cell>
          <table:table-cell office:value-type="float" office:value="154224">
            <text:p>154224</text:p>
          </table:table-cell>
          <table:table-cell office:value-type="percentage" office:value="0.1226">
            <text:p>12.26%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027">
            <text:p>21027</text:p>
          </table:table-cell>
          <table:table-cell office:value-type="float" office:value="154224">
            <text:p>154224</text:p>
          </table:table-cell>
          <table:table-cell office:value-type="percentage" office:value="0.1363">
            <text:p>13.63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2609">
            <text:p>12609</text:p>
          </table:table-cell>
          <table:table-cell office:value-type="float" office:value="154224">
            <text:p>154224</text:p>
          </table:table-cell>
          <table:table-cell office:value-type="percentage" office:value="0.0817">
            <text:p>8.17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1010">
            <text:p>21010</text:p>
          </table:table-cell>
          <table:table-cell office:value-type="float" office:value="154224">
            <text:p>154224</text:p>
          </table:table-cell>
          <table:table-cell office:value-type="percentage" office:value="0.1362">
            <text:p>13.62%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8992">
            <text:p>18992</text:p>
          </table:table-cell>
          <table:table-cell office:value-type="float" office:value="154224">
            <text:p>154224</text:p>
          </table:table-cell>
          <table:table-cell office:value-type="percentage" office:value="0.1231">
            <text:p>12.31%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5484">
            <text:p>15484</text:p>
          </table:table-cell>
          <table:table-cell office:value-type="float" office:value="154224">
            <text:p>154224</text:p>
          </table:table-cell>
          <table:table-cell office:value-type="percentage" office:value="0.1003">
            <text:p>10.03%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8792">
            <text:p>18792</text:p>
          </table:table-cell>
          <table:table-cell office:value-type="float" office:value="154224">
            <text:p>154224</text:p>
          </table:table-cell>
          <table:table-cell office:value-type="percentage" office:value="0.1218">
            <text:p>12.18%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1323">
            <text:p>21323</text:p>
          </table:table-cell>
          <table:table-cell office:value-type="float" office:value="154224">
            <text:p>154224</text:p>
          </table:table-cell>
          <table:table-cell office:value-type="percentage" office:value="0.1382">
            <text:p>13.82%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3826">
            <text:p>13826</text:p>
          </table:table-cell>
          <table:table-cell office:value-type="float" office:value="154224">
            <text:p>154224</text:p>
          </table:table-cell>
          <table:table-cell office:value-type="percentage" office:value="0.0896">
            <text:p>8.96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563">
            <text:p>20563</text:p>
          </table:table-cell>
          <table:table-cell office:value-type="float" office:value="154224">
            <text:p>154224</text:p>
          </table:table-cell>
          <table:table-cell office:value-type="percentage" office:value="0.1333">
            <text:p>13.33%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9411">
            <text:p>19411</text:p>
          </table:table-cell>
          <table:table-cell office:value-type="float" office:value="154224">
            <text:p>154224</text:p>
          </table:table-cell>
          <table:table-cell office:value-type="percentage" office:value="0.1258">
            <text:p>12.58%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5531">
            <text:p>15531</text:p>
          </table:table-cell>
          <table:table-cell office:value-type="float" office:value="154224">
            <text:p>154224</text:p>
          </table:table-cell>
          <table:table-cell office:value-type="percentage" office:value="0.1007">
            <text:p>10.07%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8304">
            <text:p>18304</text:p>
          </table:table-cell>
          <table:table-cell office:value-type="float" office:value="154224">
            <text:p>154224</text:p>
          </table:table-cell>
          <table:table-cell office:value-type="percentage" office:value="0.1186">
            <text:p>11.86%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0647">
            <text:p>20647</text:p>
          </table:table-cell>
          <table:table-cell office:value-type="float" office:value="154224">
            <text:p>154224</text:p>
          </table:table-cell>
          <table:table-cell office:value-type="percentage" office:value="0.1338">
            <text:p>13.38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7339">
            <text:p>17339</text:p>
          </table:table-cell>
          <table:table-cell office:value-type="float" office:value="154224">
            <text:p>154224</text:p>
          </table:table-cell>
          <table:table-cell office:value-type="percentage" office:value="0.1124">
            <text:p>11.24%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0649">
            <text:p>20649</text:p>
          </table:table-cell>
          <table:table-cell office:value-type="float" office:value="154224">
            <text:p>154224</text:p>
          </table:table-cell>
          <table:table-cell office:value-type="percentage" office:value="0.1338">
            <text:p>13.38%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9857">
            <text:p>19857</text:p>
          </table:table-cell>
          <table:table-cell office:value-type="float" office:value="154224">
            <text:p>154224</text:p>
          </table:table-cell>
          <table:table-cell office:value-type="percentage" office:value="0.1287">
            <text:p>12.87%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9738">
            <text:p>19738</text:p>
          </table:table-cell>
          <table:table-cell office:value-type="float" office:value="154224">
            <text:p>154224</text:p>
          </table:table-cell>
          <table:table-cell office:value-type="percentage" office:value="0.1279">
            <text:p>12.79%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6032">
            <text:p>16032</text:p>
          </table:table-cell>
          <table:table-cell office:value-type="float" office:value="154224">
            <text:p>154224</text:p>
          </table:table-cell>
          <table:table-cell office:value-type="percentage" office:value="0.1039">
            <text:p>10.39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475">
            <text:p>20475</text:p>
          </table:table-cell>
          <table:table-cell office:value-type="float" office:value="154224">
            <text:p>154224</text:p>
          </table:table-cell>
          <table:table-cell office:value-type="percentage" office:value="0.1327">
            <text:p>13.27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0783">
            <text:p>20783</text:p>
          </table:table-cell>
          <table:table-cell office:value-type="float" office:value="154224">
            <text:p>154224</text:p>
          </table:table-cell>
          <table:table-cell office:value-type="percentage" office:value="0.1347">
            <text:p>13.47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2051">
            <text:p>12051</text:p>
          </table:table-cell>
          <table:table-cell office:value-type="float" office:value="154224">
            <text:p>154224</text:p>
          </table:table-cell>
          <table:table-cell office:value-type="percentage" office:value="0.0781">
            <text:p>7.81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61">
            <text:p>761</text:p>
          </table:table-cell>
          <table:table-cell office:value-type="float" office:value="154224">
            <text:p>154224</text:p>
          </table:table-cell>
          <table:table-cell office:value-type="percentage" office:value="0.0049">
            <text:p>0.49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3597">
            <text:p>13597</text:p>
          </table:table-cell>
          <table:table-cell office:value-type="float" office:value="154224">
            <text:p>154224</text:p>
          </table:table-cell>
          <table:table-cell office:value-type="percentage" office:value="0.0881">
            <text:p>8.81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2885">
            <text:p>12885</text:p>
          </table:table-cell>
          <table:table-cell office:value-type="float" office:value="154224">
            <text:p>154224</text:p>
          </table:table-cell>
          <table:table-cell office:value-type="percentage" office:value="0.0835">
            <text:p>8.35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0975">
            <text:p>10975</text:p>
          </table:table-cell>
          <table:table-cell office:value-type="float" office:value="154224">
            <text:p>154224</text:p>
          </table:table-cell>
          <table:table-cell office:value-type="percentage" office:value="0.0711">
            <text:p>7.11%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4853">
            <text:p>14853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925">
            <text:p>19925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754">
            <text:p>18754</text:p>
          </table:table-cell>
          <table:table-cell office:value-type="float" office:value="154224">
            <text:p>154224</text:p>
          </table:table-cell>
          <table:table-cell office:value-type="percentage" office:value="0.1216">
            <text:p>12.16%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0536">
            <text:p>20536</text:p>
          </table:table-cell>
          <table:table-cell office:value-type="float" office:value="154224">
            <text:p>154224</text:p>
          </table:table-cell>
          <table:table-cell office:value-type="percentage" office:value="0.1331">
            <text:p>13.31%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9937">
            <text:p>19937</text:p>
          </table:table-cell>
          <table:table-cell office:value-type="float" office:value="154224">
            <text:p>154224</text:p>
          </table:table-cell>
          <table:table-cell office:value-type="percentage" office:value="0.1292">
            <text:p>12.92%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1093">
            <text:p>11093</text:p>
          </table:table-cell>
          <table:table-cell office:value-type="float" office:value="154224">
            <text:p>154224</text:p>
          </table:table-cell>
          <table:table-cell office:value-type="percentage" office:value="0.0719">
            <text:p>7.19%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6155">
            <text:p>16155</text:p>
          </table:table-cell>
          <table:table-cell office:value-type="float" office:value="154224">
            <text:p>154224</text:p>
          </table:table-cell>
          <table:table-cell office:value-type="percentage" office:value="0.1047">
            <text:p>10.47%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3706">
            <text:p>13706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1946">
            <text:p>11946</text:p>
          </table:table-cell>
          <table:table-cell office:value-type="float" office:value="154224">
            <text:p>154224</text:p>
          </table:table-cell>
          <table:table-cell office:value-type="percentage" office:value="0.0774">
            <text:p>7.74%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1243">
            <text:p>11243</text:p>
          </table:table-cell>
          <table:table-cell office:value-type="float" office:value="154224">
            <text:p>154224</text:p>
          </table:table-cell>
          <table:table-cell office:value-type="percentage" office:value="0.0729">
            <text:p>7.29%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4577">
            <text:p>14577</text:p>
          </table:table-cell>
          <table:table-cell office:value-type="float" office:value="154224">
            <text:p>154224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5185">
            <text:p>15185</text:p>
          </table:table-cell>
          <table:table-cell office:value-type="float" office:value="154224">
            <text:p>154224</text:p>
          </table:table-cell>
          <table:table-cell office:value-type="percentage" office:value="0.0984">
            <text:p>9.84%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4672">
            <text:p>14672</text:p>
          </table:table-cell>
          <table:table-cell office:value-type="float" office:value="154224">
            <text:p>154224</text:p>
          </table:table-cell>
          <table:table-cell office:value-type="percentage" office:value="0.0951">
            <text:p>9.51%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4424">
            <text:p>14424</text:p>
          </table:table-cell>
          <table:table-cell office:value-type="float" office:value="154224">
            <text:p>154224</text:p>
          </table:table-cell>
          <table:table-cell office:value-type="percentage" office:value="0.0935">
            <text:p>9.35%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0261">
            <text:p>10261</text:p>
          </table:table-cell>
          <table:table-cell office:value-type="float" office:value="154224">
            <text:p>154224</text:p>
          </table:table-cell>
          <table:table-cell office:value-type="percentage" office:value="0.0665">
            <text:p>6.65%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0385">
            <text:p>10385</text:p>
          </table:table-cell>
          <table:table-cell office:value-type="float" office:value="154224">
            <text:p>154224</text:p>
          </table:table-cell>
          <table:table-cell office:value-type="percentage" office:value="0.0673">
            <text:p>6.73%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3259">
            <text:p>13259</text:p>
          </table:table-cell>
          <table:table-cell office:value-type="float" office:value="154224">
            <text:p>154224</text:p>
          </table:table-cell>
          <table:table-cell office:value-type="percentage" office:value="0.0859">
            <text:p>8.59%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220">
            <text:p>18220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4833">
            <text:p>14833</text:p>
          </table:table-cell>
          <table:table-cell office:value-type="float" office:value="154224">
            <text:p>154224</text:p>
          </table:table-cell>
          <table:table-cell office:value-type="percentage" office:value="0.0961">
            <text:p>9.61%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1786">
            <text:p>11786</text:p>
          </table:table-cell>
          <table:table-cell office:value-type="float" office:value="154224">
            <text:p>154224</text:p>
          </table:table-cell>
          <table:table-cell office:value-type="percentage" office:value="0.0764">
            <text:p>7.64%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1186">
            <text:p>11186</text:p>
          </table:table-cell>
          <table:table-cell office:value-type="float" office:value="154224">
            <text:p>154224</text:p>
          </table:table-cell>
          <table:table-cell office:value-type="percentage" office:value="0.0725">
            <text:p>7.25%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9917">
            <text:p>9917</text:p>
          </table:table-cell>
          <table:table-cell office:value-type="float" office:value="154224">
            <text:p>154224</text:p>
          </table:table-cell>
          <table:table-cell office:value-type="percentage" office:value="0.0643">
            <text:p>6.43%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992">
            <text:p>13992</text:p>
          </table:table-cell>
          <table:table-cell office:value-type="float" office:value="154224">
            <text:p>154224</text:p>
          </table:table-cell>
          <table:table-cell office:value-type="percentage" office:value="0.0907">
            <text:p>9.07%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1743">
            <text:p>11743</text:p>
          </table:table-cell>
          <table:table-cell office:value-type="float" office:value="154224">
            <text:p>154224</text:p>
          </table:table-cell>
          <table:table-cell office:value-type="percentage" office:value="0.0761">
            <text:p>7.61%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0765">
            <text:p>10765</text:p>
          </table:table-cell>
          <table:table-cell office:value-type="float" office:value="154224">
            <text:p>154224</text:p>
          </table:table-cell>
          <table:table-cell office:value-type="percentage" office:value="0.0698">
            <text:p>6.98%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3311">
            <text:p>13311</text:p>
          </table:table-cell>
          <table:table-cell office:value-type="float" office:value="154224">
            <text:p>154224</text:p>
          </table:table-cell>
          <table:table-cell office:value-type="percentage" office:value="0.0863">
            <text:p>8.63%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6380">
            <text:p>16380</text:p>
          </table:table-cell>
          <table:table-cell office:value-type="float" office:value="154224">
            <text:p>154224</text:p>
          </table:table-cell>
          <table:table-cell office:value-type="percentage" office:value="0.1062">
            <text:p>10.62%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5073">
            <text:p>15073</text:p>
          </table:table-cell>
          <table:table-cell office:value-type="float" office:value="154224">
            <text:p>154224</text:p>
          </table:table-cell>
          <table:table-cell office:value-type="percentage" office:value="0.0977">
            <text:p>9.77%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0447">
            <text:p>10447</text:p>
          </table:table-cell>
          <table:table-cell office:value-type="float" office:value="154224">
            <text:p>154224</text:p>
          </table:table-cell>
          <table:table-cell office:value-type="percentage" office:value="0.0677">
            <text:p>6.77%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598">
            <text:p>10598</text:p>
          </table:table-cell>
          <table:table-cell office:value-type="float" office:value="154224">
            <text:p>154224</text:p>
          </table:table-cell>
          <table:table-cell office:value-type="percentage" office:value="0.0687">
            <text:p>6.87%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4240">
            <text:p>14240</text:p>
          </table:table-cell>
          <table:table-cell office:value-type="float" office:value="154224">
            <text:p>154224</text:p>
          </table:table-cell>
          <table:table-cell office:value-type="percentage" office:value="0.0923">
            <text:p>9.23%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458">
            <text:p>14458</text:p>
          </table:table-cell>
          <table:table-cell office:value-type="float" office:value="154224">
            <text:p>154224</text:p>
          </table:table-cell>
          <table:table-cell office:value-type="percentage" office:value="0.0937">
            <text:p>9.37%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4561">
            <text:p>14561</text:p>
          </table:table-cell>
          <table:table-cell office:value-type="float" office:value="154224">
            <text:p>154224</text:p>
          </table:table-cell>
          <table:table-cell office:value-type="percentage" office:value="0.0944">
            <text:p>9.44%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1943">
            <text:p>11943</text:p>
          </table:table-cell>
          <table:table-cell office:value-type="float" office:value="154224">
            <text:p>154224</text:p>
          </table:table-cell>
          <table:table-cell office:value-type="percentage" office:value="0.0774">
            <text:p>7.74%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2530">
            <text:p>12530</text:p>
          </table:table-cell>
          <table:table-cell office:value-type="float" office:value="154224">
            <text:p>154224</text:p>
          </table:table-cell>
          <table:table-cell office:value-type="percentage" office:value="0.0812">
            <text:p>8.12%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885">
            <text:p>7885</text:p>
          </table:table-cell>
          <table:table-cell office:value-type="float" office:value="154224">
            <text:p>154224</text:p>
          </table:table-cell>
          <table:table-cell office:value-type="percentage" office:value="0.0511">
            <text:p>5.11%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6640">
            <text:p>16640</text:p>
          </table:table-cell>
          <table:table-cell office:value-type="float" office:value="154224">
            <text:p>154224</text:p>
          </table:table-cell>
          <table:table-cell office:value-type="percentage" office:value="0.1078">
            <text:p>10.78%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3808">
            <text:p>13808</text:p>
          </table:table-cell>
          <table:table-cell office:value-type="float" office:value="154224">
            <text:p>154224</text:p>
          </table:table-cell>
          <table:table-cell office:value-type="percentage" office:value="0.0895">
            <text:p>8.95%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2939">
            <text:p>12939</text:p>
          </table:table-cell>
          <table:table-cell office:value-type="float" office:value="154224">
            <text:p>154224</text:p>
          </table:table-cell>
          <table:table-cell office:value-type="percentage" office:value="0.0838">
            <text:p>8.38%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1386">
            <text:p>11386</text:p>
          </table:table-cell>
          <table:table-cell office:value-type="float" office:value="154224">
            <text:p>154224</text:p>
          </table:table-cell>
          <table:table-cell office:value-type="percentage" office:value="0.0738">
            <text:p>7.38%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4580">
            <text:p>14580</text:p>
          </table:table-cell>
          <table:table-cell office:value-type="float" office:value="154224">
            <text:p>154224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2381">
            <text:p>12381</text:p>
          </table:table-cell>
          <table:table-cell office:value-type="float" office:value="154224">
            <text:p>154224</text:p>
          </table:table-cell>
          <table:table-cell office:value-type="percentage" office:value="0.0802">
            <text:p>8.02%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864">
            <text:p>16864</text:p>
          </table:table-cell>
          <table:table-cell office:value-type="float" office:value="154224">
            <text:p>154224</text:p>
          </table:table-cell>
          <table:table-cell office:value-type="percentage" office:value="0.1093">
            <text:p>10.93%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968">
            <text:p>14968</text:p>
          </table:table-cell>
          <table:table-cell office:value-type="float" office:value="154224">
            <text:p>154224</text:p>
          </table:table-cell>
          <table:table-cell office:value-type="percentage" office:value="0.097">
            <text:p>9.70%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1548">
            <text:p>11548</text:p>
          </table:table-cell>
          <table:table-cell office:value-type="float" office:value="154224">
            <text:p>154224</text:p>
          </table:table-cell>
          <table:table-cell office:value-type="percentage" office:value="0.0748">
            <text:p>7.48%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4070">
            <text:p>14070</text:p>
          </table:table-cell>
          <table:table-cell office:value-type="float" office:value="154224">
            <text:p>154224</text:p>
          </table:table-cell>
          <table:table-cell office:value-type="percentage" office:value="0.0912">
            <text:p>9.12%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3309">
            <text:p>13309</text:p>
          </table:table-cell>
          <table:table-cell office:value-type="float" office:value="154224">
            <text:p>154224</text:p>
          </table:table-cell>
          <table:table-cell office:value-type="percentage" office:value="0.0862">
            <text:p>8.62%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6886">
            <text:p>16886</text:p>
          </table:table-cell>
          <table:table-cell office:value-type="float" office:value="154224">
            <text:p>154224</text:p>
          </table:table-cell>
          <table:table-cell office:value-type="percentage" office:value="0.1094">
            <text:p>10.94%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4672">
            <text:p>14672</text:p>
          </table:table-cell>
          <table:table-cell office:value-type="float" office:value="154224">
            <text:p>154224</text:p>
          </table:table-cell>
          <table:table-cell office:value-type="percentage" office:value="0.0951">
            <text:p>9.51%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5109">
            <text:p>15109</text:p>
          </table:table-cell>
          <table:table-cell office:value-type="float" office:value="154224">
            <text:p>154224</text:p>
          </table:table-cell>
          <table:table-cell office:value-type="percentage" office:value="0.0979">
            <text:p>9.79%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3633">
            <text:p>13633</text:p>
          </table:table-cell>
          <table:table-cell office:value-type="float" office:value="154224">
            <text:p>154224</text:p>
          </table:table-cell>
          <table:table-cell office:value-type="percentage" office:value="0.0883">
            <text:p>8.83%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3703">
            <text:p>13703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1192">
            <text:p>11192</text:p>
          </table:table-cell>
          <table:table-cell office:value-type="float" office:value="154224">
            <text:p>154224</text:p>
          </table:table-cell>
          <table:table-cell office:value-type="percentage" office:value="0.0725">
            <text:p>7.25%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9144">
            <text:p>19144</text:p>
          </table:table-cell>
          <table:table-cell office:value-type="float" office:value="154224">
            <text:p>154224</text:p>
          </table:table-cell>
          <table:table-cell office:value-type="percentage" office:value="0.1241">
            <text:p>12.41%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0662">
            <text:p>20662</text:p>
          </table:table-cell>
          <table:table-cell office:value-type="float" office:value="154224">
            <text:p>154224</text:p>
          </table:table-cell>
          <table:table-cell office:value-type="percentage" office:value="0.1339">
            <text:p>13.39%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9644">
            <text:p>19644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189">
            <text:p>16189</text:p>
          </table:table-cell>
          <table:table-cell office:value-type="float" office:value="154224">
            <text:p>154224</text:p>
          </table:table-cell>
          <table:table-cell office:value-type="percentage" office:value="0.1049">
            <text:p>10.49%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3952">
            <text:p>13952</text:p>
          </table:table-cell>
          <table:table-cell office:value-type="float" office:value="154224">
            <text:p>154224</text:p>
          </table:table-cell>
          <table:table-cell office:value-type="percentage" office:value="0.0904">
            <text:p>9.04%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2107">
            <text:p>12107</text:p>
          </table:table-cell>
          <table:table-cell office:value-type="float" office:value="154224">
            <text:p>154224</text:p>
          </table:table-cell>
          <table:table-cell office:value-type="percentage" office:value="0.0785">
            <text:p>7.85%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2526">
            <text:p>12526</text:p>
          </table:table-cell>
          <table:table-cell office:value-type="float" office:value="154224">
            <text:p>154224</text:p>
          </table:table-cell>
          <table:table-cell office:value-type="percentage" office:value="0.0812">
            <text:p>8.12%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1107">
            <text:p>11107</text:p>
          </table:table-cell>
          <table:table-cell office:value-type="float" office:value="154224">
            <text:p>154224</text:p>
          </table:table-cell>
          <table:table-cell office:value-type="percentage" office:value="0.072">
            <text:p>7.20%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7299">
            <text:p>17299</text:p>
          </table:table-cell>
          <table:table-cell office:value-type="float" office:value="154224">
            <text:p>154224</text:p>
          </table:table-cell>
          <table:table-cell office:value-type="percentage" office:value="0.1121">
            <text:p>11.21%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4891">
            <text:p>14891</text:p>
          </table:table-cell>
          <table:table-cell office:value-type="float" office:value="154224">
            <text:p>154224</text:p>
          </table:table-cell>
          <table:table-cell office:value-type="percentage" office:value="0.0965">
            <text:p>9.65%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2994">
            <text:p>12994</text:p>
          </table:table-cell>
          <table:table-cell office:value-type="float" office:value="154224">
            <text:p>154224</text:p>
          </table:table-cell>
          <table:table-cell office:value-type="percentage" office:value="0.0842">
            <text:p>8.42%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343">
            <text:p>4343</text:p>
          </table:table-cell>
          <table:table-cell office:value-type="float" office:value="154224">
            <text:p>154224</text:p>
          </table:table-cell>
          <table:table-cell office:value-type="percentage" office:value="0.0281">
            <text:p>2.81%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097">
            <text:p>15097</text:p>
          </table:table-cell>
          <table:table-cell office:value-type="float" office:value="154224">
            <text:p>154224</text:p>
          </table:table-cell>
          <table:table-cell office:value-type="percentage" office:value="0.0978">
            <text:p>9.78%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4222">
            <text:p>14222</text:p>
          </table:table-cell>
          <table:table-cell office:value-type="float" office:value="154224">
            <text:p>154224</text:p>
          </table:table-cell>
          <table:table-cell office:value-type="percentage" office:value="0.0922">
            <text:p>9.22%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4422">
            <text:p>14422</text:p>
          </table:table-cell>
          <table:table-cell office:value-type="float" office:value="154224">
            <text:p>154224</text:p>
          </table:table-cell>
          <table:table-cell office:value-type="percentage" office:value="0.0935">
            <text:p>9.35%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4399">
            <text:p>14399</text:p>
          </table:table-cell>
          <table:table-cell office:value-type="float" office:value="154224">
            <text:p>154224</text:p>
          </table:table-cell>
          <table:table-cell office:value-type="percentage" office:value="0.0933">
            <text:p>9.33%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4857">
            <text:p>14857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4899">
            <text:p>14899</text:p>
          </table:table-cell>
          <table:table-cell office:value-type="float" office:value="154224">
            <text:p>154224</text:p>
          </table:table-cell>
          <table:table-cell office:value-type="percentage" office:value="0.0966">
            <text:p>9.66%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4714">
            <text:p>14714</text:p>
          </table:table-cell>
          <table:table-cell office:value-type="float" office:value="154224">
            <text:p>154224</text:p>
          </table:table-cell>
          <table:table-cell office:value-type="percentage" office:value="0.0954">
            <text:p>9.54%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4336">
            <text:p>14336</text:p>
          </table:table-cell>
          <table:table-cell office:value-type="float" office:value="154224">
            <text:p>154224</text:p>
          </table:table-cell>
          <table:table-cell office:value-type="percentage" office:value="0.0929">
            <text:p>9.29%</text:p>
          </table:table-cell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d" table:style-name="ta1" table:print="false">
        <table:table-column table:style-name="co1" table:number-columns-repeated="3" table:default-cell-style-name="Default"/>
        <table:table-column table:style-name="co1" table:default-cell-style-name="ce70"/>
        <table:table-row table:style-name="ro1">
          <table:table-cell table:number-columns-repeated="2"/>
          <table:table-cell table:style-name="ce29" office:value-type="string">
            <text:p>Average: </text:p>
          </table:table-cell>
          <table:table-cell table:formula="of:=AVERAGE([.D2:.D380])" office:value-type="percentage" office:value="0.0041868073878628">
            <text:p>0.42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88">
            <text:p>4188</text:p>
          </table:table-cell>
          <table:table-cell office:value-type="float" office:value="154224">
            <text:p>154224</text:p>
          </table:table-cell>
          <table:table-cell office:value-type="percentage" office:value="0.0271">
            <text:p>2.71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31">
            <text:p>931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64">
            <text:p>964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7">
            <text:p>147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71">
            <text:p>1871</text:p>
          </table:table-cell>
          <table:table-cell office:value-type="float" office:value="154224">
            <text:p>154224</text:p>
          </table:table-cell>
          <table:table-cell office:value-type="percentage" office:value="0.0121">
            <text:p>1.21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46">
            <text:p>946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1">
            <text:p>521</text:p>
          </table:table-cell>
          <table:table-cell office:value-type="float" office:value="154224">
            <text:p>154224</text:p>
          </table:table-cell>
          <table:table-cell office:value-type="percentage" office:value="0.0033">
            <text:p>0.33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47">
            <text:p>3047</text:p>
          </table:table-cell>
          <table:table-cell office:value-type="float" office:value="154224">
            <text:p>154224</text:p>
          </table:table-cell>
          <table:table-cell office:value-type="percentage" office:value="0.0197">
            <text:p>1.97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2">
            <text:p>1552</text:p>
          </table:table-cell>
          <table:table-cell office:value-type="float" office:value="154224">
            <text:p>154224</text:p>
          </table:table-cell>
          <table:table-cell office:value-type="percentage" office:value="0.01">
            <text:p>1.00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9">
            <text:p>789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71">
            <text:p>2971</text:p>
          </table:table-cell>
          <table:table-cell office:value-type="float" office:value="154224">
            <text:p>154224</text:p>
          </table:table-cell>
          <table:table-cell office:value-type="percentage" office:value="0.0192">
            <text:p>1.92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64">
            <text:p>1564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7">
            <text:p>267</text:p>
          </table:table-cell>
          <table:table-cell office:value-type="float" office:value="154224">
            <text:p>154224</text:p>
          </table:table-cell>
          <table:table-cell office:value-type="percentage" office:value="0.0017">
            <text:p>0.17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33">
            <text:p>3233</text:p>
          </table:table-cell>
          <table:table-cell office:value-type="float" office:value="154224">
            <text:p>154224</text:p>
          </table:table-cell>
          <table:table-cell office:value-type="percentage" office:value="0.0209">
            <text:p>2.09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52">
            <text:p>1852</text:p>
          </table:table-cell>
          <table:table-cell office:value-type="float" office:value="154224">
            <text:p>154224</text:p>
          </table:table-cell>
          <table:table-cell office:value-type="percentage" office:value="0.012">
            <text:p>1.20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58">
            <text:p>1158</text:p>
          </table:table-cell>
          <table:table-cell office:value-type="float" office:value="154224">
            <text:p>154224</text:p>
          </table:table-cell>
          <table:table-cell office:value-type="percentage" office:value="0.0075">
            <text:p>0.75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98">
            <text:p>1298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14">
            <text:p>614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62">
            <text:p>1262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99">
            <text:p>1599</text:p>
          </table:table-cell>
          <table:table-cell office:value-type="float" office:value="154224">
            <text:p>154224</text:p>
          </table:table-cell>
          <table:table-cell office:value-type="percentage" office:value="0.0103">
            <text:p>1.03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30">
            <text:p>1130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4">
            <text:p>554</text:p>
          </table:table-cell>
          <table:table-cell office:value-type="float" office:value="154224">
            <text:p>154224</text:p>
          </table:table-cell>
          <table:table-cell office:value-type="percentage" office:value="0.0035">
            <text:p>0.35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04">
            <text:p>2504</text:p>
          </table:table-cell>
          <table:table-cell office:value-type="float" office:value="154224">
            <text:p>154224</text:p>
          </table:table-cell>
          <table:table-cell office:value-type="percentage" office:value="0.0162">
            <text:p>1.62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18">
            <text:p>1518</text:p>
          </table:table-cell>
          <table:table-cell office:value-type="float" office:value="154224">
            <text:p>154224</text:p>
          </table:table-cell>
          <table:table-cell office:value-type="percentage" office:value="0.0098">
            <text:p>0.98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48">
            <text:p>2748</text:p>
          </table:table-cell>
          <table:table-cell office:value-type="float" office:value="154224">
            <text:p>154224</text:p>
          </table:table-cell>
          <table:table-cell office:value-type="percentage" office:value="0.0178">
            <text:p>1.78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50">
            <text:p>1750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43">
            <text:p>1143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62">
            <text:p>1962</text:p>
          </table:table-cell>
          <table:table-cell office:value-type="float" office:value="154224">
            <text:p>154224</text:p>
          </table:table-cell>
          <table:table-cell office:value-type="percentage" office:value="0.0127">
            <text:p>1.27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71">
            <text:p>1871</text:p>
          </table:table-cell>
          <table:table-cell office:value-type="float" office:value="154224">
            <text:p>154224</text:p>
          </table:table-cell>
          <table:table-cell office:value-type="percentage" office:value="0.0121">
            <text:p>1.21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64">
            <text:p>1064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6">
            <text:p>206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95">
            <text:p>795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30">
            <text:p>930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9">
            <text:p>149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0">
            <text:p>160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45">
            <text:p>545</text:p>
          </table:table-cell>
          <table:table-cell office:value-type="float" office:value="154224">
            <text:p>154224</text:p>
          </table:table-cell>
          <table:table-cell office:value-type="percentage" office:value="0.0035">
            <text:p>0.35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23">
            <text:p>623</text:p>
          </table:table-cell>
          <table:table-cell office:value-type="float" office:value="154224">
            <text:p>154224</text:p>
          </table:table-cell>
          <table:table-cell office:value-type="percentage" office:value="0.004">
            <text:p>0.40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21">
            <text:p>221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77">
            <text:p>777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5">
            <text:p>185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61">
            <text:p>961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43">
            <text:p>743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1">
            <text:p>751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94">
            <text:p>294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75">
            <text:p>77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85">
            <text:p>78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98">
            <text:p>698</text:p>
          </table:table-cell>
          <table:table-cell office:value-type="float" office:value="154224">
            <text:p>154224</text:p>
          </table:table-cell>
          <table:table-cell office:value-type="percentage" office:value="0.0045">
            <text:p>0.45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86">
            <text:p>386</text:p>
          </table:table-cell>
          <table:table-cell office:value-type="float" office:value="154224">
            <text:p>154224</text:p>
          </table:table-cell>
          <table:table-cell office:value-type="percentage" office:value="0.0025">
            <text:p>0.25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85">
            <text:p>985</text:p>
          </table:table-cell>
          <table:table-cell office:value-type="float" office:value="154224">
            <text:p>154224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81">
            <text:p>481</text:p>
          </table:table-cell>
          <table:table-cell office:value-type="float" office:value="154224">
            <text:p>154224</text:p>
          </table:table-cell>
          <table:table-cell office:value-type="percentage" office:value="0.0031">
            <text:p>0.31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94">
            <text:p>294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70">
            <text:p>870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40">
            <text:p>840</text:p>
          </table:table-cell>
          <table:table-cell office:value-type="float" office:value="154224">
            <text:p>154224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09">
            <text:p>809</text:p>
          </table:table-cell>
          <table:table-cell office:value-type="float" office:value="154224">
            <text:p>154224</text:p>
          </table:table-cell>
          <table:table-cell office:value-type="percentage" office:value="0.0052">
            <text:p>0.52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324">
            <text:p>1324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65">
            <text:p>965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32">
            <text:p>1132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99">
            <text:p>799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6">
            <text:p>376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54224">
            <text:p>154224</text:p>
          </table:table-cell>
          <table:table-cell office:value-type="percentage" office:value="0.0006">
            <text:p>0.06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55">
            <text:p>2055</text:p>
          </table:table-cell>
          <table:table-cell office:value-type="float" office:value="154224">
            <text:p>154224</text:p>
          </table:table-cell>
          <table:table-cell office:value-type="percentage" office:value="0.0133">
            <text:p>1.33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244">
            <text:p>2244</text:p>
          </table:table-cell>
          <table:table-cell office:value-type="float" office:value="154224">
            <text:p>154224</text:p>
          </table:table-cell>
          <table:table-cell office:value-type="percentage" office:value="0.0145">
            <text:p>1.45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2">
            <text:p>492</text:p>
          </table:table-cell>
          <table:table-cell office:value-type="float" office:value="154224">
            <text:p>154224</text:p>
          </table:table-cell>
          <table:table-cell office:value-type="percentage" office:value="0.0031">
            <text:p>0.31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4">
            <text:p>404</text:p>
          </table:table-cell>
          <table:table-cell office:value-type="float" office:value="154224">
            <text:p>154224</text:p>
          </table:table-cell>
          <table:table-cell office:value-type="percentage" office:value="0.0026">
            <text:p>0.26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61">
            <text:p>261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81">
            <text:p>2281</text:p>
          </table:table-cell>
          <table:table-cell office:value-type="float" office:value="154224">
            <text:p>154224</text:p>
          </table:table-cell>
          <table:table-cell office:value-type="percentage" office:value="0.0147">
            <text:p>1.47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2">
            <text:p>232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32">
            <text:p>632</text:p>
          </table:table-cell>
          <table:table-cell office:value-type="float" office:value="154224">
            <text:p>154224</text:p>
          </table:table-cell>
          <table:table-cell office:value-type="percentage" office:value="0.004">
            <text:p>0.40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19">
            <text:p>1419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47">
            <text:p>447</text:p>
          </table:table-cell>
          <table:table-cell office:value-type="float" office:value="154224">
            <text:p>154224</text:p>
          </table:table-cell>
          <table:table-cell office:value-type="percentage" office:value="0.0028">
            <text:p>0.28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54">
            <text:p>75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07">
            <text:p>607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30">
            <text:p>330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32">
            <text:p>932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64">
            <text:p>964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43">
            <text:p>2443</text:p>
          </table:table-cell>
          <table:table-cell office:value-type="float" office:value="154224">
            <text:p>154224</text:p>
          </table:table-cell>
          <table:table-cell office:value-type="percentage" office:value="0.0158">
            <text:p>1.58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55">
            <text:p>1255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86">
            <text:p>1086</text:p>
          </table:table-cell>
          <table:table-cell office:value-type="float" office:value="154224">
            <text:p>154224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14">
            <text:p>214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4">
            <text:p>234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30">
            <text:p>23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62">
            <text:p>362</text:p>
          </table:table-cell>
          <table:table-cell office:value-type="float" office:value="154224">
            <text:p>154224</text:p>
          </table:table-cell>
          <table:table-cell office:value-type="percentage" office:value="0.0023">
            <text:p>0.23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60">
            <text:p>260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52">
            <text:p>752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606">
            <text:p>606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94">
            <text:p>994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75">
            <text:p>77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13">
            <text:p>1513</text:p>
          </table:table-cell>
          <table:table-cell office:value-type="float" office:value="154224">
            <text:p>154224</text:p>
          </table:table-cell>
          <table:table-cell office:value-type="percentage" office:value="0.0098">
            <text:p>0.98%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253">
            <text:p>1253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253">
            <text:p>1253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97">
            <text:p>1097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78">
            <text:p>378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925">
            <text:p>925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96">
            <text:p>296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6">
            <text:p>196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2">
            <text:p>162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8">
            <text:p>248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38">
            <text:p>338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44">
            <text:p>74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96">
            <text:p>996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04">
            <text:p>1004</text:p>
          </table:table-cell>
          <table:table-cell office:value-type="float" office:value="154224">
            <text:p>154224</text:p>
          </table:table-cell>
          <table:table-cell office:value-type="percentage" office:value="0.0065">
            <text:p>0.65%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083">
            <text:p>1083</text:p>
          </table:table-cell>
          <table:table-cell office:value-type="float" office:value="154224">
            <text:p>154224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994">
            <text:p>994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85">
            <text:p>1585</text:p>
          </table:table-cell>
          <table:table-cell office:value-type="float" office:value="154224">
            <text:p>154224</text:p>
          </table:table-cell>
          <table:table-cell office:value-type="percentage" office:value="0.0102">
            <text:p>1.02%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323">
            <text:p>1323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387">
            <text:p>1387</text:p>
          </table:table-cell>
          <table:table-cell office:value-type="float" office:value="154224">
            <text:p>154224</text:p>
          </table:table-cell>
          <table:table-cell office:value-type="percentage" office:value="0.0089">
            <text:p>0.89%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323">
            <text:p>1323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78">
            <text:p>378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96">
            <text:p>996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8">
            <text:p>168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0">
            <text:p>190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">
            <text:p>198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14">
            <text:p>914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962">
            <text:p>962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66">
            <text:p>966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13">
            <text:p>913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896">
            <text:p>896</text:p>
          </table:table-cell>
          <table:table-cell office:value-type="float" office:value="154224">
            <text:p>154224</text:p>
          </table:table-cell>
          <table:table-cell office:value-type="percentage" office:value="0.0058">
            <text:p>0.58%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542">
            <text:p>2542</text:p>
          </table:table-cell>
          <table:table-cell office:value-type="float" office:value="154224">
            <text:p>154224</text:p>
          </table:table-cell>
          <table:table-cell office:value-type="percentage" office:value="0.0164">
            <text:p>1.64%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120">
            <text:p>1120</text:p>
          </table:table-cell>
          <table:table-cell office:value-type="float" office:value="154224">
            <text:p>154224</text:p>
          </table:table-cell>
          <table:table-cell office:value-type="percentage" office:value="0.0072">
            <text:p>0.72%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900">
            <text:p>900</text:p>
          </table:table-cell>
          <table:table-cell office:value-type="float" office:value="154224">
            <text:p>154224</text:p>
          </table:table-cell>
          <table:table-cell office:value-type="percentage" office:value="0.0058">
            <text:p>0.58%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042">
            <text:p>1042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10">
            <text:p>210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86">
            <text:p>86</text:p>
          </table:table-cell>
          <table:table-cell office:value-type="float" office:value="154224">
            <text:p>154224</text:p>
          </table:table-cell>
          <table:table-cell office:value-type="percentage" office:value="0.0005">
            <text:p>0.05%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6">
            <text:p>206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40">
            <text:p>740</text:p>
          </table:table-cell>
          <table:table-cell office:value-type="float" office:value="154224">
            <text:p>154224</text:p>
          </table:table-cell>
          <table:table-cell office:value-type="percentage" office:value="0.0047">
            <text:p>0.47%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672">
            <text:p>672</text:p>
          </table:table-cell>
          <table:table-cell office:value-type="float" office:value="154224">
            <text:p>154224</text:p>
          </table:table-cell>
          <table:table-cell office:value-type="percentage" office:value="0.0043">
            <text:p>0.43%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822">
            <text:p>822</text:p>
          </table:table-cell>
          <table:table-cell office:value-type="float" office:value="154224">
            <text:p>154224</text:p>
          </table:table-cell>
          <table:table-cell office:value-type="percentage" office:value="0.0053">
            <text:p>0.53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23">
            <text:p>823</text:p>
          </table:table-cell>
          <table:table-cell office:value-type="float" office:value="154224">
            <text:p>154224</text:p>
          </table:table-cell>
          <table:table-cell office:value-type="percentage" office:value="0.0053">
            <text:p>0.53%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74">
            <text:p>1274</text:p>
          </table:table-cell>
          <table:table-cell office:value-type="float" office:value="154224">
            <text:p>154224</text:p>
          </table:table-cell>
          <table:table-cell office:value-type="percentage" office:value="0.0082">
            <text:p>0.82%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831">
            <text:p>1831</text:p>
          </table:table-cell>
          <table:table-cell office:value-type="float" office:value="154224">
            <text:p>154224</text:p>
          </table:table-cell>
          <table:table-cell office:value-type="percentage" office:value="0.0118">
            <text:p>1.18%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96">
            <text:p>1096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76">
            <text:p>876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19">
            <text:p>1019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154224">
            <text:p>154224</text:p>
          </table:table-cell>
          <table:table-cell office:value-type="percentage" office:value="0.0018">
            <text:p>0.18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38">
            <text:p>338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14">
            <text:p>614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866">
            <text:p>866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870">
            <text:p>870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877">
            <text:p>877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868">
            <text:p>868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17">
            <text:p>717</text:p>
          </table:table-cell>
          <table:table-cell office:value-type="float" office:value="154224">
            <text:p>154224</text:p>
          </table:table-cell>
          <table:table-cell office:value-type="percentage" office:value="0.0046">
            <text:p>0.46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042">
            <text:p>2042</text:p>
          </table:table-cell>
          <table:table-cell office:value-type="float" office:value="154224">
            <text:p>154224</text:p>
          </table:table-cell>
          <table:table-cell office:value-type="percentage" office:value="0.0132">
            <text:p>1.32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949">
            <text:p>949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71">
            <text:p>17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121">
            <text:p>1121</text:p>
          </table:table-cell>
          <table:table-cell office:value-type="float" office:value="154224">
            <text:p>154224</text:p>
          </table:table-cell>
          <table:table-cell office:value-type="percentage" office:value="0.0072">
            <text:p>0.72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36">
            <text:p>936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71">
            <text:p>17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30">
            <text:p>23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950">
            <text:p>950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66">
            <text:p>1566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248">
            <text:p>1248</text:p>
          </table:table-cell>
          <table:table-cell office:value-type="float" office:value="154224">
            <text:p>154224</text:p>
          </table:table-cell>
          <table:table-cell office:value-type="percentage" office:value="0.008">
            <text:p>0.80%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50">
            <text:p>750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10">
            <text:p>210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36">
            <text:p>236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755">
            <text:p>1755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041">
            <text:p>1041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628">
            <text:p>1628</text:p>
          </table:table-cell>
          <table:table-cell office:value-type="float" office:value="154224">
            <text:p>154224</text:p>
          </table:table-cell>
          <table:table-cell office:value-type="percentage" office:value="0.0105">
            <text:p>1.05%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300">
            <text:p>1300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883">
            <text:p>1883</text:p>
          </table:table-cell>
          <table:table-cell office:value-type="float" office:value="154224">
            <text:p>154224</text:p>
          </table:table-cell>
          <table:table-cell office:value-type="percentage" office:value="0.0122">
            <text:p>1.22%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187">
            <text:p>2187</text:p>
          </table:table-cell>
          <table:table-cell office:value-type="float" office:value="154224">
            <text:p>154224</text:p>
          </table:table-cell>
          <table:table-cell office:value-type="percentage" office:value="0.0141">
            <text:p>1.41%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145">
            <text:p>1145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060">
            <text:p>1060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60">
            <text:p>1060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211">
            <text:p>1211</text:p>
          </table:table-cell>
          <table:table-cell office:value-type="float" office:value="154224">
            <text:p>154224</text:p>
          </table:table-cell>
          <table:table-cell office:value-type="percentage" office:value="0.0078">
            <text:p>0.78%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631">
            <text:p>1631</text:p>
          </table:table-cell>
          <table:table-cell office:value-type="float" office:value="154224">
            <text:p>154224</text:p>
          </table:table-cell>
          <table:table-cell office:value-type="percentage" office:value="0.0105">
            <text:p>1.05%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087">
            <text:p>2087</text:p>
          </table:table-cell>
          <table:table-cell office:value-type="float" office:value="154224">
            <text:p>154224</text:p>
          </table:table-cell>
          <table:table-cell office:value-type="percentage" office:value="0.0135">
            <text:p>1.35%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981">
            <text:p>981</text:p>
          </table:table-cell>
          <table:table-cell office:value-type="float" office:value="154224">
            <text:p>154224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127">
            <text:p>1127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196">
            <text:p>1196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618">
            <text:p>1618</text:p>
          </table:table-cell>
          <table:table-cell office:value-type="float" office:value="154224">
            <text:p>154224</text:p>
          </table:table-cell>
          <table:table-cell office:value-type="percentage" office:value="0.0104">
            <text:p>1.04%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113">
            <text:p>4113</text:p>
          </table:table-cell>
          <table:table-cell office:value-type="float" office:value="154224">
            <text:p>154224</text:p>
          </table:table-cell>
          <table:table-cell office:value-type="percentage" office:value="0.0266">
            <text:p>2.66%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249">
            <text:p>2249</text:p>
          </table:table-cell>
          <table:table-cell office:value-type="float" office:value="154224">
            <text:p>154224</text:p>
          </table:table-cell>
          <table:table-cell office:value-type="percentage" office:value="0.0145">
            <text:p>1.45%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00">
            <text:p>1300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539">
            <text:p>2539</text:p>
          </table:table-cell>
          <table:table-cell office:value-type="float" office:value="154224">
            <text:p>154224</text:p>
          </table:table-cell>
          <table:table-cell office:value-type="percentage" office:value="0.0164">
            <text:p>1.64%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973">
            <text:p>1973</text:p>
          </table:table-cell>
          <table:table-cell office:value-type="float" office:value="154224">
            <text:p>154224</text:p>
          </table:table-cell>
          <table:table-cell office:value-type="percentage" office:value="0.0127">
            <text:p>1.27%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26">
            <text:p>726</text:p>
          </table:table-cell>
          <table:table-cell office:value-type="float" office:value="154224">
            <text:p>154224</text:p>
          </table:table-cell>
          <table:table-cell office:value-type="percentage" office:value="0.0047">
            <text:p>0.47%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833">
            <text:p>833</text:p>
          </table:table-cell>
          <table:table-cell office:value-type="float" office:value="154224">
            <text:p>154224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201">
            <text:p>1201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665">
            <text:p>1665</text:p>
          </table:table-cell>
          <table:table-cell office:value-type="float" office:value="154224">
            <text:p>154224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748">
            <text:p>1748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15">
            <text:p>1415</text:p>
          </table:table-cell>
          <table:table-cell office:value-type="float" office:value="154224">
            <text:p>154224</text:p>
          </table:table-cell>
          <table:table-cell office:value-type="percentage" office:value="0.0091">
            <text:p>0.91%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032">
            <text:p>1032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52">
            <text:p>852</text:p>
          </table:table-cell>
          <table:table-cell office:value-type="float" office:value="154224">
            <text:p>154224</text:p>
          </table:table-cell>
          <table:table-cell office:value-type="percentage" office:value="0.0055">
            <text:p>0.55%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020">
            <text:p>1020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120">
            <text:p>2120</text:p>
          </table:table-cell>
          <table:table-cell office:value-type="float" office:value="154224">
            <text:p>154224</text:p>
          </table:table-cell>
          <table:table-cell office:value-type="percentage" office:value="0.0137">
            <text:p>1.37%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87">
            <text:p>787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101">
            <text:p>1101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166">
            <text:p>2166</text:p>
          </table:table-cell>
          <table:table-cell office:value-type="float" office:value="154224">
            <text:p>154224</text:p>
          </table:table-cell>
          <table:table-cell office:value-type="percentage" office:value="0.014">
            <text:p>1.40%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431">
            <text:p>1431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187">
            <text:p>1187</text:p>
          </table:table-cell>
          <table:table-cell office:value-type="float" office:value="154224">
            <text:p>154224</text:p>
          </table:table-cell>
          <table:table-cell office:value-type="percentage" office:value="0.0076">
            <text:p>0.76%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588">
            <text:p>2588</text:p>
          </table:table-cell>
          <table:table-cell office:value-type="float" office:value="154224">
            <text:p>154224</text:p>
          </table:table-cell>
          <table:table-cell office:value-type="percentage" office:value="0.0167">
            <text:p>1.67%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54">
            <text:p>1654</text:p>
          </table:table-cell>
          <table:table-cell office:value-type="float" office:value="154224">
            <text:p>154224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25">
            <text:p>1425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091">
            <text:p>2091</text:p>
          </table:table-cell>
          <table:table-cell office:value-type="float" office:value="154224">
            <text:p>154224</text:p>
          </table:table-cell>
          <table:table-cell office:value-type="percentage" office:value="0.0135">
            <text:p>1.35%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563">
            <text:p>1563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404">
            <text:p>2404</text:p>
          </table:table-cell>
          <table:table-cell office:value-type="float" office:value="154224">
            <text:p>154224</text:p>
          </table:table-cell>
          <table:table-cell office:value-type="percentage" office:value="0.0155">
            <text:p>1.55%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454">
            <text:p>1454</text:p>
          </table:table-cell>
          <table:table-cell office:value-type="float" office:value="154224">
            <text:p>154224</text:p>
          </table:table-cell>
          <table:table-cell office:value-type="percentage" office:value="0.0094">
            <text:p>0.94%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41">
            <text:p>941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129">
            <text:p>1129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62">
            <text:p>762</text:p>
          </table:table-cell>
          <table:table-cell office:value-type="float" office:value="154224">
            <text:p>154224</text:p>
          </table:table-cell>
          <table:table-cell office:value-type="percentage" office:value="0.0049">
            <text:p>0.49%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958">
            <text:p>958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935">
            <text:p>1935</text:p>
          </table:table-cell>
          <table:table-cell office:value-type="float" office:value="154224">
            <text:p>154224</text:p>
          </table:table-cell>
          <table:table-cell office:value-type="percentage" office:value="0.0125">
            <text:p>1.25%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99">
            <text:p>199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957">
            <text:p>957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54">
            <text:p>75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147">
            <text:p>1147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356">
            <text:p>1356</text:p>
          </table:table-cell>
          <table:table-cell office:value-type="float" office:value="154224">
            <text:p>154224</text:p>
          </table:table-cell>
          <table:table-cell office:value-type="percentage" office:value="0.0087">
            <text:p>0.87%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190">
            <text:p>1190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377">
            <text:p>2377</text:p>
          </table:table-cell>
          <table:table-cell office:value-type="float" office:value="154224">
            <text:p>154224</text:p>
          </table:table-cell>
          <table:table-cell office:value-type="percentage" office:value="0.0154">
            <text:p>1.54%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043">
            <text:p>1043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48">
            <text:p>248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 table:number-rows-repeated="6">
          <table:table-cell table:number-columns-repeated="3"/>
          <table:table-cell table:style-name="Default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O Sizes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3"/>
        <table:table-row table:style-name="ro1">
          <table:table-cell office:value-type="string" table:number-columns-spanned="2" table:number-rows-spanned="1">
            <text:p>A Series Formats</text:p>
          </table:table-cell>
          <table:covered-table-cell/>
          <table:table-cell/>
          <table:table-cell table:style-name="Default" table:number-columns-repeated="2"/>
        </table:table-row>
        <table:table-row table:style-name="ro1">
          <table:table-cell office:value-type="string">
            <text:p>4A0</text:p>
          </table:table-cell>
          <table:table-cell office:value-type="float" office:value="1682">
            <text:p>1682</text:p>
          </table:table-cell>
          <table:table-cell office:value-type="float" office:value="2378">
            <text:p>2378</text:p>
          </table:table-cell>
          <table:table-cell table:formula="of:=[.B2]/25.4" office:value-type="float" office:value="66.2204724409449">
            <text:p>66</text:p>
          </table:table-cell>
          <table:table-cell table:formula="of:=[.C2]/25.4" office:value-type="float" office:value="93.6220472440945">
            <text:p>94</text:p>
          </table:table-cell>
        </table:table-row>
        <table:table-row table:style-name="ro1">
          <table:table-cell office:value-type="string">
            <text:p>2A0</text:p>
          </table:table-cell>
          <table:table-cell office:value-type="float" office:value="1189">
            <text:p>1189</text:p>
          </table:table-cell>
          <table:table-cell office:value-type="float" office:value="1682">
            <text:p>1682</text:p>
          </table:table-cell>
          <table:table-cell table:formula="of:=[.B3]/25.4" office:value-type="float" office:value="46.8110236220472">
            <text:p>47</text:p>
          </table:table-cell>
          <table:table-cell table:formula="of:=[.C3]/25.4" office:value-type="float" office:value="66.2204724409449">
            <text:p>66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841">
            <text:p>841</text:p>
          </table:table-cell>
          <table:table-cell office:value-type="float" office:value="1189">
            <text:p>1189</text:p>
          </table:table-cell>
          <table:table-cell table:formula="of:=[.B4]/25.4" office:value-type="float" office:value="33.1102362204724">
            <text:p>33</text:p>
          </table:table-cell>
          <table:table-cell table:formula="of:=[.C4]/25.4" office:value-type="float" office:value="46.8110236220472">
            <text:p>47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94">
            <text:p>594</text:p>
          </table:table-cell>
          <table:table-cell office:value-type="float" office:value="841">
            <text:p>841</text:p>
          </table:table-cell>
          <table:table-cell table:formula="of:=[.B5]/25.4" office:value-type="float" office:value="23.3858267716535">
            <text:p>23</text:p>
          </table:table-cell>
          <table:table-cell table:formula="of:=[.C5]/25.4" office:value-type="float" office:value="33.1102362204724">
            <text:p>3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420">
            <text:p>420</text:p>
          </table:table-cell>
          <table:table-cell office:value-type="float" office:value="594">
            <text:p>594</text:p>
          </table:table-cell>
          <table:table-cell table:formula="of:=[.B6]/25.4" office:value-type="float" office:value="16.5354330708661">
            <text:p>17</text:p>
          </table:table-cell>
          <table:table-cell table:formula="of:=[.C6]/25.4" office:value-type="float" office:value="23.3858267716535">
            <text:p>23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97">
            <text:p>297</text:p>
          </table:table-cell>
          <table:table-cell office:value-type="float" office:value="420">
            <text:p>420</text:p>
          </table:table-cell>
          <table:table-cell table:formula="of:=[.B7]/25.4" office:value-type="float" office:value="11.6929133858268">
            <text:p>12</text:p>
          </table:table-cell>
          <table:table-cell table:formula="of:=[.C7]/25.4" office:value-type="float" office:value="16.5354330708661">
            <text:p>1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table:formula="of:=[.B8]/25.4" office:value-type="float" office:value="8.26771653543307">
            <text:p>8</text:p>
          </table:table-cell>
          <table:table-cell table:formula="of:=[.C8]/25.4" office:value-type="float" office:value="11.6929133858268">
            <text:p>12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148">
            <text:p>148</text:p>
          </table:table-cell>
          <table:table-cell office:value-type="float" office:value="210">
            <text:p>210</text:p>
          </table:table-cell>
          <table:table-cell table:formula="of:=[.B9]/25.4" office:value-type="float" office:value="5.82677165354331">
            <text:p>6</text:p>
          </table:table-cell>
          <table:table-cell table:formula="of:=[.C9]/25.4" office:value-type="float" office:value="8.26771653543307">
            <text:p>8</text:p>
          </table:table-cell>
        </table:table-row>
        <table:table-row table:style-name="ro1">
          <table:table-cell office:value-type="string">
            <text:p>A6</text:p>
          </table:table-cell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table:formula="of:=[.B10]/25.4" office:value-type="float" office:value="4.13385826771654">
            <text:p>4</text:p>
          </table:table-cell>
          <table:table-cell table:formula="of:=[.C10]/25.4" office:value-type="float" office:value="5.82677165354331">
            <text:p>6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table:formula="of:=[.B11]/25.4" office:value-type="float" office:value="2.91338582677165">
            <text:p>3</text:p>
          </table:table-cell>
          <table:table-cell table:formula="of:=[.C11]/25.4" office:value-type="float" office:value="4.13385826771654">
            <text:p>4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table:formula="of:=[.B12]/25.4" office:value-type="float" office:value="2.04724409448819">
            <text:p>2</text:p>
          </table:table-cell>
          <table:table-cell table:formula="of:=[.C12]/25.4" office:value-type="float" office:value="2.91338582677165">
            <text:p>3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formula="of:=[.B13]/25.4" office:value-type="float" office:value="1.45669291338583">
            <text:p>1</text:p>
          </table:table-cell>
          <table:table-cell table:formula="of:=[.C13]/25.4" office:value-type="float" office:value="2.04724409448819">
            <text:p>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formula="of:=[.B14]/25.4" office:value-type="float" office:value="1.02362204724409">
            <text:p>1</text:p>
          </table:table-cell>
          <table:table-cell table:formula="of:=[.C14]/25.4" office:value-type="float" office:value="1.45669291338583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B Series Formats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B0</text:p>
          </table:table-cell>
          <table:table-cell office:value-type="float" office:value="1000">
            <text:p>1000</text:p>
          </table:table-cell>
          <table:table-cell office:value-type="float" office:value="1414">
            <text:p>1414</text:p>
          </table:table-cell>
          <table:table-cell table:formula="of:=[.B17]/25.4" office:value-type="float" office:value="39.3700787401575">
            <text:p>39</text:p>
          </table:table-cell>
          <table:table-cell table:formula="of:=[.C17]/25.4" office:value-type="float" office:value="55.6692913385827">
            <text:p>56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float" office:value="707">
            <text:p>707</text:p>
          </table:table-cell>
          <table:table-cell office:value-type="float" office:value="1000">
            <text:p>1000</text:p>
          </table:table-cell>
          <table:table-cell table:formula="of:=[.B18]/25.4" office:value-type="float" office:value="27.8346456692913">
            <text:p>28</text:p>
          </table:table-cell>
          <table:table-cell table:formula="of:=[.C18]/25.4" office:value-type="float" office:value="39.3700787401575">
            <text:p>39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float" office:value="500">
            <text:p>500</text:p>
          </table:table-cell>
          <table:table-cell office:value-type="float" office:value="707">
            <text:p>707</text:p>
          </table:table-cell>
          <table:table-cell table:formula="of:=[.B19]/25.4" office:value-type="float" office:value="19.6850393700787">
            <text:p>20</text:p>
          </table:table-cell>
          <table:table-cell table:formula="of:=[.C19]/25.4" office:value-type="float" office:value="27.8346456692913">
            <text:p>28</text:p>
          </table:table-cell>
        </table:table-row>
        <table:table-row table:style-name="ro1">
          <table:table-cell office:value-type="string">
            <text:p>B3</text:p>
          </table:table-cell>
          <table:table-cell office:value-type="float" office:value="353">
            <text:p>353</text:p>
          </table:table-cell>
          <table:table-cell office:value-type="float" office:value="500">
            <text:p>500</text:p>
          </table:table-cell>
          <table:table-cell table:formula="of:=[.B20]/25.4" office:value-type="float" office:value="13.8976377952756">
            <text:p>14</text:p>
          </table:table-cell>
          <table:table-cell table:formula="of:=[.C20]/25.4" office:value-type="float" office:value="19.6850393700787">
            <text:p>20</text:p>
          </table:table-cell>
        </table:table-row>
        <table:table-row table:style-name="ro1">
          <table:table-cell office:value-type="string">
            <text:p>B4</text:p>
          </table:table-cell>
          <table:table-cell office:value-type="float" office:value="250">
            <text:p>250</text:p>
          </table:table-cell>
          <table:table-cell office:value-type="float" office:value="353">
            <text:p>353</text:p>
          </table:table-cell>
          <table:table-cell table:formula="of:=[.B21]/25.4" office:value-type="float" office:value="9.84251968503937">
            <text:p>10</text:p>
          </table:table-cell>
          <table:table-cell table:formula="of:=[.C21]/25.4" office:value-type="float" office:value="13.8976377952756">
            <text:p>14</text:p>
          </table:table-cell>
        </table:table-row>
        <table:table-row table:style-name="ro1">
          <table:table-cell office:value-type="string">
            <text:p>B5</text:p>
          </table:table-cell>
          <table:table-cell office:value-type="float" office:value="176">
            <text:p>176</text:p>
          </table:table-cell>
          <table:table-cell office:value-type="float" office:value="250">
            <text:p>250</text:p>
          </table:table-cell>
          <table:table-cell table:formula="of:=[.B22]/25.4" office:value-type="float" office:value="6.92913385826772">
            <text:p>7</text:p>
          </table:table-cell>
          <table:table-cell table:formula="of:=[.C22]/25.4" office:value-type="float" office:value="9.84251968503937">
            <text:p>10</text:p>
          </table:table-cell>
        </table:table-row>
        <table:table-row table:style-name="ro1">
          <table:table-cell office:value-type="string">
            <text:p>B6</text:p>
          </table:table-cell>
          <table:table-cell office:value-type="float" office:value="125">
            <text:p>125</text:p>
          </table:table-cell>
          <table:table-cell office:value-type="float" office:value="176">
            <text:p>176</text:p>
          </table:table-cell>
          <table:table-cell table:formula="of:=[.B23]/25.4" office:value-type="float" office:value="4.92125984251969">
            <text:p>5</text:p>
          </table:table-cell>
          <table:table-cell table:formula="of:=[.C23]/25.4" office:value-type="float" office:value="6.92913385826772">
            <text:p>7</text:p>
          </table:table-cell>
        </table:table-row>
        <table:table-row table:style-name="ro1">
          <table:table-cell office:value-type="string">
            <text:p>B7</text:p>
          </table:table-cell>
          <table:table-cell office:value-type="float" office:value="88">
            <text:p>88</text:p>
          </table:table-cell>
          <table:table-cell office:value-type="float" office:value="125">
            <text:p>125</text:p>
          </table:table-cell>
          <table:table-cell table:formula="of:=[.B24]/25.4" office:value-type="float" office:value="3.46456692913386">
            <text:p>3</text:p>
          </table:table-cell>
          <table:table-cell table:formula="of:=[.C24]/25.4" office:value-type="float" office:value="4.92125984251969">
            <text:p>5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table:formula="of:=[.B25]/25.4" office:value-type="float" office:value="2.44094488188976">
            <text:p>2</text:p>
          </table:table-cell>
          <table:table-cell table:formula="of:=[.C25]/25.4" office:value-type="float" office:value="3.46456692913386">
            <text:p>3</text:p>
          </table:table-cell>
        </table:table-row>
        <table:table-row table:style-name="ro1">
          <table:table-cell office:value-type="string">
            <text:p>B9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table:formula="of:=[.B26]/25.4" office:value-type="float" office:value="1.73228346456693">
            <text:p>2</text:p>
          </table:table-cell>
          <table:table-cell table:formula="of:=[.C26]/25.4" office:value-type="float" office:value="2.44094488188976">
            <text:p>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formula="of:=[.B27]/25.4" office:value-type="float" office:value="1.22047244094488">
            <text:p>1</text:p>
          </table:table-cell>
          <table:table-cell table:formula="of:=[.C27]/25.4" office:value-type="float" office:value="1.73228346456693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C Series Formats 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C0</text:p>
          </table:table-cell>
          <table:table-cell office:value-type="float" office:value="917">
            <text:p>917</text:p>
          </table:table-cell>
          <table:table-cell office:value-type="float" office:value="1297">
            <text:p>1297</text:p>
          </table:table-cell>
          <table:table-cell table:formula="of:=[.B30]/25.4" office:value-type="float" office:value="36.1023622047244">
            <text:p>36</text:p>
          </table:table-cell>
          <table:table-cell table:formula="of:=[.C30]/25.4" office:value-type="float" office:value="51.0629921259843">
            <text:p>51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float" office:value="648">
            <text:p>648</text:p>
          </table:table-cell>
          <table:table-cell office:value-type="float" office:value="917">
            <text:p>917</text:p>
          </table:table-cell>
          <table:table-cell table:formula="of:=[.B31]/25.4" office:value-type="float" office:value="25.511811023622">
            <text:p>26</text:p>
          </table:table-cell>
          <table:table-cell table:formula="of:=[.C31]/25.4" office:value-type="float" office:value="36.1023622047244">
            <text:p>36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float" office:value="458">
            <text:p>458</text:p>
          </table:table-cell>
          <table:table-cell office:value-type="float" office:value="648">
            <text:p>648</text:p>
          </table:table-cell>
          <table:table-cell table:formula="of:=[.B32]/25.4" office:value-type="float" office:value="18.0314960629921">
            <text:p>18</text:p>
          </table:table-cell>
          <table:table-cell table:formula="of:=[.C32]/25.4" office:value-type="float" office:value="25.511811023622">
            <text:p>26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float" office:value="324">
            <text:p>324</text:p>
          </table:table-cell>
          <table:table-cell office:value-type="float" office:value="458">
            <text:p>458</text:p>
          </table:table-cell>
          <table:table-cell table:formula="of:=[.B33]/25.4" office:value-type="float" office:value="12.755905511811">
            <text:p>13</text:p>
          </table:table-cell>
          <table:table-cell table:formula="of:=[.C33]/25.4" office:value-type="float" office:value="18.0314960629921">
            <text:p>18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float" office:value="229">
            <text:p>229</text:p>
          </table:table-cell>
          <table:table-cell office:value-type="float" office:value="324">
            <text:p>324</text:p>
          </table:table-cell>
          <table:table-cell table:formula="of:=[.B34]/25.4" office:value-type="float" office:value="9.01574803149606">
            <text:p>9</text:p>
          </table:table-cell>
          <table:table-cell table:formula="of:=[.C34]/25.4" office:value-type="float" office:value="12.755905511811">
            <text:p>1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float" office:value="162">
            <text:p>162</text:p>
          </table:table-cell>
          <table:table-cell office:value-type="float" office:value="229">
            <text:p>229</text:p>
          </table:table-cell>
          <table:table-cell table:formula="of:=[.B35]/25.4" office:value-type="float" office:value="6.37795275590551">
            <text:p>6</text:p>
          </table:table-cell>
          <table:table-cell table:formula="of:=[.C35]/25.4" office:value-type="float" office:value="9.01574803149606">
            <text:p>9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table:formula="of:=[.B36]/25.4" office:value-type="float" office:value="4.48818897637795">
            <text:p>4</text:p>
          </table:table-cell>
          <table:table-cell table:formula="of:=[.C36]/25.4" office:value-type="float" office:value="6.37795275590551">
            <text:p>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table:formula="of:=[.B37]/25.4" office:value-type="float" office:value="3.18897637795276">
            <text:p>3</text:p>
          </table:table-cell>
          <table:table-cell table:formula="of:=[.C37]/25.4" office:value-type="float" office:value="4.48818897637795">
            <text:p>4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table:formula="of:=[.B38]/25.4" office:value-type="float" office:value="2.24409448818898">
            <text:p>2</text:p>
          </table:table-cell>
          <table:table-cell table:formula="of:=[.C38]/25.4" office:value-type="float" office:value="3.18897637795276">
            <text:p>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table:formula="of:=[.B39]/25.4" office:value-type="float" office:value="1.5748031496063">
            <text:p>2</text:p>
          </table:table-cell>
          <table:table-cell table:formula="of:=[.C39]/25.4" office:value-type="float" office:value="2.24409448818898">
            <text:p>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[.B40]/25.4" office:value-type="float" office:value="1.10236220472441">
            <text:p>1</text:p>
          </table:table-cell>
          <table:table-cell table:formula="of:=[.C40]/25.4" office:value-type="float" office:value="1.5748031496063">
            <text:p>2</text:p>
          </table:table-cell>
        </table:table-row>
      </table:table>
      <table:database-ranges>
        <table:database-range table:target-range-address="Size.A1:Size.D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PS Sans Condensed" svg:font-family="'UPS Sans Condensed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scientific-number number:decimal-places="2" number:min-integer-digits="1" number:min-exponent-digits="1"/>
      <number:text>3</number:text>
    </number:number-style>
    <number:number-style style:name="N127">
      <number:scientific-number number:decimal-places="2" number:min-integer-digits="1" number:min-exponent-digits="1"/>
    </number:number-style>
    <number:number-style style:name="N128">
      <number:scientific-number number:decimal-places="2" number:min-integer-digits="3" number:min-exponent-digits="1"/>
    </number:number-style>
    <number:number-style style:name="N129">
      <number:scientific-number number:decimal-places="2" number:min-integer-digits="2" number:min-exponent-digits="1"/>
    </number:number-style>
    <number:number-style style:name="N130">
      <number:number number:decimal-places="0" number:min-integer-digits="3" number:grouping="true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">
      <number:number number:decimal-places="0" number:min-integer-digits="1" number:grouping="true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2" number:min-integer-digits="1" number:grouping="true"/>
      <number:text> </number:text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6P0" style:volatile="true">
      <number:text> $ </number:text>
      <number:number number:decimal-places="0" number:min-integer-digits="1" number:grouping="true"/>
      <number:text> </number:text>
    </number:number-style>
    <number:number-style style:name="N156P1" style:volatile="true">
      <number:text> $ (</number:text>
      <number:number number:decimal-places="0" number:min-integer-digits="1" number:grouping="true"/>
      <number:text>)</number:text>
    </number:number-style>
    <number:number-style style:name="N156P2" style:volatile="true">
      <number:text> $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2" number:min-integer-digits="1" number:grouping="true"/>
      <number:text> </number:text>
    </number:number-style>
    <number:number-style style:name="N160P1" style:volatile="true">
      <number:text> $ (</number:text>
      <number:number number:decimal-places="2" number:min-integer-digits="1" number:grouping="true"/>
      <number:text>)</number:text>
    </number:number-style>
    <number:number-style style:name="N160P2" style:volatile="true">
      <number:text> $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$</number:text>
      <number:number number:decimal-places="2" number:min-integer-digits="1" number:grouping="true"/>
    </number:number-style>
    <number:number-style style:name="N162">
      <number:number number:decimal-places="0" number:min-integer-digits="1" number:grouping="true"/>
      <number:text>   </number:text>
    </number:number-style>
    <number:percentage-style style:name="N163">
      <number:number number:decimal-places="1" number:min-integer-digits="1"/>
      <number:text>%</number:text>
    </number:percentage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</number:number-style>
    <number:number-style style:name="N165">
      <style:text-properties fo:color="#ff0000"/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number number:decimal-places="2" number:min-integer-digits="1"/>
      <number:text> </number:text>
    </number:number-style>
    <number:number-style style:name="N167">
      <number:text>(</number:text>
      <number:number number:decimal-places="2" number:min-integer-digits="1"/>
      <number:text>)</number:text>
      <style:map style:condition="value()&gt;=0" style:apply-style-name="N167P0"/>
    </number:number-style>
    <number:number-style style:name="N169P0" style:volatile="true">
      <number:number number:decimal-places="0" number:min-integer-digits="1"/>
      <number:text> </number:text>
    </number:number-style>
    <number:number-style style:name="N169">
      <number:text>(</number:text>
      <number:number number:decimal-places="0" number:min-integer-digits="1"/>
      <number:text>)</number:text>
      <style:map style:condition="value()&gt;=0" style:apply-style-name="N169P0"/>
    </number:number-style>
    <number:number-style style:name="N171P0" style:volatile="true">
      <number:number number:decimal-places="1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">
      <number:text>(</number:text>
      <number:number number:decimal-places="1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$</number:text>
      <number:number number:decimal-places="1" number:min-integer-digits="1" number:grouping="true"/>
      <number:text> </number:text>
    </number:number-style>
    <number:number-style style:name="N174">
      <number:text>($</number:text>
      <number:number number:decimal-places="1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3">
      <number:number number:decimal-places="0" number:min-integer-digits="3"/>
    </number:number-style>
    <number:number-style style:name="N184">
      <number:text>$</number:text>
      <number:number number:decimal-places="3" number:min-integer-digits="1" number:grouping="true"/>
    </number:number-style>
    <number:number-style style:name="N185">
      <number:text>$</number:text>
      <number:number number:decimal-places="4" number:min-integer-digits="1" number:grouping="true"/>
    </number:number-style>
    <number:number-style style:name="N187P0" style:volatile="true">
      <number:text>$</number:text>
      <number:number number:decimal-places="0" number:min-integer-digits="1" number:grouping="true"/>
    </number:number-style>
    <number:number-style style:name="N187">
      <number:text>-$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text>$</number:text>
      <number:number number:decimal-places="0" number:min-integer-digits="1" number:grouping="true"/>
    </number:number-style>
    <number:number-style style:name="N188">
      <style:text-properties fo:color="#ff0000"/>
      <number:text>-$</number:text>
      <number:number number:decimal-places="0" number:min-integer-digits="1" number:grouping="true"/>
      <style:map style:condition="value()&gt;=0" style:apply-style-name="N188P0"/>
    </number:number-style>
    <number:number-style style:name="N189P0" style:volatile="true">
      <number:text>$</number:text>
      <number:number number:decimal-places="2" number:min-integer-digits="1" number:grouping="true"/>
    </number:number-style>
    <number:number-style style:name="N189">
      <number:text>-$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2P0" style:volatile="true">
      <number:text> $</number:text>
      <number:number number:decimal-places="0" number:min-integer-digits="1" number:grouping="true"/>
      <number:text> </number:text>
    </number:number-style>
    <number:number-style style:name="N192P1" style:volatile="true">
      <number:text>-$</number:text>
      <number:number number:decimal-places="0" number:min-integer-digits="1" number:grouping="true"/>
      <number:text> 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number:min-integer-digits="1" number:grouping="true"/>
      <number:text> </number:text>
    </number:number-style>
    <number:number-style style:name="N194P2" style:volatile="true">
      <number:text>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-$</number:text>
      <number:number number:decimal-places="2" number:min-integer-digits="1" number:grouping="true"/>
      <number:text> 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2" number:min-integer-digits="1" number:grouping="true"/>
      <number:text> </number:text>
    </number:number-style>
    <number:number-style style:name="N198P1" style:volatile="true">
      <number:text>-</number:text>
      <number:number number:decimal-places="2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$ </number:text>
      <number:number number:decimal-places="0" number:min-integer-digits="1" number:grouping="true"/>
      <number:text> </number:text>
    </number:number-style>
    <number:number-style style:name="N200">
      <number:text>($ </number:text>
      <number:number number: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 </number:text>
      <number:number number:decimal-places="0" number:min-integer-digits="1" number:grouping="true"/>
      <number:text> </number:text>
    </number:number-style>
    <number:number-style style:name="N20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201P0"/>
    </number:number-style>
    <number:number-style style:name="N203P0" style:volatile="true">
      <number:text>$ </number:text>
      <number:number number:decimal-places="2" number:min-integer-digits="1" number:grouping="true"/>
      <number:text> </number:text>
    </number:number-style>
    <number:number-style style:name="N203">
      <number:text>($ </number:text>
      <number:number number: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 </number:text>
      <number:number number:decimal-places="2" number:min-integer-digits="1" number:grouping="true"/>
      <number:text> </number:text>
    </number:number-style>
    <number:number-style style:name="N204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209P0"/>
    </number:currency-style>
    <number:number-style style:name="N210">
      <number:number number:decimal-places="1" number:min-integer-digits="1" number:grouping="true"/>
    </number:number-style>
    <number:number-style style:name="N211">
      <number:number number:decimal-places="3" number:min-integer-digits="1" number:grouping="true"/>
    </number:number-style>
    <number:number-style style:name="N212">
      <number:number number:decimal-places="4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0"/>
    <draw:marker draw:name="Arrowheads_20_1" draw:display-name="Arrowheads 1" svg:viewBox="0 0 20 30" svg:d="m10 0-10 30h20z"/>
    <draw:marker draw:name="Arrowheads_20_2" draw:display-name="Arrowheads 2" svg:viewBox="0 0 200 200" svg:d="m100 0c0 55-45 100-100 100s-100-45-100-100 45-100 100-100 100 45 100 100z"/>
    <draw:marker draw:name="Arrowheads_20_3" draw:display-name="Arrowheads 3" svg:viewBox="0 0 10 10" svg:d="m0 0h10v10h-10z"/>
    <draw:marker draw:name="Arrowheads_20_4" draw:display-name="Arrowheads 4" svg:viewBox="0 0 200 200" svg:d="m100 0c0 55-45 100-100 100s-100-45-100-100 45-100 100-100 100 45 100 10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6">04/16/2009</text:date>, <text:time>18:5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3-20T16:18:50</meta:creation-date>
    <dc:creator>David Siefker</dc:creator>
    <dc:date>2009-04-16T18:57:50.57</dc:date>
    <meta:editing-cycles>38</meta:editing-cycles>
    <meta:editing-duration>PT31H14M48S</meta:editing-duration>
    <meta:document-statistic meta:table-count="7" meta:cell-count="4286" meta:object-count="0"/>
    <meta:user-defined meta:name="Info 1"/>
    <meta:user-defined meta:name="Info 2"/>
    <meta:user-defined meta:name="Info 3"/>
    <meta:user-defined meta:name="Info 4"/>
  </office:meta>
</office:document-meta>
</file>